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3pt" svg:x="282.53pt" svg:y="313.97pt">
            <loext:p draw:notify-on-update-of-ranges="Sheet1.C38:Sheet1.C4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46pt" svg:height="255.23pt" svg:x="738.34pt" svg:y="117.47pt">
            <loext:p draw:notify-on-update-of-ranges="Sheet1.A15:Sheet1.J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677.45pt" svg:height="454.76pt" svg:x="527.61pt" svg:y="596.32pt">
            <loext:p draw:notify-on-update-of-ranges="Sheet1.B74:Sheet1.B74 Sheet1.B75:Sheet1.B84 Sheet1.C74:Sheet1.C74 Sheet1.C75:Sheet1.C84 Sheet1.D74:Sheet1.D74 Sheet1.D75:Sheet1.D84 Sheet1.E74:Sheet1.E74 Sheet1.E75:Sheet1.E84 Sheet1.F74:Sheet1.F74 Sheet1.F75:Sheet1.F84 Sheet1.G74:Sheet1.G74 Sheet1.G75:Sheet1.G8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578.86pt" svg:y="1782.03pt">
            <loext:p draw:notify-on-update-of-ranges="Sheet1.D140:Sheet1.D140 Sheet1.D141:Sheet1.D160 Sheet1.E140:Sheet1.E140 Sheet1.E141:Sheet1.E160 Sheet1.F140:Sheet1.F140 Sheet1.F141:Sheet1.F160 Sheet1.G140:Sheet1.G140 Sheet1.G141:Sheet1.G160 Sheet1.H140:Sheet1.H140 Sheet1.H141:Sheet1.H160 Sheet1.I140:Sheet1.I140 Sheet1.I141:Sheet1.I16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453.51pt" svg:height="255.09pt" svg:x="578.86pt" svg:y="2089.22pt">
            <loext:p draw:notify-on-update-of-ranges="Sheet1.D164:Sheet1.D164 Sheet1.D165:Sheet1.D184 Sheet1.E164:Sheet1.E164 Sheet1.E165:Sheet1.E184 Sheet1.F164:Sheet1.F164 Sheet1.F165:Sheet1.F184 Sheet1.G164:Sheet1.G164 Sheet1.G165:Sheet1.G184 Sheet1.H164:Sheet1.H164 Sheet1.H165:Sheet1.H184 Sheet1.I164:Sheet1.I164 Sheet1.I165:Sheet1.I18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453.51pt" svg:height="255.09pt" svg:x="748.2pt" svg:y="1081.79pt">
            <loext:p draw:notify-on-update-of-ranges="Sheet1.B89:Sheet1.B89 Sheet1.B90:Sheet1.B99 Sheet1.C89:Sheet1.C89 Sheet1.C90:Sheet1.C99 Sheet1.D89:Sheet1.D89 Sheet1.D90:Sheet1.D9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draw:text-style-name="P1" svg:width="453.46pt" svg:height="255.26pt" svg:x="718.84pt" svg:y="1362.81pt">
            <loext:p draw:notify-on-update-of-ranges="Sheet1.E89:Sheet1.E89 Sheet1.E90:Sheet1.E99 Sheet1.F89:Sheet1.F89 Sheet1.F90:Sheet1.F99 Sheet1.G89:Sheet1.G89 Sheet1.G90:Sheet1.G9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C for gyro.x</text:p>
          </table:table-cell>
          <table:table-cell table:number-columns-repeated="4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float" office:value="0.00177173" calcext:value-type="float">
            <text:p>0.00177173</text:p>
          </table:table-cell>
          <table:table-cell office:value-type="float" office:value="-0.0140752" calcext:value-type="float">
            <text:p>-0.0140752</text:p>
          </table:table-cell>
          <table:table-cell office:value-type="float" office:value="0.00507102" calcext:value-type="float">
            <text:p>0.00507102</text:p>
          </table:table-cell>
          <table:table-cell office:value-type="float" office:value="-0.01271019" calcext:value-type="float">
            <text:p>-0.01271019</text:p>
          </table:table-cell>
          <table:table-cell office:value-type="float" office:value="0.00450087" calcext:value-type="float">
            <text:p>0.00450087</text:p>
          </table:table-cell>
          <table:table-cell office:value-type="float" office:value="0.0021227" calcext:value-type="float">
            <text:p>0.0021227</text:p>
          </table:table-cell>
          <table:table-cell office:value-type="float" office:value="-0.01358407" calcext:value-type="float">
            <text:p>-0.01358407</text:p>
          </table:table-cell>
          <table:table-cell office:value-type="float" office:value="-0.0009826" calcext:value-type="float">
            <text:p>-0.0009826</text:p>
          </table:table-cell>
          <table:table-cell office:value-type="float" office:value="0.00455081" calcext:value-type="float">
            <text:p>0.00455081</text:p>
          </table:table-cell>
          <table:table-cell office:value-type="float" office:value="0.00164342" calcext:value-type="float">
            <text:p>0.0016434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formula="of:=AVERAGE([.A15:.J15])" office:value-type="float" office:value="-0.002169151" calcext:value-type="float">
            <text:p>-0.002169151</text:p>
          </table:table-cell>
          <table:table-cell table:number-columns-repeated="9"/>
        </table:table-row>
        <table:table-row table:style-name="ro1" table:number-rows-repeated="18">
          <table:table-cell table:number-columns-repeated="10"/>
        </table:table-row>
        <table:table-row table:style-name="ro1">
          <table:table-cell/>
          <table:table-cell office:value-type="string" calcext:value-type="string">
            <text:p>A for</text:p>
          </table:table-cell>
          <table:table-cell office:value-type="string" calcext:value-type="string">
            <text:p>Gyro.x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-0.34820815" calcext:value-type="float">
            <text:p>-0.348208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-0.3938574" calcext:value-type="float">
            <text:p>-0.39385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-0.42553799" calcext:value-type="float">
            <text:p>-0.425537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-0.43078351" calcext:value-type="float">
            <text:p>-0.430783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-0.4078288" calcext:value-type="float">
            <text:p>-0.40782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-0.34035264" calcext:value-type="float">
            <text:p>-0.340352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-0.29823674" calcext:value-type="float">
            <text:p>-0.298236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-0.29776025" calcext:value-type="float">
            <text:p>-0.297760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-0.30845808" calcext:value-type="float">
            <text:p>-0.308458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-0.35909058" calcext:value-type="float">
            <text:p>-0.35909058</text:p>
          </table:table-cell>
          <table:table-cell table:number-columns-repeated="7"/>
        </table:table-row>
        <table:table-row table:style-name="ro1" table:number-rows-repeated="26"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elx</text:p>
          </table:table-cell>
          <table:table-cell office:value-type="string" calcext:value-type="string">
            <text:p>accely</text:p>
          </table:table-cell>
          <table:table-cell office:value-type="string" calcext:value-type="string">
            <text:p>accelz</text:p>
          </table:table-cell>
          <table:table-cell office:value-type="string" calcext:value-type="string">
            <text:p>gyrox</text:p>
          </table:table-cell>
          <table:table-cell office:value-type="string" calcext:value-type="string">
            <text:p>gyroy</text:p>
          </table:table-cell>
          <table:table-cell office:value-type="string" calcext:value-type="string">
            <text:p>gyro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:</text:p>
          </table:table-cell>
          <table:table-cell office:value-type="float" office:value="-0.11197758" calcext:value-type="float">
            <text:p>-0.11197758</text:p>
          </table:table-cell>
          <table:table-cell office:value-type="float" office:value="-0.08943292" calcext:value-type="float">
            <text:p>-0.08943292</text:p>
          </table:table-cell>
          <table:table-cell office:value-type="float" office:value="-0.05385527" calcext:value-type="float">
            <text:p>-0.05385527</text:p>
          </table:table-cell>
          <table:table-cell office:value-type="float" office:value="0.0015279" calcext:value-type="float">
            <text:p>0.0015279</text:p>
          </table:table-cell>
          <table:table-cell office:value-type="float" office:value="-0.11575805" calcext:value-type="float">
            <text:p>-0.11575805</text:p>
          </table:table-cell>
          <table:table-cell office:value-type="float" office:value="-0.10404417" calcext:value-type="float">
            <text:p>-0.104044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9877137" calcext:value-type="float">
            <text:p>-0.09877137</text:p>
          </table:table-cell>
          <table:table-cell office:value-type="float" office:value="-0.09126128" calcext:value-type="float">
            <text:p>-0.09126128</text:p>
          </table:table-cell>
          <table:table-cell office:value-type="float" office:value="-0.05246274" calcext:value-type="float">
            <text:p>-0.05246274</text:p>
          </table:table-cell>
          <table:table-cell office:value-type="float" office:value="-0.00142487" calcext:value-type="float">
            <text:p>-0.00142487</text:p>
          </table:table-cell>
          <table:table-cell office:value-type="float" office:value="-0.10673765" calcext:value-type="float">
            <text:p>-0.10673765</text:p>
          </table:table-cell>
          <table:table-cell office:value-type="float" office:value="-0.11392876" calcext:value-type="float">
            <text:p>-0.113928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10613302" calcext:value-type="float">
            <text:p>-0.10613302</text:p>
          </table:table-cell>
          <table:table-cell office:value-type="float" office:value="-0.09399188" calcext:value-type="float">
            <text:p>-0.09399188</text:p>
          </table:table-cell>
          <table:table-cell office:value-type="float" office:value="-0.06121901" calcext:value-type="float">
            <text:p>-0.06121901</text:p>
          </table:table-cell>
          <table:table-cell office:value-type="float" office:value="0.00685973" calcext:value-type="float">
            <text:p>0.00685973</text:p>
          </table:table-cell>
          <table:table-cell office:value-type="float" office:value="-0.10682012" calcext:value-type="float">
            <text:p>-0.10682012</text:p>
          </table:table-cell>
          <table:table-cell office:value-type="float" office:value="-0.10239323" calcext:value-type="float">
            <text:p>-0.102393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10165625" calcext:value-type="float">
            <text:p>-0.10165625</text:p>
          </table:table-cell>
          <table:table-cell office:value-type="float" office:value="-0.09800797" calcext:value-type="float">
            <text:p>-0.09800797</text:p>
          </table:table-cell>
          <table:table-cell office:value-type="float" office:value="-0.05628793" calcext:value-type="float">
            <text:p>-0.05628793</text:p>
          </table:table-cell>
          <table:table-cell office:value-type="float" office:value="-0.00650974" calcext:value-type="float">
            <text:p>-0.00650974</text:p>
          </table:table-cell>
          <table:table-cell office:value-type="float" office:value="-0.09974636" calcext:value-type="float">
            <text:p>-0.09974636</text:p>
          </table:table-cell>
          <table:table-cell office:value-type="float" office:value="-0.10993787" calcext:value-type="float">
            <text:p>-0.109937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11568473" calcext:value-type="float">
            <text:p>-0.11568473</text:p>
          </table:table-cell>
          <table:table-cell office:value-type="float" office:value="-0.10531257" calcext:value-type="float">
            <text:p>-0.10531257</text:p>
          </table:table-cell>
          <table:table-cell office:value-type="float" office:value="-0.05089415" calcext:value-type="float">
            <text:p>-0.05089415</text:p>
          </table:table-cell>
          <table:table-cell office:value-type="float" office:value="0.00931693" calcext:value-type="float">
            <text:p>0.00931693</text:p>
          </table:table-cell>
          <table:table-cell office:value-type="float" office:value="-0.11003199" calcext:value-type="float">
            <text:p>-0.11003199</text:p>
          </table:table-cell>
          <table:table-cell office:value-type="float" office:value="-0.10732935" calcext:value-type="float">
            <text:p>-0.107329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10404622" calcext:value-type="float">
            <text:p>-0.10404622</text:p>
          </table:table-cell>
          <table:table-cell office:value-type="float" office:value="-0.10707573" calcext:value-type="float">
            <text:p>-0.10707573</text:p>
          </table:table-cell>
          <table:table-cell office:value-type="float" office:value="-0.05218294" calcext:value-type="float">
            <text:p>-0.05218294</text:p>
          </table:table-cell>
          <table:table-cell office:value-type="float" office:value="0.00230961" calcext:value-type="float">
            <text:p>0.00230961</text:p>
          </table:table-cell>
          <table:table-cell office:value-type="float" office:value="-0.09481174" calcext:value-type="float">
            <text:p>-0.09481174</text:p>
          </table:table-cell>
          <table:table-cell office:value-type="float" office:value="-0.11325112" calcext:value-type="float">
            <text:p>-0.113251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10422617" calcext:value-type="float">
            <text:p>-0.10422617</text:p>
          </table:table-cell>
          <table:table-cell office:value-type="float" office:value="-0.10450231" calcext:value-type="float">
            <text:p>-0.10450231</text:p>
          </table:table-cell>
          <table:table-cell office:value-type="float" office:value="-0.05495235" calcext:value-type="float">
            <text:p>-0.05495235</text:p>
          </table:table-cell>
          <table:table-cell office:value-type="float" office:value="0.00312565" calcext:value-type="float">
            <text:p>0.00312565</text:p>
          </table:table-cell>
          <table:table-cell office:value-type="float" office:value="-0.10520651" calcext:value-type="float">
            <text:p>-0.10520651</text:p>
          </table:table-cell>
          <table:table-cell office:value-type="float" office:value="-0.10387498" calcext:value-type="float">
            <text:p>-0.103874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10986941" calcext:value-type="float">
            <text:p>-0.10986941</text:p>
          </table:table-cell>
          <table:table-cell office:value-type="float" office:value="-0.09065794" calcext:value-type="float">
            <text:p>-0.09065794</text:p>
          </table:table-cell>
          <table:table-cell office:value-type="float" office:value="-0.05593305" calcext:value-type="float">
            <text:p>-0.05593305</text:p>
          </table:table-cell>
          <table:table-cell office:value-type="float" office:value="0.00307591" calcext:value-type="float">
            <text:p>0.00307591</text:p>
          </table:table-cell>
          <table:table-cell office:value-type="float" office:value="-0.09736545" calcext:value-type="float">
            <text:p>-0.09736545</text:p>
          </table:table-cell>
          <table:table-cell office:value-type="float" office:value="-0.10837861" calcext:value-type="float">
            <text:p>-0.108378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10955306" calcext:value-type="float">
            <text:p>-0.10955306</text:p>
          </table:table-cell>
          <table:table-cell office:value-type="float" office:value="-0.10536083" calcext:value-type="float">
            <text:p>-0.10536083</text:p>
          </table:table-cell>
          <table:table-cell office:value-type="float" office:value="-0.04472363" calcext:value-type="float">
            <text:p>-0.04472363</text:p>
          </table:table-cell>
          <table:table-cell office:value-type="float" office:value="-0.00081248" calcext:value-type="float">
            <text:p>-0.00081248</text:p>
          </table:table-cell>
          <table:table-cell office:value-type="float" office:value="-0.10357835" calcext:value-type="float">
            <text:p>-0.10357835</text:p>
          </table:table-cell>
          <table:table-cell office:value-type="float" office:value="-0.09921013" calcext:value-type="float">
            <text:p>-0.09921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1035694" calcext:value-type="float">
            <text:p>-0.1035694</text:p>
          </table:table-cell>
          <table:table-cell office:value-type="float" office:value="-0.10095561" calcext:value-type="float">
            <text:p>-0.10095561</text:p>
          </table:table-cell>
          <table:table-cell office:value-type="float" office:value="-0.0570994" calcext:value-type="float">
            <text:p>-0.0570994</text:p>
          </table:table-cell>
          <table:table-cell office:value-type="float" office:value="0.00566549" calcext:value-type="float">
            <text:p>0.00566549</text:p>
          </table:table-cell>
          <table:table-cell office:value-type="float" office:value="-0.10002354" calcext:value-type="float">
            <text:p>-0.10002354</text:p>
          </table:table-cell>
          <table:table-cell office:value-type="float" office:value="-0.10772736" calcext:value-type="float">
            <text:p>-0.10772736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formula="of:=AVERAGE([.B75:.B84])" office:value-type="float" office:value="-0.106548721" calcext:value-type="float">
            <text:p>-0.106548721</text:p>
          </table:table-cell>
          <table:table-cell table:formula="of:=AVERAGE([.C75:.C84])" office:value-type="float" office:value="-0.098655904" calcext:value-type="float">
            <text:p>-0.098655904</text:p>
          </table:table-cell>
          <table:table-cell table:formula="of:=AVERAGE([.D75:.D84])" office:value-type="float" office:value="-0.053961047" calcext:value-type="float">
            <text:p>-0.053961047</text:p>
          </table:table-cell>
          <table:table-cell table:formula="of:=AVERAGE([.E75:.E84])" office:value-type="float" office:value="0.002313413" calcext:value-type="float">
            <text:p>0.002313413</text:p>
          </table:table-cell>
          <table:table-cell table:formula="of:=AVERAGE([.F75:.F84])" office:value-type="float" office:value="-0.104007976" calcext:value-type="float">
            <text:p>-0.104007976</text:p>
          </table:table-cell>
          <table:table-cell table:formula="of:=AVERAGE([.G75:.G84])" office:value-type="float" office:value="-0.107007558" calcext:value-type="float">
            <text:p>-0.10700755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elx</text:p>
          </table:table-cell>
          <table:table-cell office:value-type="string" calcext:value-type="string">
            <text:p>accely</text:p>
          </table:table-cell>
          <table:table-cell office:value-type="string" calcext:value-type="string">
            <text:p>accelz</text:p>
          </table:table-cell>
          <table:table-cell office:value-type="string" calcext:value-type="string">
            <text:p>gyrox</text:p>
          </table:table-cell>
          <table:table-cell office:value-type="string" calcext:value-type="string">
            <text:p>gyroy</text:p>
          </table:table-cell>
          <table:table-cell office:value-type="string" calcext:value-type="string">
            <text:p>gyroz</text:p>
          </table:table-cell>
          <table:table-cell table:number-columns-repeated="3"/>
        </table:table-row>
        <table:table-row table:style-name="ro1">
          <table:table-cell/>
          <table:table-cell table:formula="of:=[.B75]-[.B$87]" office:value-type="float" office:value="-0.00542885900000002" calcext:value-type="float">
            <text:p>-0.005428859</text:p>
          </table:table-cell>
          <table:table-cell table:formula="of:=[.C75]-[.C$87]" office:value-type="float" office:value="0.00922298399999999" calcext:value-type="float">
            <text:p>0.009222984</text:p>
          </table:table-cell>
          <table:table-cell table:formula="of:=[.D75]-[.D$87]" office:value-type="float" office:value="0.000105776999999994" calcext:value-type="float">
            <text:p>0.000105777</text:p>
          </table:table-cell>
          <table:table-cell table:formula="of:=[.E75]-[.E$87]" office:value-type="float" office:value="-0.000785513" calcext:value-type="float">
            <text:p>-0.000785513</text:p>
          </table:table-cell>
          <table:table-cell table:formula="of:=[.F75]-[.F$87]" office:value-type="float" office:value="-0.011750074" calcext:value-type="float">
            <text:p>-0.011750074</text:p>
          </table:table-cell>
          <table:table-cell table:formula="of:=[.G75]-[.G$87]" office:value-type="float" office:value="0.00296338800000001" calcext:value-type="float">
            <text:p>0.002963388</text:p>
          </table:table-cell>
          <table:table-cell table:number-columns-repeated="3"/>
        </table:table-row>
        <table:table-row table:style-name="ro1">
          <table:table-cell/>
          <table:table-cell table:formula="of:=[.B76]-[.B$87]" office:value-type="float" office:value="0.00777735099999999" calcext:value-type="float">
            <text:p>0.007777351</text:p>
          </table:table-cell>
          <table:table-cell table:formula="of:=[.C76]-[.C$87]" office:value-type="float" office:value="0.00739462399999999" calcext:value-type="float">
            <text:p>0.007394624</text:p>
          </table:table-cell>
          <table:table-cell table:formula="of:=[.D76]-[.D$87]" office:value-type="float" office:value="0.001498307" calcext:value-type="float">
            <text:p>0.001498307</text:p>
          </table:table-cell>
          <table:table-cell table:formula="of:=[.E76]-[.E$87]" office:value-type="float" office:value="-0.003738283" calcext:value-type="float">
            <text:p>-0.003738283</text:p>
          </table:table-cell>
          <table:table-cell table:formula="of:=[.F76]-[.F$87]" office:value-type="float" office:value="-0.002729674" calcext:value-type="float">
            <text:p>-0.002729674</text:p>
          </table:table-cell>
          <table:table-cell table:formula="of:=[.G76]-[.G$87]" office:value-type="float" office:value="-0.00692120199999999" calcext:value-type="float">
            <text:p>-0.006921202</text:p>
          </table:table-cell>
          <table:table-cell table:number-columns-repeated="3"/>
        </table:table-row>
        <table:table-row table:style-name="ro1">
          <table:table-cell/>
          <table:table-cell table:formula="of:=[.B77]-[.B$87]" office:value-type="float" office:value="0.000415700999999977" calcext:value-type="float">
            <text:p>0.000415701</text:p>
          </table:table-cell>
          <table:table-cell table:formula="of:=[.C77]-[.C$87]" office:value-type="float" office:value="0.00466402399999999" calcext:value-type="float">
            <text:p>0.004664024</text:p>
          </table:table-cell>
          <table:table-cell table:formula="of:=[.D77]-[.D$87]" office:value-type="float" office:value="-0.00725796300000001" calcext:value-type="float">
            <text:p>-0.007257963</text:p>
          </table:table-cell>
          <table:table-cell table:formula="of:=[.E77]-[.E$87]" office:value-type="float" office:value="0.004546317" calcext:value-type="float">
            <text:p>0.004546317</text:p>
          </table:table-cell>
          <table:table-cell table:formula="of:=[.F77]-[.F$87]" office:value-type="float" office:value="-0.002812144" calcext:value-type="float">
            <text:p>-0.002812144</text:p>
          </table:table-cell>
          <table:table-cell table:formula="of:=[.G77]-[.G$87]" office:value-type="float" office:value="0.00461432800000001" calcext:value-type="float">
            <text:p>0.004614328</text:p>
          </table:table-cell>
          <table:table-cell table:number-columns-repeated="3"/>
        </table:table-row>
        <table:table-row table:style-name="ro1">
          <table:table-cell/>
          <table:table-cell table:formula="of:=[.B78]-[.B$87]" office:value-type="float" office:value="0.00489247099999998" calcext:value-type="float">
            <text:p>0.004892471</text:p>
          </table:table-cell>
          <table:table-cell table:formula="of:=[.C78]-[.C$87]" office:value-type="float" office:value="0.000647933999999989" calcext:value-type="float">
            <text:p>0.000647934</text:p>
          </table:table-cell>
          <table:table-cell table:formula="of:=[.D78]-[.D$87]" office:value-type="float" office:value="-0.002326883" calcext:value-type="float">
            <text:p>-0.002326883</text:p>
          </table:table-cell>
          <table:table-cell table:formula="of:=[.E78]-[.E$87]" office:value-type="float" office:value="-0.008823153" calcext:value-type="float">
            <text:p>-0.008823153</text:p>
          </table:table-cell>
          <table:table-cell table:formula="of:=[.F78]-[.F$87]" office:value-type="float" office:value="0.004261616" calcext:value-type="float">
            <text:p>0.004261616</text:p>
          </table:table-cell>
          <table:table-cell table:formula="of:=[.G78]-[.G$87]" office:value-type="float" office:value="-0.00293031199999999" calcext:value-type="float">
            <text:p>-0.002930312</text:p>
          </table:table-cell>
          <table:table-cell table:number-columns-repeated="3"/>
        </table:table-row>
        <table:table-row table:style-name="ro1">
          <table:table-cell/>
          <table:table-cell table:formula="of:=[.B79]-[.B$87]" office:value-type="float" office:value="-0.00913600900000001" calcext:value-type="float">
            <text:p>-0.009136009</text:p>
          </table:table-cell>
          <table:table-cell table:formula="of:=[.C79]-[.C$87]" office:value-type="float" office:value="-0.00665666600000002" calcext:value-type="float">
            <text:p>-0.006656666</text:p>
          </table:table-cell>
          <table:table-cell table:formula="of:=[.D79]-[.D$87]" office:value-type="float" office:value="0.003066897" calcext:value-type="float">
            <text:p>0.003066897</text:p>
          </table:table-cell>
          <table:table-cell table:formula="of:=[.E79]-[.E$87]" office:value-type="float" office:value="0.007003517" calcext:value-type="float">
            <text:p>0.007003517</text:p>
          </table:table-cell>
          <table:table-cell table:formula="of:=[.F79]-[.F$87]" office:value-type="float" office:value="-0.00602401399999999" calcext:value-type="float">
            <text:p>-0.006024014</text:p>
          </table:table-cell>
          <table:table-cell table:formula="of:=[.G79]-[.G$87]" office:value-type="float" office:value="-0.000321791999999987" calcext:value-type="float">
            <text:p>-0.000321792</text:p>
          </table:table-cell>
          <table:table-cell table:number-columns-repeated="3"/>
        </table:table-row>
        <table:table-row table:style-name="ro1">
          <table:table-cell/>
          <table:table-cell table:formula="of:=[.B80]-[.B$87]" office:value-type="float" office:value="0.00250250099999998" calcext:value-type="float">
            <text:p>0.002502501</text:p>
          </table:table-cell>
          <table:table-cell table:formula="of:=[.C80]-[.C$87]" office:value-type="float" office:value="-0.00841982600000002" calcext:value-type="float">
            <text:p>-0.008419826</text:p>
          </table:table-cell>
          <table:table-cell table:formula="of:=[.D80]-[.D$87]" office:value-type="float" office:value="0.00177810699999999" calcext:value-type="float">
            <text:p>0.001778107</text:p>
          </table:table-cell>
          <table:table-cell table:formula="of:=[.E80]-[.E$87]" office:value-type="float" office:value="-0.00000380300000000014" calcext:value-type="float">
            <text:p>-0.000003803</text:p>
          </table:table-cell>
          <table:table-cell table:formula="of:=[.F80]-[.F$87]" office:value-type="float" office:value="0.009196236" calcext:value-type="float">
            <text:p>0.009196236</text:p>
          </table:table-cell>
          <table:table-cell table:formula="of:=[.G80]-[.G$87]" office:value-type="float" office:value="-0.00624356199999998" calcext:value-type="float">
            <text:p>-0.006243562</text:p>
          </table:table-cell>
          <table:table-cell table:number-columns-repeated="3"/>
        </table:table-row>
        <table:table-row table:style-name="ro1">
          <table:table-cell/>
          <table:table-cell table:formula="of:=[.B81]-[.B$87]" office:value-type="float" office:value="0.00232255099999998" calcext:value-type="float">
            <text:p>0.002322551</text:p>
          </table:table-cell>
          <table:table-cell table:formula="of:=[.C81]-[.C$87]" office:value-type="float" office:value="-0.00584640600000001" calcext:value-type="float">
            <text:p>-0.005846406</text:p>
          </table:table-cell>
          <table:table-cell table:formula="of:=[.D81]-[.D$87]" office:value-type="float" office:value="-0.000991303000000006" calcext:value-type="float">
            <text:p>-0.000991303</text:p>
          </table:table-cell>
          <table:table-cell table:formula="of:=[.E81]-[.E$87]" office:value-type="float" office:value="0.000812237" calcext:value-type="float">
            <text:p>0.000812237</text:p>
          </table:table-cell>
          <table:table-cell table:formula="of:=[.F81]-[.F$87]" office:value-type="float" office:value="-0.001198534" calcext:value-type="float">
            <text:p>-0.001198534</text:p>
          </table:table-cell>
          <table:table-cell table:formula="of:=[.G81]-[.G$87]" office:value-type="float" office:value="0.00313257800000001" calcext:value-type="float">
            <text:p>0.003132578</text:p>
          </table:table-cell>
          <table:table-cell table:number-columns-repeated="3"/>
        </table:table-row>
        <table:table-row table:style-name="ro1">
          <table:table-cell/>
          <table:table-cell table:formula="of:=[.B82]-[.B$87]" office:value-type="float" office:value="-0.00332068900000002" calcext:value-type="float">
            <text:p>-0.003320689</text:p>
          </table:table-cell>
          <table:table-cell table:formula="of:=[.C82]-[.C$87]" office:value-type="float" office:value="0.00799796399999998" calcext:value-type="float">
            <text:p>0.007997964</text:p>
          </table:table-cell>
          <table:table-cell table:formula="of:=[.D82]-[.D$87]" office:value-type="float" office:value="-0.001972003" calcext:value-type="float">
            <text:p>-0.001972003</text:p>
          </table:table-cell>
          <table:table-cell table:formula="of:=[.E82]-[.E$87]" office:value-type="float" office:value="0.000762497" calcext:value-type="float">
            <text:p>0.000762497</text:p>
          </table:table-cell>
          <table:table-cell table:formula="of:=[.F82]-[.F$87]" office:value-type="float" office:value="0.006642526" calcext:value-type="float">
            <text:p>0.006642526</text:p>
          </table:table-cell>
          <table:table-cell table:formula="of:=[.G82]-[.G$87]" office:value-type="float" office:value="-0.00137105199999998" calcext:value-type="float">
            <text:p>-0.001371052</text:p>
          </table:table-cell>
          <table:table-cell table:number-columns-repeated="3"/>
        </table:table-row>
        <table:table-row table:style-name="ro1">
          <table:table-cell/>
          <table:table-cell table:formula="of:=[.B83]-[.B$87]" office:value-type="float" office:value="-0.00300433900000002" calcext:value-type="float">
            <text:p>-0.003004339</text:p>
          </table:table-cell>
          <table:table-cell table:formula="of:=[.C83]-[.C$87]" office:value-type="float" office:value="-0.00670492600000001" calcext:value-type="float">
            <text:p>-0.006704926</text:p>
          </table:table-cell>
          <table:table-cell table:formula="of:=[.D83]-[.D$87]" office:value-type="float" office:value="0.009237417" calcext:value-type="float">
            <text:p>0.009237417</text:p>
          </table:table-cell>
          <table:table-cell table:formula="of:=[.E83]-[.E$87]" office:value-type="float" office:value="-0.003125893" calcext:value-type="float">
            <text:p>-0.003125893</text:p>
          </table:table-cell>
          <table:table-cell table:formula="of:=[.F83]-[.F$87]" office:value-type="float" office:value="0.000429626000000002" calcext:value-type="float">
            <text:p>0.000429626</text:p>
          </table:table-cell>
          <table:table-cell table:formula="of:=[.G83]-[.G$87]" office:value-type="float" office:value="0.00779742800000001" calcext:value-type="float">
            <text:p>0.007797428</text:p>
          </table:table-cell>
          <table:table-cell table:number-columns-repeated="3"/>
        </table:table-row>
        <table:table-row table:style-name="ro1">
          <table:table-cell/>
          <table:table-cell table:formula="of:=[.B84]-[.B$87]" office:value-type="float" office:value="0.00297932099999999" calcext:value-type="float">
            <text:p>0.002979321</text:p>
          </table:table-cell>
          <table:table-cell table:formula="of:=[.C84]-[.C$87]" office:value-type="float" office:value="-0.00229970600000001" calcext:value-type="float">
            <text:p>-0.002299706</text:p>
          </table:table-cell>
          <table:table-cell table:formula="of:=[.D84]-[.D$87]" office:value-type="float" office:value="-0.003138353" calcext:value-type="float">
            <text:p>-0.003138353</text:p>
          </table:table-cell>
          <table:table-cell table:formula="of:=[.E84]-[.E$87]" office:value-type="float" office:value="0.003352077" calcext:value-type="float">
            <text:p>0.003352077</text:p>
          </table:table-cell>
          <table:table-cell table:formula="of:=[.F84]-[.F$87]" office:value-type="float" office:value="0.00398443599999999" calcext:value-type="float">
            <text:p>0.003984436</text:p>
          </table:table-cell>
          <table:table-cell table:formula="of:=[.G84]-[.G$87]" office:value-type="float" office:value="-0.000719801999999992" calcext:value-type="float">
            <text:p>-0.000719802</text:p>
          </table:table-cell>
          <table:table-cell table:number-columns-repeated="3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A aus 0.16 increment bewegung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9410367" calcext:value-type="float">
            <text:p>-0.09410367</text:p>
          </table:table-cell>
          <table:table-cell office:value-type="float" office:value="0" calcext:value-type="float">
            <text:p>0</text:p>
          </table:table-cell>
          <table:table-cell table:formula="of:=[.D$109]+[.$C110]*6" office:value-type="float" office:value="0" calcext:value-type="float">
            <text:p>0</text:p>
          </table:table-cell>
          <table:table-cell table:formula="of:=[.E$109]+[.$C110]*6" office:value-type="float" office:value="1" calcext:value-type="float">
            <text:p>1</text:p>
          </table:table-cell>
          <table:table-cell table:formula="of:=[.F$109]+[.$C110]*6" office:value-type="float" office:value="2" calcext:value-type="float">
            <text:p>2</text:p>
          </table:table-cell>
          <table:table-cell table:formula="of:=[.G$109]+[.$C110]*6" office:value-type="float" office:value="3" calcext:value-type="float">
            <text:p>3</text:p>
          </table:table-cell>
          <table:table-cell table:formula="of:=[.H$109]+[.$C110]*6" office:value-type="float" office:value="4" calcext:value-type="float">
            <text:p>4</text:p>
          </table:table-cell>
          <table:table-cell table:formula="of:=[.I$109]+[.$C110]*6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7879348" calcext:value-type="float">
            <text:p>-0.07879348</text:p>
          </table:table-cell>
          <table:table-cell office:value-type="float" office:value="1" calcext:value-type="float">
            <text:p>1</text:p>
          </table:table-cell>
          <table:table-cell table:formula="of:=[.D$109]+[.$C111]*6" office:value-type="float" office:value="6" calcext:value-type="float">
            <text:p>6</text:p>
          </table:table-cell>
          <table:table-cell table:formula="of:=[.E$109]+[.$C111]*6" office:value-type="float" office:value="7" calcext:value-type="float">
            <text:p>7</text:p>
          </table:table-cell>
          <table:table-cell table:formula="of:=[.F$109]+[.$C111]*6" office:value-type="float" office:value="8" calcext:value-type="float">
            <text:p>8</text:p>
          </table:table-cell>
          <table:table-cell table:formula="of:=[.G$109]+[.$C111]*6" office:value-type="float" office:value="9" calcext:value-type="float">
            <text:p>9</text:p>
          </table:table-cell>
          <table:table-cell table:formula="of:=[.H$109]+[.$C111]*6" office:value-type="float" office:value="10" calcext:value-type="float">
            <text:p>10</text:p>
          </table:table-cell>
          <table:table-cell table:formula="of:=[.I$109]+[.$C111]*6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369531" calcext:value-type="float">
            <text:p>-0.04369531</text:p>
          </table:table-cell>
          <table:table-cell office:value-type="float" office:value="2" calcext:value-type="float">
            <text:p>2</text:p>
          </table:table-cell>
          <table:table-cell table:formula="of:=[.D$109]+[.$C112]*6" office:value-type="float" office:value="12" calcext:value-type="float">
            <text:p>12</text:p>
          </table:table-cell>
          <table:table-cell table:formula="of:=[.E$109]+[.$C112]*6" office:value-type="float" office:value="13" calcext:value-type="float">
            <text:p>13</text:p>
          </table:table-cell>
          <table:table-cell table:formula="of:=[.F$109]+[.$C112]*6" office:value-type="float" office:value="14" calcext:value-type="float">
            <text:p>14</text:p>
          </table:table-cell>
          <table:table-cell table:formula="of:=[.G$109]+[.$C112]*6" office:value-type="float" office:value="15" calcext:value-type="float">
            <text:p>15</text:p>
          </table:table-cell>
          <table:table-cell table:formula="of:=[.H$109]+[.$C112]*6" office:value-type="float" office:value="16" calcext:value-type="float">
            <text:p>16</text:p>
          </table:table-cell>
          <table:table-cell table:formula="of:=[.I$109]+[.$C112]*6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08673302" calcext:value-type="float">
            <text:p>-0.08673302</text:p>
          </table:table-cell>
          <table:table-cell office:value-type="float" office:value="3" calcext:value-type="float">
            <text:p>3</text:p>
          </table:table-cell>
          <table:table-cell table:formula="of:=[.D$109]+[.$C113]*6" office:value-type="float" office:value="18" calcext:value-type="float">
            <text:p>18</text:p>
          </table:table-cell>
          <table:table-cell table:formula="of:=[.E$109]+[.$C113]*6" office:value-type="float" office:value="19" calcext:value-type="float">
            <text:p>19</text:p>
          </table:table-cell>
          <table:table-cell table:formula="of:=[.F$109]+[.$C113]*6" office:value-type="float" office:value="20" calcext:value-type="float">
            <text:p>20</text:p>
          </table:table-cell>
          <table:table-cell table:formula="of:=[.G$109]+[.$C113]*6" office:value-type="float" office:value="21" calcext:value-type="float">
            <text:p>21</text:p>
          </table:table-cell>
          <table:table-cell table:formula="of:=[.H$109]+[.$C113]*6" office:value-type="float" office:value="22" calcext:value-type="float">
            <text:p>22</text:p>
          </table:table-cell>
          <table:table-cell table:formula="of:=[.I$109]+[.$C113]*6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08948564" calcext:value-type="float">
            <text:p>-0.08948564</text:p>
          </table:table-cell>
          <table:table-cell office:value-type="float" office:value="4" calcext:value-type="float">
            <text:p>4</text:p>
          </table:table-cell>
          <table:table-cell table:formula="of:=[.D$109]+[.$C114]*6" office:value-type="float" office:value="24" calcext:value-type="float">
            <text:p>24</text:p>
          </table:table-cell>
          <table:table-cell table:formula="of:=[.E$109]+[.$C114]*6" office:value-type="float" office:value="25" calcext:value-type="float">
            <text:p>25</text:p>
          </table:table-cell>
          <table:table-cell table:formula="of:=[.F$109]+[.$C114]*6" office:value-type="float" office:value="26" calcext:value-type="float">
            <text:p>26</text:p>
          </table:table-cell>
          <table:table-cell table:formula="of:=[.G$109]+[.$C114]*6" office:value-type="float" office:value="27" calcext:value-type="float">
            <text:p>27</text:p>
          </table:table-cell>
          <table:table-cell table:formula="of:=[.H$109]+[.$C114]*6" office:value-type="float" office:value="28" calcext:value-type="float">
            <text:p>28</text:p>
          </table:table-cell>
          <table:table-cell table:formula="of:=[.I$109]+[.$C114]*6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08551808" calcext:value-type="float">
            <text:p>-0.08551808</text:p>
          </table:table-cell>
          <table:table-cell office:value-type="float" office:value="5" calcext:value-type="float">
            <text:p>5</text:p>
          </table:table-cell>
          <table:table-cell table:formula="of:=[.D$109]+[.$C115]*6" office:value-type="float" office:value="30" calcext:value-type="float">
            <text:p>30</text:p>
          </table:table-cell>
          <table:table-cell table:formula="of:=[.E$109]+[.$C115]*6" office:value-type="float" office:value="31" calcext:value-type="float">
            <text:p>31</text:p>
          </table:table-cell>
          <table:table-cell table:formula="of:=[.F$109]+[.$C115]*6" office:value-type="float" office:value="32" calcext:value-type="float">
            <text:p>32</text:p>
          </table:table-cell>
          <table:table-cell table:formula="of:=[.G$109]+[.$C115]*6" office:value-type="float" office:value="33" calcext:value-type="float">
            <text:p>33</text:p>
          </table:table-cell>
          <table:table-cell table:formula="of:=[.H$109]+[.$C115]*6" office:value-type="float" office:value="34" calcext:value-type="float">
            <text:p>34</text:p>
          </table:table-cell>
          <table:table-cell table:formula="of:=[.I$109]+[.$C115]*6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10350491" calcext:value-type="float">
            <text:p>-0.10350491</text:p>
          </table:table-cell>
          <table:table-cell office:value-type="float" office:value="6" calcext:value-type="float">
            <text:p>6</text:p>
          </table:table-cell>
          <table:table-cell table:formula="of:=[.D$109]+[.$C116]*6" office:value-type="float" office:value="36" calcext:value-type="float">
            <text:p>36</text:p>
          </table:table-cell>
          <table:table-cell table:formula="of:=[.E$109]+[.$C116]*6" office:value-type="float" office:value="37" calcext:value-type="float">
            <text:p>37</text:p>
          </table:table-cell>
          <table:table-cell table:formula="of:=[.F$109]+[.$C116]*6" office:value-type="float" office:value="38" calcext:value-type="float">
            <text:p>38</text:p>
          </table:table-cell>
          <table:table-cell table:formula="of:=[.G$109]+[.$C116]*6" office:value-type="float" office:value="39" calcext:value-type="float">
            <text:p>39</text:p>
          </table:table-cell>
          <table:table-cell table:formula="of:=[.H$109]+[.$C116]*6" office:value-type="float" office:value="40" calcext:value-type="float">
            <text:p>40</text:p>
          </table:table-cell>
          <table:table-cell table:formula="of:=[.I$109]+[.$C116]*6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08863274" calcext:value-type="float">
            <text:p>-0.08863274</text:p>
          </table:table-cell>
          <table:table-cell office:value-type="float" office:value="7" calcext:value-type="float">
            <text:p>7</text:p>
          </table:table-cell>
          <table:table-cell table:formula="of:=[.D$109]+[.$C117]*6" office:value-type="float" office:value="42" calcext:value-type="float">
            <text:p>42</text:p>
          </table:table-cell>
          <table:table-cell table:formula="of:=[.E$109]+[.$C117]*6" office:value-type="float" office:value="43" calcext:value-type="float">
            <text:p>43</text:p>
          </table:table-cell>
          <table:table-cell table:formula="of:=[.F$109]+[.$C117]*6" office:value-type="float" office:value="44" calcext:value-type="float">
            <text:p>44</text:p>
          </table:table-cell>
          <table:table-cell table:formula="of:=[.G$109]+[.$C117]*6" office:value-type="float" office:value="45" calcext:value-type="float">
            <text:p>45</text:p>
          </table:table-cell>
          <table:table-cell table:formula="of:=[.H$109]+[.$C117]*6" office:value-type="float" office:value="46" calcext:value-type="float">
            <text:p>46</text:p>
          </table:table-cell>
          <table:table-cell table:formula="of:=[.I$109]+[.$C117]*6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04935444" calcext:value-type="float">
            <text:p>-0.04935444</text:p>
          </table:table-cell>
          <table:table-cell office:value-type="float" office:value="8" calcext:value-type="float">
            <text:p>8</text:p>
          </table:table-cell>
          <table:table-cell table:formula="of:=[.D$109]+[.$C118]*6" office:value-type="float" office:value="48" calcext:value-type="float">
            <text:p>48</text:p>
          </table:table-cell>
          <table:table-cell table:formula="of:=[.E$109]+[.$C118]*6" office:value-type="float" office:value="49" calcext:value-type="float">
            <text:p>49</text:p>
          </table:table-cell>
          <table:table-cell table:formula="of:=[.F$109]+[.$C118]*6" office:value-type="float" office:value="50" calcext:value-type="float">
            <text:p>50</text:p>
          </table:table-cell>
          <table:table-cell table:formula="of:=[.G$109]+[.$C118]*6" office:value-type="float" office:value="51" calcext:value-type="float">
            <text:p>51</text:p>
          </table:table-cell>
          <table:table-cell table:formula="of:=[.H$109]+[.$C118]*6" office:value-type="float" office:value="52" calcext:value-type="float">
            <text:p>52</text:p>
          </table:table-cell>
          <table:table-cell table:formula="of:=[.I$109]+[.$C118]*6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09937214" calcext:value-type="float">
            <text:p>-0.09937214</text:p>
          </table:table-cell>
          <table:table-cell office:value-type="float" office:value="9" calcext:value-type="float">
            <text:p>9</text:p>
          </table:table-cell>
          <table:table-cell table:formula="of:=[.D$109]+[.$C119]*6" office:value-type="float" office:value="54" calcext:value-type="float">
            <text:p>54</text:p>
          </table:table-cell>
          <table:table-cell table:formula="of:=[.E$109]+[.$C119]*6" office:value-type="float" office:value="55" calcext:value-type="float">
            <text:p>55</text:p>
          </table:table-cell>
          <table:table-cell table:formula="of:=[.F$109]+[.$C119]*6" office:value-type="float" office:value="56" calcext:value-type="float">
            <text:p>56</text:p>
          </table:table-cell>
          <table:table-cell table:formula="of:=[.G$109]+[.$C119]*6" office:value-type="float" office:value="57" calcext:value-type="float">
            <text:p>57</text:p>
          </table:table-cell>
          <table:table-cell table:formula="of:=[.H$109]+[.$C119]*6" office:value-type="float" office:value="58" calcext:value-type="float">
            <text:p>58</text:p>
          </table:table-cell>
          <table:table-cell table:formula="of:=[.I$109]+[.$C119]*6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0998316" calcext:value-type="float">
            <text:p>-0.0998316</text:p>
          </table:table-cell>
          <table:table-cell office:value-type="float" office:value="10" calcext:value-type="float">
            <text:p>10</text:p>
          </table:table-cell>
          <table:table-cell table:formula="of:=[.D$109]+[.$C120]*6" office:value-type="float" office:value="60" calcext:value-type="float">
            <text:p>60</text:p>
          </table:table-cell>
          <table:table-cell table:formula="of:=[.E$109]+[.$C120]*6" office:value-type="float" office:value="61" calcext:value-type="float">
            <text:p>61</text:p>
          </table:table-cell>
          <table:table-cell table:formula="of:=[.F$109]+[.$C120]*6" office:value-type="float" office:value="62" calcext:value-type="float">
            <text:p>62</text:p>
          </table:table-cell>
          <table:table-cell table:formula="of:=[.G$109]+[.$C120]*6" office:value-type="float" office:value="63" calcext:value-type="float">
            <text:p>63</text:p>
          </table:table-cell>
          <table:table-cell table:formula="of:=[.H$109]+[.$C120]*6" office:value-type="float" office:value="64" calcext:value-type="float">
            <text:p>64</text:p>
          </table:table-cell>
          <table:table-cell table:formula="of:=[.I$109]+[.$C120]*6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09459927" calcext:value-type="float">
            <text:p>-0.09459927</text:p>
          </table:table-cell>
          <table:table-cell office:value-type="float" office:value="11" calcext:value-type="float">
            <text:p>11</text:p>
          </table:table-cell>
          <table:table-cell table:formula="of:=[.D$109]+[.$C121]*6" office:value-type="float" office:value="66" calcext:value-type="float">
            <text:p>66</text:p>
          </table:table-cell>
          <table:table-cell table:formula="of:=[.E$109]+[.$C121]*6" office:value-type="float" office:value="67" calcext:value-type="float">
            <text:p>67</text:p>
          </table:table-cell>
          <table:table-cell table:formula="of:=[.F$109]+[.$C121]*6" office:value-type="float" office:value="68" calcext:value-type="float">
            <text:p>68</text:p>
          </table:table-cell>
          <table:table-cell table:formula="of:=[.G$109]+[.$C121]*6" office:value-type="float" office:value="69" calcext:value-type="float">
            <text:p>69</text:p>
          </table:table-cell>
          <table:table-cell table:formula="of:=[.H$109]+[.$C121]*6" office:value-type="float" office:value="70" calcext:value-type="float">
            <text:p>70</text:p>
          </table:table-cell>
          <table:table-cell table:formula="of:=[.I$109]+[.$C121]*6"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11431524" calcext:value-type="float">
            <text:p>-0.11431524</text:p>
          </table:table-cell>
          <table:table-cell office:value-type="float" office:value="12" calcext:value-type="float">
            <text:p>12</text:p>
          </table:table-cell>
          <table:table-cell table:formula="of:=[.D$109]+[.$C122]*6" office:value-type="float" office:value="72" calcext:value-type="float">
            <text:p>72</text:p>
          </table:table-cell>
          <table:table-cell table:formula="of:=[.E$109]+[.$C122]*6" office:value-type="float" office:value="73" calcext:value-type="float">
            <text:p>73</text:p>
          </table:table-cell>
          <table:table-cell table:formula="of:=[.F$109]+[.$C122]*6" office:value-type="float" office:value="74" calcext:value-type="float">
            <text:p>74</text:p>
          </table:table-cell>
          <table:table-cell table:formula="of:=[.G$109]+[.$C122]*6" office:value-type="float" office:value="75" calcext:value-type="float">
            <text:p>75</text:p>
          </table:table-cell>
          <table:table-cell table:formula="of:=[.H$109]+[.$C122]*6" office:value-type="float" office:value="76" calcext:value-type="float">
            <text:p>76</text:p>
          </table:table-cell>
          <table:table-cell table:formula="of:=[.I$109]+[.$C122]*6"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0988183" calcext:value-type="float">
            <text:p>-0.0988183</text:p>
          </table:table-cell>
          <table:table-cell office:value-type="float" office:value="13" calcext:value-type="float">
            <text:p>13</text:p>
          </table:table-cell>
          <table:table-cell table:formula="of:=[.D$109]+[.$C123]*6" office:value-type="float" office:value="78" calcext:value-type="float">
            <text:p>78</text:p>
          </table:table-cell>
          <table:table-cell table:formula="of:=[.E$109]+[.$C123]*6" office:value-type="float" office:value="79" calcext:value-type="float">
            <text:p>79</text:p>
          </table:table-cell>
          <table:table-cell table:formula="of:=[.F$109]+[.$C123]*6" office:value-type="float" office:value="80" calcext:value-type="float">
            <text:p>80</text:p>
          </table:table-cell>
          <table:table-cell table:formula="of:=[.G$109]+[.$C123]*6" office:value-type="float" office:value="81" calcext:value-type="float">
            <text:p>81</text:p>
          </table:table-cell>
          <table:table-cell table:formula="of:=[.H$109]+[.$C123]*6" office:value-type="float" office:value="82" calcext:value-type="float">
            <text:p>82</text:p>
          </table:table-cell>
          <table:table-cell table:formula="of:=[.I$109]+[.$C123]*6"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05431202" calcext:value-type="float">
            <text:p>-0.05431202</text:p>
          </table:table-cell>
          <table:table-cell office:value-type="float" office:value="14" calcext:value-type="float">
            <text:p>14</text:p>
          </table:table-cell>
          <table:table-cell table:formula="of:=[.D$109]+[.$C124]*6" office:value-type="float" office:value="84" calcext:value-type="float">
            <text:p>84</text:p>
          </table:table-cell>
          <table:table-cell table:formula="of:=[.E$109]+[.$C124]*6" office:value-type="float" office:value="85" calcext:value-type="float">
            <text:p>85</text:p>
          </table:table-cell>
          <table:table-cell table:formula="of:=[.F$109]+[.$C124]*6" office:value-type="float" office:value="86" calcext:value-type="float">
            <text:p>86</text:p>
          </table:table-cell>
          <table:table-cell table:formula="of:=[.G$109]+[.$C124]*6" office:value-type="float" office:value="87" calcext:value-type="float">
            <text:p>87</text:p>
          </table:table-cell>
          <table:table-cell table:formula="of:=[.H$109]+[.$C124]*6" office:value-type="float" office:value="88" calcext:value-type="float">
            <text:p>88</text:p>
          </table:table-cell>
          <table:table-cell table:formula="of:=[.I$109]+[.$C124]*6"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10973001" calcext:value-type="float">
            <text:p>-0.10973001</text:p>
          </table:table-cell>
          <table:table-cell office:value-type="float" office:value="15" calcext:value-type="float">
            <text:p>15</text:p>
          </table:table-cell>
          <table:table-cell table:formula="of:=[.D$109]+[.$C125]*6" office:value-type="float" office:value="90" calcext:value-type="float">
            <text:p>90</text:p>
          </table:table-cell>
          <table:table-cell table:formula="of:=[.E$109]+[.$C125]*6" office:value-type="float" office:value="91" calcext:value-type="float">
            <text:p>91</text:p>
          </table:table-cell>
          <table:table-cell table:formula="of:=[.F$109]+[.$C125]*6" office:value-type="float" office:value="92" calcext:value-type="float">
            <text:p>92</text:p>
          </table:table-cell>
          <table:table-cell table:formula="of:=[.G$109]+[.$C125]*6" office:value-type="float" office:value="93" calcext:value-type="float">
            <text:p>93</text:p>
          </table:table-cell>
          <table:table-cell table:formula="of:=[.H$109]+[.$C125]*6" office:value-type="float" office:value="94" calcext:value-type="float">
            <text:p>94</text:p>
          </table:table-cell>
          <table:table-cell table:formula="of:=[.I$109]+[.$C125]*6"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11171848" calcext:value-type="float">
            <text:p>-0.11171848</text:p>
          </table:table-cell>
          <table:table-cell office:value-type="float" office:value="16" calcext:value-type="float">
            <text:p>16</text:p>
          </table:table-cell>
          <table:table-cell table:formula="of:=[.D$109]+[.$C126]*6" office:value-type="float" office:value="96" calcext:value-type="float">
            <text:p>96</text:p>
          </table:table-cell>
          <table:table-cell table:formula="of:=[.E$109]+[.$C126]*6" office:value-type="float" office:value="97" calcext:value-type="float">
            <text:p>97</text:p>
          </table:table-cell>
          <table:table-cell table:formula="of:=[.F$109]+[.$C126]*6" office:value-type="float" office:value="98" calcext:value-type="float">
            <text:p>98</text:p>
          </table:table-cell>
          <table:table-cell table:formula="of:=[.G$109]+[.$C126]*6" office:value-type="float" office:value="99" calcext:value-type="float">
            <text:p>99</text:p>
          </table:table-cell>
          <table:table-cell table:formula="of:=[.H$109]+[.$C126]*6" office:value-type="float" office:value="100" calcext:value-type="float">
            <text:p>100</text:p>
          </table:table-cell>
          <table:table-cell table:formula="of:=[.I$109]+[.$C126]*6"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10445265" calcext:value-type="float">
            <text:p>-0.10445265</text:p>
          </table:table-cell>
          <table:table-cell office:value-type="float" office:value="17" calcext:value-type="float">
            <text:p>17</text:p>
          </table:table-cell>
          <table:table-cell table:formula="of:=[.D$109]+[.$C127]*6" office:value-type="float" office:value="102" calcext:value-type="float">
            <text:p>102</text:p>
          </table:table-cell>
          <table:table-cell table:formula="of:=[.E$109]+[.$C127]*6" office:value-type="float" office:value="103" calcext:value-type="float">
            <text:p>103</text:p>
          </table:table-cell>
          <table:table-cell table:formula="of:=[.F$109]+[.$C127]*6" office:value-type="float" office:value="104" calcext:value-type="float">
            <text:p>104</text:p>
          </table:table-cell>
          <table:table-cell table:formula="of:=[.G$109]+[.$C127]*6" office:value-type="float" office:value="105" calcext:value-type="float">
            <text:p>105</text:p>
          </table:table-cell>
          <table:table-cell table:formula="of:=[.H$109]+[.$C127]*6" office:value-type="float" office:value="106" calcext:value-type="float">
            <text:p>106</text:p>
          </table:table-cell>
          <table:table-cell table:formula="of:=[.I$109]+[.$C127]*6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1257742" calcext:value-type="float">
            <text:p>-0.1257742</text:p>
          </table:table-cell>
          <table:table-cell office:value-type="float" office:value="18" calcext:value-type="float">
            <text:p>18</text:p>
          </table:table-cell>
          <table:table-cell table:formula="of:=[.D$109]+[.$C128]*6" office:value-type="float" office:value="108" calcext:value-type="float">
            <text:p>108</text:p>
          </table:table-cell>
          <table:table-cell table:formula="of:=[.E$109]+[.$C128]*6" office:value-type="float" office:value="109" calcext:value-type="float">
            <text:p>109</text:p>
          </table:table-cell>
          <table:table-cell table:formula="of:=[.F$109]+[.$C128]*6" office:value-type="float" office:value="110" calcext:value-type="float">
            <text:p>110</text:p>
          </table:table-cell>
          <table:table-cell table:formula="of:=[.G$109]+[.$C128]*6" office:value-type="float" office:value="111" calcext:value-type="float">
            <text:p>111</text:p>
          </table:table-cell>
          <table:table-cell table:formula="of:=[.H$109]+[.$C128]*6" office:value-type="float" office:value="112" calcext:value-type="float">
            <text:p>112</text:p>
          </table:table-cell>
          <table:table-cell table:formula="of:=[.I$109]+[.$C128]*6"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11229094" calcext:value-type="float">
            <text:p>-0.11229094</text:p>
          </table:table-cell>
          <table:table-cell office:value-type="float" office:value="19" calcext:value-type="float">
            <text:p>19</text:p>
          </table:table-cell>
          <table:table-cell table:formula="of:=[.D$109]+[.$C129]*6" office:value-type="float" office:value="114" calcext:value-type="float">
            <text:p>114</text:p>
          </table:table-cell>
          <table:table-cell table:formula="of:=[.E$109]+[.$C129]*6" office:value-type="float" office:value="115" calcext:value-type="float">
            <text:p>115</text:p>
          </table:table-cell>
          <table:table-cell table:formula="of:=[.F$109]+[.$C129]*6" office:value-type="float" office:value="116" calcext:value-type="float">
            <text:p>116</text:p>
          </table:table-cell>
          <table:table-cell table:formula="of:=[.G$109]+[.$C129]*6" office:value-type="float" office:value="117" calcext:value-type="float">
            <text:p>117</text:p>
          </table:table-cell>
          <table:table-cell table:formula="of:=[.H$109]+[.$C129]*6" office:value-type="float" office:value="118" calcext:value-type="float">
            <text:p>118</text:p>
          </table:table-cell>
          <table:table-cell table:formula="of:=[.I$109]+[.$C129]*6"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06385397" calcext:value-type="float">
            <text:p>-0.06385397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0.12111649" calcext:value-type="float">
            <text:p>-0.12111649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0.12362002" calcext:value-type="float">
            <text:p>-0.1236200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0.11538902" calcext:value-type="float">
            <text:p>-0.11538902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0.13834233" calcext:value-type="float">
            <text:p>-0.13834233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0.12426329" calcext:value-type="float">
            <text:p>-0.12426329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0.0694492" calcext:value-type="float">
            <text:p>-0.0694492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13335716" calcext:value-type="float">
            <text:p>-0.13335716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0.13649392" calcext:value-type="float">
            <text:p>-0.13649392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0.12925335" calcext:value-type="float">
            <text:p>-0.12925335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0.15214643" calcext:value-type="float">
            <text:p>-0.15214643</text:p>
          </table:table-cell>
          <table:table-cell/>
          <table:table-cell office:value-type="string" calcext:value-type="string">
            <text:p>accelx</text:p>
          </table:table-cell>
          <table:table-cell office:value-type="string" calcext:value-type="string">
            <text:p>accely</text:p>
          </table:table-cell>
          <table:table-cell office:value-type="string" calcext:value-type="string">
            <text:p>accelz</text:p>
          </table:table-cell>
          <table:table-cell office:value-type="string" calcext:value-type="string">
            <text:p>gyrox</text:p>
          </table:table-cell>
          <table:table-cell office:value-type="string" calcext:value-type="string">
            <text:p>gyroy</text:p>
          </table:table-cell>
          <table:table-cell office:value-type="string" calcext:value-type="string">
            <text:p>gyroz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0.13807487" calcext:value-type="float">
            <text:p>-0.13807487</text:p>
          </table:table-cell>
          <table:table-cell/>
          <table:table-cell table:formula="of:=VLOOKUP([.D110];[.$A$109:.$B$234];2;0)" office:value-type="float" office:value="-0.09410367" calcext:value-type="float">
            <text:p>-0.09410367</text:p>
          </table:table-cell>
          <table:table-cell table:formula="of:=VLOOKUP([.E110];[.$A$109:.$B$234];2;0)" office:value-type="float" office:value="-0.07879348" calcext:value-type="float">
            <text:p>-0.07879348</text:p>
          </table:table-cell>
          <table:table-cell table:formula="of:=VLOOKUP([.F110];[.$A$109:.$B$234];2;0)" office:value-type="float" office:value="-0.04369531" calcext:value-type="float">
            <text:p>-0.04369531</text:p>
          </table:table-cell>
          <table:table-cell table:formula="of:=VLOOKUP([.G110];[.$A$109:.$B$234];2;0)" office:value-type="float" office:value="-0.08673302" calcext:value-type="float">
            <text:p>-0.08673302</text:p>
          </table:table-cell>
          <table:table-cell table:formula="of:=VLOOKUP([.H110];[.$A$109:.$B$234];2;0)" office:value-type="float" office:value="-0.08948564" calcext:value-type="float">
            <text:p>-0.08948564</text:p>
          </table:table-cell>
          <table:table-cell table:formula="of:=VLOOKUP([.I110];[.$A$109:.$B$234];2;0)" office:value-type="float" office:value="-0.08551808" calcext:value-type="float">
            <text:p>-0.0855180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0.0751026" calcext:value-type="float">
            <text:p>-0.0751026</text:p>
          </table:table-cell>
          <table:table-cell/>
          <table:table-cell table:formula="of:=VLOOKUP([.D111];[.$A$109:.$B$234];2;0)" office:value-type="float" office:value="-0.10350491" calcext:value-type="float">
            <text:p>-0.10350491</text:p>
          </table:table-cell>
          <table:table-cell table:formula="of:=VLOOKUP([.E111];[.$A$109:.$B$234];2;0)" office:value-type="float" office:value="-0.08863274" calcext:value-type="float">
            <text:p>-0.08863274</text:p>
          </table:table-cell>
          <table:table-cell table:formula="of:=VLOOKUP([.F111];[.$A$109:.$B$234];2;0)" office:value-type="float" office:value="-0.04935444" calcext:value-type="float">
            <text:p>-0.04935444</text:p>
          </table:table-cell>
          <table:table-cell table:formula="of:=VLOOKUP([.G111];[.$A$109:.$B$234];2;0)" office:value-type="float" office:value="-0.09937214" calcext:value-type="float">
            <text:p>-0.09937214</text:p>
          </table:table-cell>
          <table:table-cell table:formula="of:=VLOOKUP([.H111];[.$A$109:.$B$234];2;0)" office:value-type="float" office:value="-0.0998316" calcext:value-type="float">
            <text:p>-0.0998316</text:p>
          </table:table-cell>
          <table:table-cell table:formula="of:=VLOOKUP([.I111];[.$A$109:.$B$234];2;0)" office:value-type="float" office:value="-0.09459927" calcext:value-type="float">
            <text:p>-0.09459927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0.14567222" calcext:value-type="float">
            <text:p>-0.14567222</text:p>
          </table:table-cell>
          <table:table-cell/>
          <table:table-cell table:formula="of:=VLOOKUP([.D112];[.$A$109:.$B$234];2;0)" office:value-type="float" office:value="-0.11431524" calcext:value-type="float">
            <text:p>-0.11431524</text:p>
          </table:table-cell>
          <table:table-cell table:formula="of:=VLOOKUP([.E112];[.$A$109:.$B$234];2;0)" office:value-type="float" office:value="-0.0988183" calcext:value-type="float">
            <text:p>-0.0988183</text:p>
          </table:table-cell>
          <table:table-cell table:formula="of:=VLOOKUP([.F112];[.$A$109:.$B$234];2;0)" office:value-type="float" office:value="-0.05431202" calcext:value-type="float">
            <text:p>-0.05431202</text:p>
          </table:table-cell>
          <table:table-cell table:formula="of:=VLOOKUP([.G112];[.$A$109:.$B$234];2;0)" office:value-type="float" office:value="-0.10973001" calcext:value-type="float">
            <text:p>-0.10973001</text:p>
          </table:table-cell>
          <table:table-cell table:formula="of:=VLOOKUP([.H112];[.$A$109:.$B$234];2;0)" office:value-type="float" office:value="-0.11171848" calcext:value-type="float">
            <text:p>-0.11171848</text:p>
          </table:table-cell>
          <table:table-cell table:formula="of:=VLOOKUP([.I112];[.$A$109:.$B$234];2;0)" office:value-type="float" office:value="-0.10445265" calcext:value-type="float">
            <text:p>-0.1044526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0.14897609" calcext:value-type="float">
            <text:p>-0.14897609</text:p>
          </table:table-cell>
          <table:table-cell/>
          <table:table-cell table:formula="of:=VLOOKUP([.D113];[.$A$109:.$B$234];2;0)" office:value-type="float" office:value="-0.1257742" calcext:value-type="float">
            <text:p>-0.1257742</text:p>
          </table:table-cell>
          <table:table-cell table:formula="of:=VLOOKUP([.E113];[.$A$109:.$B$234];2;0)" office:value-type="float" office:value="-0.11229094" calcext:value-type="float">
            <text:p>-0.11229094</text:p>
          </table:table-cell>
          <table:table-cell table:formula="of:=VLOOKUP([.F113];[.$A$109:.$B$234];2;0)" office:value-type="float" office:value="-0.06385397" calcext:value-type="float">
            <text:p>-0.06385397</text:p>
          </table:table-cell>
          <table:table-cell table:formula="of:=VLOOKUP([.G113];[.$A$109:.$B$234];2;0)" office:value-type="float" office:value="-0.12111649" calcext:value-type="float">
            <text:p>-0.12111649</text:p>
          </table:table-cell>
          <table:table-cell table:formula="of:=VLOOKUP([.H113];[.$A$109:.$B$234];2;0)" office:value-type="float" office:value="-0.12362002" calcext:value-type="float">
            <text:p>-0.12362002</text:p>
          </table:table-cell>
          <table:table-cell table:formula="of:=VLOOKUP([.I113];[.$A$109:.$B$234];2;0)" office:value-type="float" office:value="-0.11538902" calcext:value-type="float">
            <text:p>-0.1153890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0.14275272" calcext:value-type="float">
            <text:p>-0.14275272</text:p>
          </table:table-cell>
          <table:table-cell/>
          <table:table-cell table:formula="of:=VLOOKUP([.D114];[.$A$109:.$B$234];2;0)" office:value-type="float" office:value="-0.13834233" calcext:value-type="float">
            <text:p>-0.13834233</text:p>
          </table:table-cell>
          <table:table-cell table:formula="of:=VLOOKUP([.E114];[.$A$109:.$B$234];2;0)" office:value-type="float" office:value="-0.12426329" calcext:value-type="float">
            <text:p>-0.12426329</text:p>
          </table:table-cell>
          <table:table-cell table:formula="of:=VLOOKUP([.F114];[.$A$109:.$B$234];2;0)" office:value-type="float" office:value="-0.0694492" calcext:value-type="float">
            <text:p>-0.0694492</text:p>
          </table:table-cell>
          <table:table-cell table:formula="of:=VLOOKUP([.G114];[.$A$109:.$B$234];2;0)" office:value-type="float" office:value="-0.13335716" calcext:value-type="float">
            <text:p>-0.13335716</text:p>
          </table:table-cell>
          <table:table-cell table:formula="of:=VLOOKUP([.H114];[.$A$109:.$B$234];2;0)" office:value-type="float" office:value="-0.13649392" calcext:value-type="float">
            <text:p>-0.13649392</text:p>
          </table:table-cell>
          <table:table-cell table:formula="of:=VLOOKUP([.I114];[.$A$109:.$B$234];2;0)" office:value-type="float" office:value="-0.12925335" calcext:value-type="float">
            <text:p>-0.1292533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0.16911091" calcext:value-type="float">
            <text:p>-0.16911091</text:p>
          </table:table-cell>
          <table:table-cell/>
          <table:table-cell table:formula="of:=VLOOKUP([.D115];[.$A$109:.$B$234];2;0)" office:value-type="float" office:value="-0.15214643" calcext:value-type="float">
            <text:p>-0.15214643</text:p>
          </table:table-cell>
          <table:table-cell table:formula="of:=VLOOKUP([.E115];[.$A$109:.$B$234];2;0)" office:value-type="float" office:value="-0.13807487" calcext:value-type="float">
            <text:p>-0.13807487</text:p>
          </table:table-cell>
          <table:table-cell table:formula="of:=VLOOKUP([.F115];[.$A$109:.$B$234];2;0)" office:value-type="float" office:value="-0.0751026" calcext:value-type="float">
            <text:p>-0.0751026</text:p>
          </table:table-cell>
          <table:table-cell table:formula="of:=VLOOKUP([.G115];[.$A$109:.$B$234];2;0)" office:value-type="float" office:value="-0.14567222" calcext:value-type="float">
            <text:p>-0.14567222</text:p>
          </table:table-cell>
          <table:table-cell table:formula="of:=VLOOKUP([.H115];[.$A$109:.$B$234];2;0)" office:value-type="float" office:value="-0.14897609" calcext:value-type="float">
            <text:p>-0.14897609</text:p>
          </table:table-cell>
          <table:table-cell table:formula="of:=VLOOKUP([.I115];[.$A$109:.$B$234];2;0)" office:value-type="float" office:value="-0.14275272" calcext:value-type="float">
            <text:p>-0.1427527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0.15182362" calcext:value-type="float">
            <text:p>-0.15182362</text:p>
          </table:table-cell>
          <table:table-cell/>
          <table:table-cell table:formula="of:=VLOOKUP([.D116];[.$A$109:.$B$234];2;0)" office:value-type="float" office:value="-0.16911091" calcext:value-type="float">
            <text:p>-0.16911091</text:p>
          </table:table-cell>
          <table:table-cell table:formula="of:=VLOOKUP([.E116];[.$A$109:.$B$234];2;0)" office:value-type="float" office:value="-0.15182362" calcext:value-type="float">
            <text:p>-0.15182362</text:p>
          </table:table-cell>
          <table:table-cell table:formula="of:=VLOOKUP([.F116];[.$A$109:.$B$234];2;0)" office:value-type="float" office:value="-0.07927297" calcext:value-type="float">
            <text:p>-0.07927297</text:p>
          </table:table-cell>
          <table:table-cell table:formula="of:=VLOOKUP([.G116];[.$A$109:.$B$234];2;0)" office:value-type="float" office:value="-0.15961174" calcext:value-type="float">
            <text:p>-0.15961174</text:p>
          </table:table-cell>
          <table:table-cell table:formula="of:=VLOOKUP([.H116];[.$A$109:.$B$234];2;0)" office:value-type="float" office:value="-0.16327624" calcext:value-type="float">
            <text:p>-0.16327624</text:p>
          </table:table-cell>
          <table:table-cell table:formula="of:=VLOOKUP([.I116];[.$A$109:.$B$234];2;0)" office:value-type="float" office:value="-0.1584329" calcext:value-type="float">
            <text:p>-0.158432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0.07927297" calcext:value-type="float">
            <text:p>-0.07927297</text:p>
          </table:table-cell>
          <table:table-cell/>
          <table:table-cell table:formula="of:=VLOOKUP([.D117];[.$A$109:.$B$234];2;0)" office:value-type="float" office:value="-0.18799117" calcext:value-type="float">
            <text:p>-0.18799117</text:p>
          </table:table-cell>
          <table:table-cell table:formula="of:=VLOOKUP([.E117];[.$A$109:.$B$234];2;0)" office:value-type="float" office:value="-0.16622594" calcext:value-type="float">
            <text:p>-0.16622594</text:p>
          </table:table-cell>
          <table:table-cell table:formula="of:=VLOOKUP([.F117];[.$A$109:.$B$234];2;0)" office:value-type="float" office:value="-0.08530136" calcext:value-type="float">
            <text:p>-0.08530136</text:p>
          </table:table-cell>
          <table:table-cell table:formula="of:=VLOOKUP([.G117];[.$A$109:.$B$234];2;0)" office:value-type="float" office:value="-0.1760204" calcext:value-type="float">
            <text:p>-0.1760204</text:p>
          </table:table-cell>
          <table:table-cell table:formula="of:=VLOOKUP([.H117];[.$A$109:.$B$234];2;0)" office:value-type="float" office:value="-0.17962943" calcext:value-type="float">
            <text:p>-0.17962943</text:p>
          </table:table-cell>
          <table:table-cell table:formula="of:=VLOOKUP([.I117];[.$A$109:.$B$234];2;0)" office:value-type="float" office:value="-0.17499779" calcext:value-type="float">
            <text:p>-0.17499779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0.15961174" calcext:value-type="float">
            <text:p>-0.15961174</text:p>
          </table:table-cell>
          <table:table-cell/>
          <table:table-cell table:formula="of:=VLOOKUP([.D118];[.$A$109:.$B$234];2;0)" office:value-type="float" office:value="-0.20770041" calcext:value-type="float">
            <text:p>-0.20770041</text:p>
          </table:table-cell>
          <table:table-cell table:formula="of:=VLOOKUP([.E118];[.$A$109:.$B$234];2;0)" office:value-type="float" office:value="-0.17949689" calcext:value-type="float">
            <text:p>-0.17949689</text:p>
          </table:table-cell>
          <table:table-cell table:formula="of:=VLOOKUP([.F118];[.$A$109:.$B$234];2;0)" office:value-type="float" office:value="-0.09077474" calcext:value-type="float">
            <text:p>-0.09077474</text:p>
          </table:table-cell>
          <table:table-cell table:formula="of:=VLOOKUP([.G118];[.$A$109:.$B$234];2;0)" office:value-type="float" office:value="-0.19408537" calcext:value-type="float">
            <text:p>-0.19408537</text:p>
          </table:table-cell>
          <table:table-cell table:formula="of:=VLOOKUP([.H118];[.$A$109:.$B$234];2;0)" office:value-type="float" office:value="-0.19750657" calcext:value-type="float">
            <text:p>-0.19750657</text:p>
          </table:table-cell>
          <table:table-cell table:formula="of:=VLOOKUP([.I118];[.$A$109:.$B$234];2;0)" office:value-type="float" office:value="-0.19432279" calcext:value-type="float">
            <text:p>-0.1943227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0.16327624" calcext:value-type="float">
            <text:p>-0.16327624</text:p>
          </table:table-cell>
          <table:table-cell/>
          <table:table-cell table:formula="of:=VLOOKUP([.D119];[.$A$109:.$B$234];2;0)" office:value-type="float" office:value="-0.22767839" calcext:value-type="float">
            <text:p>-0.22767839</text:p>
          </table:table-cell>
          <table:table-cell table:formula="of:=VLOOKUP([.E119];[.$A$109:.$B$234];2;0)" office:value-type="float" office:value="-0.19633931" calcext:value-type="float">
            <text:p>-0.19633931</text:p>
          </table:table-cell>
          <table:table-cell table:formula="of:=VLOOKUP([.F119];[.$A$109:.$B$234];2;0)" office:value-type="float" office:value="-0.09930631" calcext:value-type="float">
            <text:p>-0.09930631</text:p>
          </table:table-cell>
          <table:table-cell table:formula="of:=VLOOKUP([.G119];[.$A$109:.$B$234];2;0)" office:value-type="float" office:value="-0.21260221" calcext:value-type="float">
            <text:p>-0.21260221</text:p>
          </table:table-cell>
          <table:table-cell table:formula="of:=VLOOKUP([.H119];[.$A$109:.$B$234];2;0)" office:value-type="float" office:value="-0.21608548" calcext:value-type="float">
            <text:p>-0.21608548</text:p>
          </table:table-cell>
          <table:table-cell table:formula="of:=VLOOKUP([.I119];[.$A$109:.$B$234];2;0)" office:value-type="float" office:value="-0.21284069" calcext:value-type="float">
            <text:p>-0.21284069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0.1584329" calcext:value-type="float">
            <text:p>-0.1584329</text:p>
          </table:table-cell>
          <table:table-cell/>
          <table:table-cell table:formula="of:=VLOOKUP([.D120];[.$A$109:.$B$234];2;0)" office:value-type="float" office:value="-0.24567365" calcext:value-type="float">
            <text:p>-0.24567365</text:p>
          </table:table-cell>
          <table:table-cell table:formula="of:=VLOOKUP([.E120];[.$A$109:.$B$234];2;0)" office:value-type="float" office:value="-0.21065478" calcext:value-type="float">
            <text:p>-0.21065478</text:p>
          </table:table-cell>
          <table:table-cell table:formula="of:=VLOOKUP([.F120];[.$A$109:.$B$234];2;0)" office:value-type="float" office:value="-0.1074227" calcext:value-type="float">
            <text:p>-0.1074227</text:p>
          </table:table-cell>
          <table:table-cell table:formula="of:=VLOOKUP([.G120];[.$A$109:.$B$234];2;0)" office:value-type="float" office:value="-0.22929147" calcext:value-type="float">
            <text:p>-0.22929147</text:p>
          </table:table-cell>
          <table:table-cell table:formula="of:=VLOOKUP([.H120];[.$A$109:.$B$234];2;0)" office:value-type="float" office:value="-0.23238498" calcext:value-type="float">
            <text:p>-0.23238498</text:p>
          </table:table-cell>
          <table:table-cell table:formula="of:=VLOOKUP([.I120];[.$A$109:.$B$234];2;0)" office:value-type="float" office:value="-0.23000973" calcext:value-type="float">
            <text:p>-0.2300097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0.18799117" calcext:value-type="float">
            <text:p>-0.18799117</text:p>
          </table:table-cell>
          <table:table-cell/>
          <table:table-cell table:formula="of:=VLOOKUP([.D121];[.$A$109:.$B$234];2;0)" office:value-type="float" office:value="-0.25732243" calcext:value-type="float">
            <text:p>-0.25732243</text:p>
          </table:table-cell>
          <table:table-cell table:formula="of:=VLOOKUP([.E121];[.$A$109:.$B$234];2;0)" office:value-type="float" office:value="-0.22010076" calcext:value-type="float">
            <text:p>-0.22010076</text:p>
          </table:table-cell>
          <table:table-cell table:formula="of:=VLOOKUP([.F121];[.$A$109:.$B$234];2;0)" office:value-type="float" office:value="-0.11172296" calcext:value-type="float">
            <text:p>-0.11172296</text:p>
          </table:table-cell>
          <table:table-cell table:formula="of:=VLOOKUP([.G121];[.$A$109:.$B$234];2;0)" office:value-type="float" office:value="-0.23956946" calcext:value-type="float">
            <text:p>-0.23956946</text:p>
          </table:table-cell>
          <table:table-cell table:formula="of:=VLOOKUP([.H121];[.$A$109:.$B$234];2;0)" office:value-type="float" office:value="-0.24378656" calcext:value-type="float">
            <text:p>-0.24378656</text:p>
          </table:table-cell>
          <table:table-cell table:formula="of:=VLOOKUP([.I121];[.$A$109:.$B$234];2;0)" office:value-type="float" office:value="-0.24150471" calcext:value-type="float">
            <text:p>-0.2415047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0.16622594" calcext:value-type="float">
            <text:p>-0.16622594</text:p>
          </table:table-cell>
          <table:table-cell/>
          <table:table-cell table:formula="of:=VLOOKUP([.D122];[.$A$109:.$B$234];2;0)" office:value-type="float" office:value="-0.26055645" calcext:value-type="float">
            <text:p>-0.26055645</text:p>
          </table:table-cell>
          <table:table-cell table:formula="of:=VLOOKUP([.E122];[.$A$109:.$B$234];2;0)" office:value-type="float" office:value="-0.22085285" calcext:value-type="float">
            <text:p>-0.22085285</text:p>
          </table:table-cell>
          <table:table-cell table:formula="of:=VLOOKUP([.F122];[.$A$109:.$B$234];2;0)" office:value-type="float" office:value="-0.1109296" calcext:value-type="float">
            <text:p>-0.1109296</text:p>
          </table:table-cell>
          <table:table-cell table:formula="of:=VLOOKUP([.G122];[.$A$109:.$B$234];2;0)" office:value-type="float" office:value="-0.24492841" calcext:value-type="float">
            <text:p>-0.24492841</text:p>
          </table:table-cell>
          <table:table-cell table:formula="of:=VLOOKUP([.H122];[.$A$109:.$B$234];2;0)" office:value-type="float" office:value="-0.24814465" calcext:value-type="float">
            <text:p>-0.24814465</text:p>
          </table:table-cell>
          <table:table-cell table:formula="of:=VLOOKUP([.I122];[.$A$109:.$B$234];2;0)" office:value-type="float" office:value="-0.24544585" calcext:value-type="float">
            <text:p>-0.2454458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0.08530136" calcext:value-type="float">
            <text:p>-0.08530136</text:p>
          </table:table-cell>
          <table:table-cell/>
          <table:table-cell table:formula="of:=VLOOKUP([.D123];[.$A$109:.$B$234];2;0)" office:value-type="float" office:value="-0.26417066" calcext:value-type="float">
            <text:p>-0.26417066</text:p>
          </table:table-cell>
          <table:table-cell table:formula="of:=VLOOKUP([.E123];[.$A$109:.$B$234];2;0)" office:value-type="float" office:value="-0.2227614" calcext:value-type="float">
            <text:p>-0.2227614</text:p>
          </table:table-cell>
          <table:table-cell table:formula="of:=VLOOKUP([.F123];[.$A$109:.$B$234];2;0)" office:value-type="float" office:value="-0.11029422" calcext:value-type="float">
            <text:p>-0.11029422</text:p>
          </table:table-cell>
          <table:table-cell table:formula="of:=VLOOKUP([.G123];[.$A$109:.$B$234];2;0)" office:value-type="float" office:value="-0.24596184" calcext:value-type="float">
            <text:p>-0.24596184</text:p>
          </table:table-cell>
          <table:table-cell table:formula="of:=VLOOKUP([.H123];[.$A$109:.$B$234];2;0)" office:value-type="float" office:value="-0.24996201" calcext:value-type="float">
            <text:p>-0.24996201</text:p>
          </table:table-cell>
          <table:table-cell table:formula="of:=VLOOKUP([.I123];[.$A$109:.$B$234];2;0)" office:value-type="float" office:value="-0.24772907" calcext:value-type="float">
            <text:p>-0.24772907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0.1760204" calcext:value-type="float">
            <text:p>-0.1760204</text:p>
          </table:table-cell>
          <table:table-cell/>
          <table:table-cell table:formula="of:=VLOOKUP([.D124];[.$A$109:.$B$234];2;0)" office:value-type="float" office:value="-0.26550743" calcext:value-type="float">
            <text:p>-0.26550743</text:p>
          </table:table-cell>
          <table:table-cell table:formula="of:=VLOOKUP([.E124];[.$A$109:.$B$234];2;0)" office:value-type="float" office:value="-0.22506613" calcext:value-type="float">
            <text:p>-0.22506613</text:p>
          </table:table-cell>
          <table:table-cell table:formula="of:=VLOOKUP([.F124];[.$A$109:.$B$234];2;0)" office:value-type="float" office:value="-0.11310647" calcext:value-type="float">
            <text:p>-0.11310647</text:p>
          </table:table-cell>
          <table:table-cell table:formula="of:=VLOOKUP([.G124];[.$A$109:.$B$234];2;0)" office:value-type="float" office:value="-0.24684247" calcext:value-type="float">
            <text:p>-0.24684247</text:p>
          </table:table-cell>
          <table:table-cell table:formula="of:=VLOOKUP([.H124];[.$A$109:.$B$234];2;0)" office:value-type="float" office:value="-0.25213611" calcext:value-type="float">
            <text:p>-0.25213611</text:p>
          </table:table-cell>
          <table:table-cell table:formula="of:=VLOOKUP([.I124];[.$A$109:.$B$234];2;0)" office:value-type="float" office:value="-0.24751853" calcext:value-type="float">
            <text:p>-0.24751853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0.17962943" calcext:value-type="float">
            <text:p>-0.17962943</text:p>
          </table:table-cell>
          <table:table-cell/>
          <table:table-cell table:formula="of:=VLOOKUP([.D125];[.$A$109:.$B$234];2;0)" office:value-type="float" office:value="-0.26302824" calcext:value-type="float">
            <text:p>-0.26302824</text:p>
          </table:table-cell>
          <table:table-cell table:formula="of:=VLOOKUP([.E125];[.$A$109:.$B$234];2;0)" office:value-type="float" office:value="-0.22228012" calcext:value-type="float">
            <text:p>-0.22228012</text:p>
          </table:table-cell>
          <table:table-cell table:formula="of:=VLOOKUP([.F125];[.$A$109:.$B$234];2;0)" office:value-type="float" office:value="-0.11131959" calcext:value-type="float">
            <text:p>-0.11131959</text:p>
          </table:table-cell>
          <table:table-cell table:formula="of:=VLOOKUP([.G125];[.$A$109:.$B$234];2;0)" office:value-type="float" office:value="-0.24644277" calcext:value-type="float">
            <text:p>-0.24644277</text:p>
          </table:table-cell>
          <table:table-cell table:formula="of:=VLOOKUP([.H125];[.$A$109:.$B$234];2;0)" office:value-type="float" office:value="-0.25300859" calcext:value-type="float">
            <text:p>-0.25300859</text:p>
          </table:table-cell>
          <table:table-cell table:formula="of:=VLOOKUP([.I125];[.$A$109:.$B$234];2;0)" office:value-type="float" office:value="-0.24782976" calcext:value-type="float">
            <text:p>-0.2478297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0.17499779" calcext:value-type="float">
            <text:p>-0.17499779</text:p>
          </table:table-cell>
          <table:table-cell/>
          <table:table-cell table:formula="of:=VLOOKUP([.D126];[.$A$109:.$B$234];2;0)" office:value-type="float" office:value="-0.26123864" calcext:value-type="float">
            <text:p>-0.26123864</text:p>
          </table:table-cell>
          <table:table-cell table:formula="of:=VLOOKUP([.E126];[.$A$109:.$B$234];2;0)" office:value-type="float" office:value="-0.22074839" calcext:value-type="float">
            <text:p>-0.22074839</text:p>
          </table:table-cell>
          <table:table-cell table:formula="of:=VLOOKUP([.F126];[.$A$109:.$B$234];2;0)" office:value-type="float" office:value="-0.11240332" calcext:value-type="float">
            <text:p>-0.11240332</text:p>
          </table:table-cell>
          <table:table-cell table:formula="of:=VLOOKUP([.G126];[.$A$109:.$B$234];2;0)" office:value-type="float" office:value="-0.24714462" calcext:value-type="float">
            <text:p>-0.24714462</text:p>
          </table:table-cell>
          <table:table-cell table:formula="of:=VLOOKUP([.H126];[.$A$109:.$B$234];2;0)" office:value-type="float" office:value="-0.25308011" calcext:value-type="float">
            <text:p>-0.25308011</text:p>
          </table:table-cell>
          <table:table-cell table:formula="of:=VLOOKUP([.I126];[.$A$109:.$B$234];2;0)" office:value-type="float" office:value="-0.24892441" calcext:value-type="float">
            <text:p>-0.2489244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0.20770041" calcext:value-type="float">
            <text:p>-0.20770041</text:p>
          </table:table-cell>
          <table:table-cell/>
          <table:table-cell table:formula="of:=VLOOKUP([.D127];[.$A$109:.$B$234];2;0)" office:value-type="float" office:value="-0.26048151" calcext:value-type="float">
            <text:p>-0.26048151</text:p>
          </table:table-cell>
          <table:table-cell table:formula="of:=VLOOKUP([.E127];[.$A$109:.$B$234];2;0)" office:value-type="float" office:value="-0.22061272" calcext:value-type="float">
            <text:p>-0.22061272</text:p>
          </table:table-cell>
          <table:table-cell table:formula="of:=VLOOKUP([.F127];[.$A$109:.$B$234];2;0)" office:value-type="float" office:value="-0.11269484" calcext:value-type="float">
            <text:p>-0.11269484</text:p>
          </table:table-cell>
          <table:table-cell table:formula="of:=VLOOKUP([.G127];[.$A$109:.$B$234];2;0)" office:value-type="float" office:value="-0.24972864" calcext:value-type="float">
            <text:p>-0.24972864</text:p>
          </table:table-cell>
          <table:table-cell table:formula="of:=VLOOKUP([.H127];[.$A$109:.$B$234];2;0)" office:value-type="float" office:value="-0.25256968" calcext:value-type="float">
            <text:p>-0.25256968</text:p>
          </table:table-cell>
          <table:table-cell table:formula="of:=VLOOKUP([.I127];[.$A$109:.$B$234];2;0)" office:value-type="float" office:value="-0.24989242" calcext:value-type="float">
            <text:p>-0.24989242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0.17949689" calcext:value-type="float">
            <text:p>-0.17949689</text:p>
          </table:table-cell>
          <table:table-cell/>
          <table:table-cell table:formula="of:=VLOOKUP([.D128];[.$A$109:.$B$234];2;0)" office:value-type="float" office:value="-0.26276867" calcext:value-type="float">
            <text:p>-0.26276867</text:p>
          </table:table-cell>
          <table:table-cell table:formula="of:=VLOOKUP([.E128];[.$A$109:.$B$234];2;0)" office:value-type="float" office:value="-0.22267546" calcext:value-type="float">
            <text:p>-0.22267546</text:p>
          </table:table-cell>
          <table:table-cell table:formula="of:=VLOOKUP([.F128];[.$A$109:.$B$234];2;0)" office:value-type="float" office:value="-0.11442145" calcext:value-type="float">
            <text:p>-0.11442145</text:p>
          </table:table-cell>
          <table:table-cell table:formula="of:=VLOOKUP([.G128];[.$A$109:.$B$234];2;0)" office:value-type="float" office:value="-0.24861777" calcext:value-type="float">
            <text:p>-0.24861777</text:p>
          </table:table-cell>
          <table:table-cell table:formula="of:=VLOOKUP([.H128];[.$A$109:.$B$234];2;0)" office:value-type="float" office:value="-0.25190125" calcext:value-type="float">
            <text:p>-0.25190125</text:p>
          </table:table-cell>
          <table:table-cell table:formula="of:=VLOOKUP([.I128];[.$A$109:.$B$234];2;0)" office:value-type="float" office:value="-0.25343879" calcext:value-type="float">
            <text:p>-0.2534387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0.09077474" calcext:value-type="float">
            <text:p>-0.09077474</text:p>
          </table:table-cell>
          <table:table-cell/>
          <table:table-cell table:formula="of:=VLOOKUP([.D129];[.$A$109:.$B$234];2;0)" office:value-type="float" office:value="-0.2627052" calcext:value-type="float">
            <text:p>-0.2627052</text:p>
          </table:table-cell>
          <table:table-cell table:formula="of:=VLOOKUP([.E129];[.$A$109:.$B$234];2;0)" office:value-type="float" office:value="-0.22301657" calcext:value-type="float">
            <text:p>-0.22301657</text:p>
          </table:table-cell>
          <table:table-cell table:formula="of:=VLOOKUP([.F129];[.$A$109:.$B$234];2;0)" office:value-type="float" office:value="-0.11683214" calcext:value-type="float">
            <text:p>-0.11683214</text:p>
          </table:table-cell>
          <table:table-cell table:formula="of:=VLOOKUP([.G129];[.$A$109:.$B$234];2;0)" office:value-type="float" office:value="-0.2498287" calcext:value-type="float">
            <text:p>-0.2498287</text:p>
          </table:table-cell>
          <table:table-cell table:formula="of:=VLOOKUP([.H129];[.$A$109:.$B$234];2;0)" office:value-type="float" office:value="-0.25260746" calcext:value-type="float">
            <text:p>-0.25260746</text:p>
          </table:table-cell>
          <table:table-cell table:formula="of:=VLOOKUP([.I129];[.$A$109:.$B$234];2;0)" office:value-type="float" office:value="-0.25284682" calcext:value-type="float">
            <text:p>-0.25284682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0.19408537" calcext:value-type="float">
            <text:p>-0.19408537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0.19750657" calcext:value-type="float">
            <text:p>-0.19750657</text:p>
          </table:table-cell>
          <table:table-cell/>
          <table:table-cell table:formula="of:=AVERAGE([.D141:.D160])" office:value-type="float" office:value="-0.206206027" calcext:value-type="float">
            <text:p>-0.206206027</text:p>
          </table:table-cell>
          <table:table-cell table:formula="of:=AVERAGE([.E141:.E160])" office:value-type="float" office:value="-0.177176428" calcext:value-type="float">
            <text:p>-0.177176428</text:p>
          </table:table-cell>
          <table:table-cell table:formula="of:=AVERAGE([.F141:.F160])" office:value-type="float" office:value="-0.0915785105" calcext:value-type="float">
            <text:p>-0.0915785105</text:p>
          </table:table-cell>
          <table:table-cell table:formula="of:=AVERAGE([.G141:.G160])" office:value-type="float" office:value="-0.1943328455" calcext:value-type="float">
            <text:p>-0.1943328455</text:p>
          </table:table-cell>
          <table:table-cell table:formula="of:=AVERAGE([.H141:.H160])" office:value-type="float" office:value="-0.1978102435" calcext:value-type="float">
            <text:p>-0.1978102435</text:p>
          </table:table-cell>
          <table:table-cell table:formula="of:=AVERAGE([.I141:.I160])" office:value-type="float" office:value="-0.1938849675" calcext:value-type="float">
            <text:p>-0.193884967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0.19432279" calcext:value-type="float">
            <text:p>-0.19432279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0.22767839" calcext:value-type="float">
            <text:p>-0.22767839</text:p>
          </table:table-cell>
          <table:table-cell/>
          <table:table-cell office:value-type="string" calcext:value-type="string">
            <text:p>accel x (avg)</text:p>
          </table:table-cell>
          <table:table-cell office:value-type="string" calcext:value-type="string">
            <text:p>accely (avg ….)</text:p>
          </table:table-cell>
          <table:table-cell office:value-type="string" calcext:value-type="string">
            <text:p>accelz</text:p>
          </table:table-cell>
          <table:table-cell office:value-type="string" calcext:value-type="string">
            <text:p>gyrox</text:p>
          </table:table-cell>
          <table:table-cell office:value-type="string" calcext:value-type="string">
            <text:p>gyroy</text:p>
          </table:table-cell>
          <table:table-cell office:value-type="string" calcext:value-type="string">
            <text:p>gyroz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0.19633931" calcext:value-type="float">
            <text:p>-0.19633931</text:p>
          </table:table-cell>
          <table:table-cell/>
          <table:table-cell table:formula="of:=[.D141]-[.D$162]" office:value-type="float" office:value="0.112102357" calcext:value-type="float">
            <text:p>0.112102357</text:p>
          </table:table-cell>
          <table:table-cell table:formula="of:=[.E141]-[.E$162]" office:value-type="float" office:value="0.098382948" calcext:value-type="float">
            <text:p>0.098382948</text:p>
          </table:table-cell>
          <table:table-cell table:formula="of:=[.F141]-[.F$162]" office:value-type="float" office:value="0.0478832005" calcext:value-type="float">
            <text:p>0.0478832005</text:p>
          </table:table-cell>
          <table:table-cell table:formula="of:=[.G141]-[.G$162]" office:value-type="float" office:value="0.1075998255" calcext:value-type="float">
            <text:p>0.1075998255</text:p>
          </table:table-cell>
          <table:table-cell table:formula="of:=[.H141]-[.H$162]" office:value-type="float" office:value="0.1083246035" calcext:value-type="float">
            <text:p>0.1083246035</text:p>
          </table:table-cell>
          <table:table-cell table:formula="of:=[.I141]-[.I$162]" office:value-type="float" office:value="0.1083668875" calcext:value-type="float">
            <text:p>0.108366887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0.09930631" calcext:value-type="float">
            <text:p>-0.09930631</text:p>
          </table:table-cell>
          <table:table-cell/>
          <table:table-cell table:formula="of:=[.D142]-[.D$162]" office:value-type="float" office:value="0.102701117" calcext:value-type="float">
            <text:p>0.102701117</text:p>
          </table:table-cell>
          <table:table-cell table:formula="of:=[.E142]-[.E$162]" office:value-type="float" office:value="0.088543688" calcext:value-type="float">
            <text:p>0.088543688</text:p>
          </table:table-cell>
          <table:table-cell table:formula="of:=[.F142]-[.F$162]" office:value-type="float" office:value="0.0422240705" calcext:value-type="float">
            <text:p>0.0422240705</text:p>
          </table:table-cell>
          <table:table-cell table:formula="of:=[.G142]-[.G$162]" office:value-type="float" office:value="0.0949607055" calcext:value-type="float">
            <text:p>0.0949607055</text:p>
          </table:table-cell>
          <table:table-cell table:formula="of:=[.H142]-[.H$162]" office:value-type="float" office:value="0.0979786435" calcext:value-type="float">
            <text:p>0.0979786435</text:p>
          </table:table-cell>
          <table:table-cell table:formula="of:=[.I142]-[.I$162]" office:value-type="float" office:value="0.0992856975" calcext:value-type="float">
            <text:p>0.099285697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0.21260221" calcext:value-type="float">
            <text:p>-0.21260221</text:p>
          </table:table-cell>
          <table:table-cell/>
          <table:table-cell table:formula="of:=[.D143]-[.D$162]" office:value-type="float" office:value="0.091890787" calcext:value-type="float">
            <text:p>0.091890787</text:p>
          </table:table-cell>
          <table:table-cell table:formula="of:=[.E143]-[.E$162]" office:value-type="float" office:value="0.078358128" calcext:value-type="float">
            <text:p>0.078358128</text:p>
          </table:table-cell>
          <table:table-cell table:formula="of:=[.F143]-[.F$162]" office:value-type="float" office:value="0.0372664905" calcext:value-type="float">
            <text:p>0.0372664905</text:p>
          </table:table-cell>
          <table:table-cell table:formula="of:=[.G143]-[.G$162]" office:value-type="float" office:value="0.0846028355" calcext:value-type="float">
            <text:p>0.0846028355</text:p>
          </table:table-cell>
          <table:table-cell table:formula="of:=[.H143]-[.H$162]" office:value-type="float" office:value="0.0860917635" calcext:value-type="float">
            <text:p>0.0860917635</text:p>
          </table:table-cell>
          <table:table-cell table:formula="of:=[.I143]-[.I$162]" office:value-type="float" office:value="0.0894323175" calcext:value-type="float">
            <text:p>0.089432317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0.21608548" calcext:value-type="float">
            <text:p>-0.21608548</text:p>
          </table:table-cell>
          <table:table-cell/>
          <table:table-cell table:formula="of:=[.D144]-[.D$162]" office:value-type="float" office:value="0.080431827" calcext:value-type="float">
            <text:p>0.080431827</text:p>
          </table:table-cell>
          <table:table-cell table:formula="of:=[.E144]-[.E$162]" office:value-type="float" office:value="0.064885488" calcext:value-type="float">
            <text:p>0.064885488</text:p>
          </table:table-cell>
          <table:table-cell table:formula="of:=[.F144]-[.F$162]" office:value-type="float" office:value="0.0277245405" calcext:value-type="float">
            <text:p>0.0277245405</text:p>
          </table:table-cell>
          <table:table-cell table:formula="of:=[.G144]-[.G$162]" office:value-type="float" office:value="0.0732163555" calcext:value-type="float">
            <text:p>0.0732163555</text:p>
          </table:table-cell>
          <table:table-cell table:formula="of:=[.H144]-[.H$162]" office:value-type="float" office:value="0.0741902235" calcext:value-type="float">
            <text:p>0.0741902235</text:p>
          </table:table-cell>
          <table:table-cell table:formula="of:=[.I144]-[.I$162]" office:value-type="float" office:value="0.0784959475" calcext:value-type="float">
            <text:p>0.078495947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0.21284069" calcext:value-type="float">
            <text:p>-0.21284069</text:p>
          </table:table-cell>
          <table:table-cell/>
          <table:table-cell table:formula="of:=[.D145]-[.D$162]" office:value-type="float" office:value="0.067863697" calcext:value-type="float">
            <text:p>0.067863697</text:p>
          </table:table-cell>
          <table:table-cell table:formula="of:=[.E145]-[.E$162]" office:value-type="float" office:value="0.052913138" calcext:value-type="float">
            <text:p>0.052913138</text:p>
          </table:table-cell>
          <table:table-cell table:formula="of:=[.F145]-[.F$162]" office:value-type="float" office:value="0.0221293105" calcext:value-type="float">
            <text:p>0.0221293105</text:p>
          </table:table-cell>
          <table:table-cell table:formula="of:=[.G145]-[.G$162]" office:value-type="float" office:value="0.0609756855" calcext:value-type="float">
            <text:p>0.0609756855</text:p>
          </table:table-cell>
          <table:table-cell table:formula="of:=[.H145]-[.H$162]" office:value-type="float" office:value="0.0613163235" calcext:value-type="float">
            <text:p>0.0613163235</text:p>
          </table:table-cell>
          <table:table-cell table:formula="of:=[.I145]-[.I$162]" office:value-type="float" office:value="0.0646316175" calcext:value-type="float">
            <text:p>0.064631617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0.24567365" calcext:value-type="float">
            <text:p>-0.24567365</text:p>
          </table:table-cell>
          <table:table-cell/>
          <table:table-cell table:formula="of:=[.D146]-[.D$162]" office:value-type="float" office:value="0.054059597" calcext:value-type="float">
            <text:p>0.054059597</text:p>
          </table:table-cell>
          <table:table-cell table:formula="of:=[.E146]-[.E$162]" office:value-type="float" office:value="0.039101558" calcext:value-type="float">
            <text:p>0.039101558</text:p>
          </table:table-cell>
          <table:table-cell table:formula="of:=[.F146]-[.F$162]" office:value-type="float" office:value="0.0164759105" calcext:value-type="float">
            <text:p>0.0164759105</text:p>
          </table:table-cell>
          <table:table-cell table:formula="of:=[.G146]-[.G$162]" office:value-type="float" office:value="0.0486606255" calcext:value-type="float">
            <text:p>0.0486606255</text:p>
          </table:table-cell>
          <table:table-cell table:formula="of:=[.H146]-[.H$162]" office:value-type="float" office:value="0.0488341535" calcext:value-type="float">
            <text:p>0.0488341535</text:p>
          </table:table-cell>
          <table:table-cell table:formula="of:=[.I146]-[.I$162]" office:value-type="float" office:value="0.0511322475" calcext:value-type="float">
            <text:p>0.051132247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0.21065478" calcext:value-type="float">
            <text:p>-0.21065478</text:p>
          </table:table-cell>
          <table:table-cell/>
          <table:table-cell table:formula="of:=[.D147]-[.D$162]" office:value-type="float" office:value="0.037095117" calcext:value-type="float">
            <text:p>0.037095117</text:p>
          </table:table-cell>
          <table:table-cell table:formula="of:=[.E147]-[.E$162]" office:value-type="float" office:value="0.025352808" calcext:value-type="float">
            <text:p>0.025352808</text:p>
          </table:table-cell>
          <table:table-cell table:formula="of:=[.F147]-[.F$162]" office:value-type="float" office:value="0.0123055405" calcext:value-type="float">
            <text:p>0.0123055405</text:p>
          </table:table-cell>
          <table:table-cell table:formula="of:=[.G147]-[.G$162]" office:value-type="float" office:value="0.0347211055" calcext:value-type="float">
            <text:p>0.0347211055</text:p>
          </table:table-cell>
          <table:table-cell table:formula="of:=[.H147]-[.H$162]" office:value-type="float" office:value="0.0345340035" calcext:value-type="float">
            <text:p>0.0345340035</text:p>
          </table:table-cell>
          <table:table-cell table:formula="of:=[.I147]-[.I$162]" office:value-type="float" office:value="0.0354520675" calcext:value-type="float">
            <text:p>0.0354520675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0.1074227" calcext:value-type="float">
            <text:p>-0.1074227</text:p>
          </table:table-cell>
          <table:table-cell/>
          <table:table-cell table:formula="of:=[.D148]-[.D$162]" office:value-type="float" office:value="0.018214857" calcext:value-type="float">
            <text:p>0.018214857</text:p>
          </table:table-cell>
          <table:table-cell table:formula="of:=[.E148]-[.E$162]" office:value-type="float" office:value="0.010950488" calcext:value-type="float">
            <text:p>0.010950488</text:p>
          </table:table-cell>
          <table:table-cell table:formula="of:=[.F148]-[.F$162]" office:value-type="float" office:value="0.0062771505" calcext:value-type="float">
            <text:p>0.0062771505</text:p>
          </table:table-cell>
          <table:table-cell table:formula="of:=[.G148]-[.G$162]" office:value-type="float" office:value="0.0183124455" calcext:value-type="float">
            <text:p>0.0183124455</text:p>
          </table:table-cell>
          <table:table-cell table:formula="of:=[.H148]-[.H$162]" office:value-type="float" office:value="0.0181808135" calcext:value-type="float">
            <text:p>0.0181808135</text:p>
          </table:table-cell>
          <table:table-cell table:formula="of:=[.I148]-[.I$162]" office:value-type="float" office:value="0.0188871775" calcext:value-type="float">
            <text:p>0.018887177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0.22929147" calcext:value-type="float">
            <text:p>-0.22929147</text:p>
          </table:table-cell>
          <table:table-cell/>
          <table:table-cell table:formula="of:=[.D149]-[.D$162]" office:value-type="float" office:value="-0.00149438300000002" calcext:value-type="float">
            <text:p>-0.001494383</text:p>
          </table:table-cell>
          <table:table-cell table:formula="of:=[.E149]-[.E$162]" office:value-type="float" office:value="-0.00232046199999997" calcext:value-type="float">
            <text:p>-0.002320462</text:p>
          </table:table-cell>
          <table:table-cell table:formula="of:=[.F149]-[.F$162]" office:value-type="float" office:value="0.000803770499999995" calcext:value-type="float">
            <text:p>0.0008037705</text:p>
          </table:table-cell>
          <table:table-cell table:formula="of:=[.G149]-[.G$162]" office:value-type="float" office:value="0.000247475499999983" calcext:value-type="float">
            <text:p>0.0002474755</text:p>
          </table:table-cell>
          <table:table-cell table:formula="of:=[.H149]-[.H$162]" office:value-type="float" office:value="0.000303673500000018" calcext:value-type="float">
            <text:p>0.0003036735</text:p>
          </table:table-cell>
          <table:table-cell table:formula="of:=[.I149]-[.I$162]" office:value-type="float" office:value="-0.00043782249999999" calcext:value-type="float">
            <text:p>-0.000437822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0.23238498" calcext:value-type="float">
            <text:p>-0.23238498</text:p>
          </table:table-cell>
          <table:table-cell/>
          <table:table-cell table:formula="of:=[.D150]-[.D$162]" office:value-type="float" office:value="-0.021472363" calcext:value-type="float">
            <text:p>-0.021472363</text:p>
          </table:table-cell>
          <table:table-cell table:formula="of:=[.E150]-[.E$162]" office:value-type="float" office:value="-0.019162882" calcext:value-type="float">
            <text:p>-0.019162882</text:p>
          </table:table-cell>
          <table:table-cell table:formula="of:=[.F150]-[.F$162]" office:value-type="float" office:value="-0.00772779950000001" calcext:value-type="float">
            <text:p>-0.0077277995</text:p>
          </table:table-cell>
          <table:table-cell table:formula="of:=[.G150]-[.G$162]" office:value-type="float" office:value="-0.0182693645" calcext:value-type="float">
            <text:p>-0.0182693645</text:p>
          </table:table-cell>
          <table:table-cell table:formula="of:=[.H150]-[.H$162]" office:value-type="float" office:value="-0.0182752365" calcext:value-type="float">
            <text:p>-0.0182752365</text:p>
          </table:table-cell>
          <table:table-cell table:formula="of:=[.I150]-[.I$162]" office:value-type="float" office:value="-0.0189557225" calcext:value-type="float">
            <text:p>-0.018955722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0.23000973" calcext:value-type="float">
            <text:p>-0.23000973</text:p>
          </table:table-cell>
          <table:table-cell/>
          <table:table-cell table:formula="of:=[.D151]-[.D$162]" office:value-type="float" office:value="-0.039467623" calcext:value-type="float">
            <text:p>-0.039467623</text:p>
          </table:table-cell>
          <table:table-cell table:formula="of:=[.E151]-[.E$162]" office:value-type="float" office:value="-0.033478352" calcext:value-type="float">
            <text:p>-0.033478352</text:p>
          </table:table-cell>
          <table:table-cell table:formula="of:=[.F151]-[.F$162]" office:value-type="float" office:value="-0.0158441895" calcext:value-type="float">
            <text:p>-0.0158441895</text:p>
          </table:table-cell>
          <table:table-cell table:formula="of:=[.G151]-[.G$162]" office:value-type="float" office:value="-0.0349586245" calcext:value-type="float">
            <text:p>-0.0349586245</text:p>
          </table:table-cell>
          <table:table-cell table:formula="of:=[.H151]-[.H$162]" office:value-type="float" office:value="-0.0345747365" calcext:value-type="float">
            <text:p>-0.0345747365</text:p>
          </table:table-cell>
          <table:table-cell table:formula="of:=[.I151]-[.I$162]" office:value-type="float" office:value="-0.0361247625" calcext:value-type="float">
            <text:p>-0.036124762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0.25732243" calcext:value-type="float">
            <text:p>-0.25732243</text:p>
          </table:table-cell>
          <table:table-cell/>
          <table:table-cell table:formula="of:=[.D152]-[.D$162]" office:value-type="float" office:value="-0.051116403" calcext:value-type="float">
            <text:p>-0.051116403</text:p>
          </table:table-cell>
          <table:table-cell table:formula="of:=[.E152]-[.E$162]" office:value-type="float" office:value="-0.042924332" calcext:value-type="float">
            <text:p>-0.042924332</text:p>
          </table:table-cell>
          <table:table-cell table:formula="of:=[.F152]-[.F$162]" office:value-type="float" office:value="-0.0201444495" calcext:value-type="float">
            <text:p>-0.0201444495</text:p>
          </table:table-cell>
          <table:table-cell table:formula="of:=[.G152]-[.G$162]" office:value-type="float" office:value="-0.0452366145" calcext:value-type="float">
            <text:p>-0.0452366145</text:p>
          </table:table-cell>
          <table:table-cell table:formula="of:=[.H152]-[.H$162]" office:value-type="float" office:value="-0.0459763165" calcext:value-type="float">
            <text:p>-0.0459763165</text:p>
          </table:table-cell>
          <table:table-cell table:formula="of:=[.I152]-[.I$162]" office:value-type="float" office:value="-0.0476197425" calcext:value-type="float">
            <text:p>-0.047619742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0.22010076" calcext:value-type="float">
            <text:p>-0.22010076</text:p>
          </table:table-cell>
          <table:table-cell/>
          <table:table-cell table:formula="of:=[.D153]-[.D$162]" office:value-type="float" office:value="-0.054350423" calcext:value-type="float">
            <text:p>-0.054350423</text:p>
          </table:table-cell>
          <table:table-cell table:formula="of:=[.E153]-[.E$162]" office:value-type="float" office:value="-0.043676422" calcext:value-type="float">
            <text:p>-0.043676422</text:p>
          </table:table-cell>
          <table:table-cell table:formula="of:=[.F153]-[.F$162]" office:value-type="float" office:value="-0.0193510895" calcext:value-type="float">
            <text:p>-0.0193510895</text:p>
          </table:table-cell>
          <table:table-cell table:formula="of:=[.G153]-[.G$162]" office:value-type="float" office:value="-0.0505955645" calcext:value-type="float">
            <text:p>-0.0505955645</text:p>
          </table:table-cell>
          <table:table-cell table:formula="of:=[.H153]-[.H$162]" office:value-type="float" office:value="-0.0503344065" calcext:value-type="float">
            <text:p>-0.0503344065</text:p>
          </table:table-cell>
          <table:table-cell table:formula="of:=[.I153]-[.I$162]" office:value-type="float" office:value="-0.0515608825" calcext:value-type="float">
            <text:p>-0.051560882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0.11172296" calcext:value-type="float">
            <text:p>-0.11172296</text:p>
          </table:table-cell>
          <table:table-cell/>
          <table:table-cell table:formula="of:=[.D154]-[.D$162]" office:value-type="float" office:value="-0.057964633" calcext:value-type="float">
            <text:p>-0.057964633</text:p>
          </table:table-cell>
          <table:table-cell table:formula="of:=[.E154]-[.E$162]" office:value-type="float" office:value="-0.045584972" calcext:value-type="float">
            <text:p>-0.045584972</text:p>
          </table:table-cell>
          <table:table-cell table:formula="of:=[.F154]-[.F$162]" office:value-type="float" office:value="-0.0187157095" calcext:value-type="float">
            <text:p>-0.0187157095</text:p>
          </table:table-cell>
          <table:table-cell table:formula="of:=[.G154]-[.G$162]" office:value-type="float" office:value="-0.0516289945" calcext:value-type="float">
            <text:p>-0.0516289945</text:p>
          </table:table-cell>
          <table:table-cell table:formula="of:=[.H154]-[.H$162]" office:value-type="float" office:value="-0.0521517665" calcext:value-type="float">
            <text:p>-0.0521517665</text:p>
          </table:table-cell>
          <table:table-cell table:formula="of:=[.I154]-[.I$162]" office:value-type="float" office:value="-0.0538441025" calcext:value-type="float">
            <text:p>-0.053844102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0.23956946" calcext:value-type="float">
            <text:p>-0.23956946</text:p>
          </table:table-cell>
          <table:table-cell/>
          <table:table-cell table:formula="of:=[.D155]-[.D$162]" office:value-type="float" office:value="-0.059301403" calcext:value-type="float">
            <text:p>-0.059301403</text:p>
          </table:table-cell>
          <table:table-cell table:formula="of:=[.E155]-[.E$162]" office:value-type="float" office:value="-0.047889702" calcext:value-type="float">
            <text:p>-0.047889702</text:p>
          </table:table-cell>
          <table:table-cell table:formula="of:=[.F155]-[.F$162]" office:value-type="float" office:value="-0.0215279595" calcext:value-type="float">
            <text:p>-0.0215279595</text:p>
          </table:table-cell>
          <table:table-cell table:formula="of:=[.G155]-[.G$162]" office:value-type="float" office:value="-0.0525096245" calcext:value-type="float">
            <text:p>-0.0525096245</text:p>
          </table:table-cell>
          <table:table-cell table:formula="of:=[.H155]-[.H$162]" office:value-type="float" office:value="-0.0543258665" calcext:value-type="float">
            <text:p>-0.0543258665</text:p>
          </table:table-cell>
          <table:table-cell table:formula="of:=[.I155]-[.I$162]" office:value-type="float" office:value="-0.0536335625" calcext:value-type="float">
            <text:p>-0.053633562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0.24378656" calcext:value-type="float">
            <text:p>-0.24378656</text:p>
          </table:table-cell>
          <table:table-cell/>
          <table:table-cell table:formula="of:=[.D156]-[.D$162]" office:value-type="float" office:value="-0.056822213" calcext:value-type="float">
            <text:p>-0.056822213</text:p>
          </table:table-cell>
          <table:table-cell table:formula="of:=[.E156]-[.E$162]" office:value-type="float" office:value="-0.045103692" calcext:value-type="float">
            <text:p>-0.045103692</text:p>
          </table:table-cell>
          <table:table-cell table:formula="of:=[.F156]-[.F$162]" office:value-type="float" office:value="-0.0197410795" calcext:value-type="float">
            <text:p>-0.0197410795</text:p>
          </table:table-cell>
          <table:table-cell table:formula="of:=[.G156]-[.G$162]" office:value-type="float" office:value="-0.0521099245" calcext:value-type="float">
            <text:p>-0.0521099245</text:p>
          </table:table-cell>
          <table:table-cell table:formula="of:=[.H156]-[.H$162]" office:value-type="float" office:value="-0.0551983465" calcext:value-type="float">
            <text:p>-0.0551983465</text:p>
          </table:table-cell>
          <table:table-cell table:formula="of:=[.I156]-[.I$162]" office:value-type="float" office:value="-0.0539447925" calcext:value-type="float">
            <text:p>-0.0539447925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0.24150471" calcext:value-type="float">
            <text:p>-0.24150471</text:p>
          </table:table-cell>
          <table:table-cell/>
          <table:table-cell table:formula="of:=[.D157]-[.D$162]" office:value-type="float" office:value="-0.055032613" calcext:value-type="float">
            <text:p>-0.055032613</text:p>
          </table:table-cell>
          <table:table-cell table:formula="of:=[.E157]-[.E$162]" office:value-type="float" office:value="-0.043571962" calcext:value-type="float">
            <text:p>-0.043571962</text:p>
          </table:table-cell>
          <table:table-cell table:formula="of:=[.F157]-[.F$162]" office:value-type="float" office:value="-0.0208248095" calcext:value-type="float">
            <text:p>-0.0208248095</text:p>
          </table:table-cell>
          <table:table-cell table:formula="of:=[.G157]-[.G$162]" office:value-type="float" office:value="-0.0528117745" calcext:value-type="float">
            <text:p>-0.0528117745</text:p>
          </table:table-cell>
          <table:table-cell table:formula="of:=[.H157]-[.H$162]" office:value-type="float" office:value="-0.0552698665" calcext:value-type="float">
            <text:p>-0.0552698665</text:p>
          </table:table-cell>
          <table:table-cell table:formula="of:=[.I157]-[.I$162]" office:value-type="float" office:value="-0.0550394425" calcext:value-type="float">
            <text:p>-0.055039442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0.26055645" calcext:value-type="float">
            <text:p>-0.26055645</text:p>
          </table:table-cell>
          <table:table-cell/>
          <table:table-cell table:formula="of:=[.D158]-[.D$162]" office:value-type="float" office:value="-0.054275483" calcext:value-type="float">
            <text:p>-0.054275483</text:p>
          </table:table-cell>
          <table:table-cell table:formula="of:=[.E158]-[.E$162]" office:value-type="float" office:value="-0.043436292" calcext:value-type="float">
            <text:p>-0.043436292</text:p>
          </table:table-cell>
          <table:table-cell table:formula="of:=[.F158]-[.F$162]" office:value-type="float" office:value="-0.0211163295" calcext:value-type="float">
            <text:p>-0.0211163295</text:p>
          </table:table-cell>
          <table:table-cell table:formula="of:=[.G158]-[.G$162]" office:value-type="float" office:value="-0.0553957945" calcext:value-type="float">
            <text:p>-0.0553957945</text:p>
          </table:table-cell>
          <table:table-cell table:formula="of:=[.H158]-[.H$162]" office:value-type="float" office:value="-0.0547594365" calcext:value-type="float">
            <text:p>-0.0547594365</text:p>
          </table:table-cell>
          <table:table-cell table:formula="of:=[.I158]-[.I$162]" office:value-type="float" office:value="-0.0560074525" calcext:value-type="float">
            <text:p>-0.0560074525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0.22085285" calcext:value-type="float">
            <text:p>-0.22085285</text:p>
          </table:table-cell>
          <table:table-cell/>
          <table:table-cell table:formula="of:=[.D159]-[.D$162]" office:value-type="float" office:value="-0.056562643" calcext:value-type="float">
            <text:p>-0.056562643</text:p>
          </table:table-cell>
          <table:table-cell table:formula="of:=[.E159]-[.E$162]" office:value-type="float" office:value="-0.045499032" calcext:value-type="float">
            <text:p>-0.045499032</text:p>
          </table:table-cell>
          <table:table-cell table:formula="of:=[.F159]-[.F$162]" office:value-type="float" office:value="-0.0228429395" calcext:value-type="float">
            <text:p>-0.0228429395</text:p>
          </table:table-cell>
          <table:table-cell table:formula="of:=[.G159]-[.G$162]" office:value-type="float" office:value="-0.0542849245" calcext:value-type="float">
            <text:p>-0.0542849245</text:p>
          </table:table-cell>
          <table:table-cell table:formula="of:=[.H159]-[.H$162]" office:value-type="float" office:value="-0.0540910065" calcext:value-type="float">
            <text:p>-0.0540910065</text:p>
          </table:table-cell>
          <table:table-cell table:formula="of:=[.I159]-[.I$162]" office:value-type="float" office:value="-0.0595538225" calcext:value-type="float">
            <text:p>-0.059553822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0.1109296" calcext:value-type="float">
            <text:p>-0.1109296</text:p>
          </table:table-cell>
          <table:table-cell/>
          <table:table-cell table:formula="of:=[.D160]-[.D$162]" office:value-type="float" office:value="-0.056499173" calcext:value-type="float">
            <text:p>-0.056499173</text:p>
          </table:table-cell>
          <table:table-cell table:formula="of:=[.E160]-[.E$162]" office:value-type="float" office:value="-0.045840142" calcext:value-type="float">
            <text:p>-0.045840142</text:p>
          </table:table-cell>
          <table:table-cell table:formula="of:=[.F160]-[.F$162]" office:value-type="float" office:value="-0.0252536295" calcext:value-type="float">
            <text:p>-0.0252536295</text:p>
          </table:table-cell>
          <table:table-cell table:formula="of:=[.G160]-[.G$162]" office:value-type="float" office:value="-0.0554958545" calcext:value-type="float">
            <text:p>-0.0554958545</text:p>
          </table:table-cell>
          <table:table-cell table:formula="of:=[.H160]-[.H$162]" office:value-type="float" office:value="-0.0547972165" calcext:value-type="float">
            <text:p>-0.0547972165</text:p>
          </table:table-cell>
          <table:table-cell table:formula="of:=[.I160]-[.I$162]" office:value-type="float" office:value="-0.0589618525" calcext:value-type="float">
            <text:p>-0.058961852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0.24492841" calcext:value-type="float">
            <text:p>-0.24492841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0.24814465" calcext:value-type="float">
            <text:p>-0.24814465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0.24544585" calcext:value-type="float">
            <text:p>-0.24544585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0.26417066" calcext:value-type="float">
            <text:p>-0.26417066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0.2227614" calcext:value-type="float">
            <text:p>-0.2227614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0.11029422" calcext:value-type="float">
            <text:p>-0.11029422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0.24596184" calcext:value-type="float">
            <text:p>-0.24596184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0.24996201" calcext:value-type="float">
            <text:p>-0.24996201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0.24772907" calcext:value-type="float">
            <text:p>-0.24772907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0.26550743" calcext:value-type="float">
            <text:p>-0.26550743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0.22506613" calcext:value-type="float">
            <text:p>-0.22506613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0.11310647" calcext:value-type="float">
            <text:p>-0.11310647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0.24684247" calcext:value-type="float">
            <text:p>-0.24684247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0.25213611" calcext:value-type="float">
            <text:p>-0.25213611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0.24751853" calcext:value-type="float">
            <text:p>-0.24751853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0.26302824" calcext:value-type="float">
            <text:p>-0.26302824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0.22228012" calcext:value-type="float">
            <text:p>-0.2222801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0.11131959" calcext:value-type="float">
            <text:p>-0.11131959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0.24644277" calcext:value-type="float">
            <text:p>-0.24644277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0.25300859" calcext:value-type="float">
            <text:p>-0.25300859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0.24782976" calcext:value-type="float">
            <text:p>-0.2478297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0.26123864" calcext:value-type="float">
            <text:p>-0.26123864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0.22074839" calcext:value-type="float">
            <text:p>-0.22074839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0.11240332" calcext:value-type="float">
            <text:p>-0.11240332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0.24714462" calcext:value-type="float">
            <text:p>-0.24714462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0.25308011" calcext:value-type="float">
            <text:p>-0.25308011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0.24892441" calcext:value-type="float">
            <text:p>-0.24892441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0.26048151" calcext:value-type="float">
            <text:p>-0.26048151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0.22061272" calcext:value-type="float">
            <text:p>-0.22061272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0.11269484" calcext:value-type="float">
            <text:p>-0.11269484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0.24972864" calcext:value-type="float">
            <text:p>-0.24972864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0.25256968" calcext:value-type="float">
            <text:p>-0.25256968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0.24989242" calcext:value-type="float">
            <text:p>-0.24989242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0.26276867" calcext:value-type="float">
            <text:p>-0.26276867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0.22267546" calcext:value-type="float">
            <text:p>-0.22267546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0.11442145" calcext:value-type="float">
            <text:p>-0.11442145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0.24861777" calcext:value-type="float">
            <text:p>-0.24861777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0.25190125" calcext:value-type="float">
            <text:p>-0.25190125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0.25343879" calcext:value-type="float">
            <text:p>-0.25343879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0.2627052" calcext:value-type="float">
            <text:p>-0.2627052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0.22301657" calcext:value-type="float">
            <text:p>-0.22301657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0.11683214" calcext:value-type="float">
            <text:p>-0.11683214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0.2498287" calcext:value-type="float">
            <text:p>-0.2498287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0.25260746" calcext:value-type="float">
            <text:p>-0.25260746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0.25284682" calcext:value-type="float">
            <text:p>-0.25284682</text:p>
          </table:table-cell>
          <table:table-cell table:number-columns-repeated="8"/>
        </table:table-row>
      </table:table>
      <table:table table:name="Sheet1_2" table:style-name="ta1">
        <table:shapes>
          <draw:frame draw:z-index="0" draw:style-name="gr1" draw:text-style-name="P1" svg:width="453.51pt" svg:height="255.09pt" svg:x="578.86pt" svg:y="1782.03pt">
            <loext:p draw:notify-on-update-of-ranges="Sheet1_2.D140:Sheet1_2.D140 Sheet1_2.D141:Sheet1_2.D160 Sheet1_2.E140:Sheet1_2.E140 Sheet1_2.E141:Sheet1_2.E160 Sheet1_2.F140:Sheet1_2.F140 Sheet1_2.F141:Sheet1_2.F160 Sheet1_2.G140:Sheet1_2.G140 Sheet1_2.G141:Sheet1_2.G160 Sheet1_2.H140:Sheet1_2.H140 Sheet1_2.H141:Sheet1_2.H160 Sheet1_2.I140:Sheet1_2.I140 Sheet1_2.I141:Sheet1_2.I16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453.51pt" svg:height="255.09pt" svg:x="578.86pt" svg:y="2089.22pt">
            <loext:p draw:notify-on-update-of-ranges="Sheet1_2.D164:Sheet1_2.D164 Sheet1_2.D165:Sheet1_2.D184 Sheet1_2.E164:Sheet1_2.E164 Sheet1_2.E165:Sheet1_2.E184 Sheet1_2.F164:Sheet1_2.F164 Sheet1_2.F165:Sheet1_2.F184 Sheet1_2.G164:Sheet1_2.G164 Sheet1_2.G165:Sheet1_2.G184 Sheet1_2.H164:Sheet1_2.H164 Sheet1_2.H165:Sheet1_2.H184 Sheet1_2.I164:Sheet1_2.I164 Sheet1_2.I165:Sheet1_2.I184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 table:number-rows-repeated="108">
          <table:table-cell table:number-columns-repeated="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4972976" calcext:value-type="float">
            <text:p>0.54972976</text:p>
          </table:table-cell>
          <table:table-cell office:value-type="float" office:value="0" calcext:value-type="float">
            <text:p>0</text:p>
          </table:table-cell>
          <table:table-cell table:formula="of:=[.D$109]+[.$C110]*6" office:value-type="float" office:value="0" calcext:value-type="float">
            <text:p>0</text:p>
          </table:table-cell>
          <table:table-cell table:formula="of:=[.E$109]+[.$C110]*6" office:value-type="float" office:value="1" calcext:value-type="float">
            <text:p>1</text:p>
          </table:table-cell>
          <table:table-cell table:formula="of:=[.F$109]+[.$C110]*6" office:value-type="float" office:value="2" calcext:value-type="float">
            <text:p>2</text:p>
          </table:table-cell>
          <table:table-cell table:formula="of:=[.G$109]+[.$C110]*6" office:value-type="float" office:value="3" calcext:value-type="float">
            <text:p>3</text:p>
          </table:table-cell>
          <table:table-cell table:formula="of:=[.H$109]+[.$C110]*6" office:value-type="float" office:value="4" calcext:value-type="float">
            <text:p>4</text:p>
          </table:table-cell>
          <table:table-cell table:formula="of:=[.I$109]+[.$C110]*6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1279136" calcext:value-type="float">
            <text:p>0.51279136</text:p>
          </table:table-cell>
          <table:table-cell office:value-type="float" office:value="1" calcext:value-type="float">
            <text:p>1</text:p>
          </table:table-cell>
          <table:table-cell table:formula="of:=[.D$109]+[.$C111]*6" office:value-type="float" office:value="6" calcext:value-type="float">
            <text:p>6</text:p>
          </table:table-cell>
          <table:table-cell table:formula="of:=[.E$109]+[.$C111]*6" office:value-type="float" office:value="7" calcext:value-type="float">
            <text:p>7</text:p>
          </table:table-cell>
          <table:table-cell table:formula="of:=[.F$109]+[.$C111]*6" office:value-type="float" office:value="8" calcext:value-type="float">
            <text:p>8</text:p>
          </table:table-cell>
          <table:table-cell table:formula="of:=[.G$109]+[.$C111]*6" office:value-type="float" office:value="9" calcext:value-type="float">
            <text:p>9</text:p>
          </table:table-cell>
          <table:table-cell table:formula="of:=[.H$109]+[.$C111]*6" office:value-type="float" office:value="10" calcext:value-type="float">
            <text:p>10</text:p>
          </table:table-cell>
          <table:table-cell table:formula="of:=[.I$109]+[.$C111]*6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192678" calcext:value-type="float">
            <text:p>0.24192678</text:p>
          </table:table-cell>
          <table:table-cell office:value-type="float" office:value="2" calcext:value-type="float">
            <text:p>2</text:p>
          </table:table-cell>
          <table:table-cell table:formula="of:=[.D$109]+[.$C112]*6" office:value-type="float" office:value="12" calcext:value-type="float">
            <text:p>12</text:p>
          </table:table-cell>
          <table:table-cell table:formula="of:=[.E$109]+[.$C112]*6" office:value-type="float" office:value="13" calcext:value-type="float">
            <text:p>13</text:p>
          </table:table-cell>
          <table:table-cell table:formula="of:=[.F$109]+[.$C112]*6" office:value-type="float" office:value="14" calcext:value-type="float">
            <text:p>14</text:p>
          </table:table-cell>
          <table:table-cell table:formula="of:=[.G$109]+[.$C112]*6" office:value-type="float" office:value="15" calcext:value-type="float">
            <text:p>15</text:p>
          </table:table-cell>
          <table:table-cell table:formula="of:=[.H$109]+[.$C112]*6" office:value-type="float" office:value="16" calcext:value-type="float">
            <text:p>16</text:p>
          </table:table-cell>
          <table:table-cell table:formula="of:=[.I$109]+[.$C112]*6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0061413" calcext:value-type="float">
            <text:p>0.50061413</text:p>
          </table:table-cell>
          <table:table-cell office:value-type="float" office:value="3" calcext:value-type="float">
            <text:p>3</text:p>
          </table:table-cell>
          <table:table-cell table:formula="of:=[.D$109]+[.$C113]*6" office:value-type="float" office:value="18" calcext:value-type="float">
            <text:p>18</text:p>
          </table:table-cell>
          <table:table-cell table:formula="of:=[.E$109]+[.$C113]*6" office:value-type="float" office:value="19" calcext:value-type="float">
            <text:p>19</text:p>
          </table:table-cell>
          <table:table-cell table:formula="of:=[.F$109]+[.$C113]*6" office:value-type="float" office:value="20" calcext:value-type="float">
            <text:p>20</text:p>
          </table:table-cell>
          <table:table-cell table:formula="of:=[.G$109]+[.$C113]*6" office:value-type="float" office:value="21" calcext:value-type="float">
            <text:p>21</text:p>
          </table:table-cell>
          <table:table-cell table:formula="of:=[.H$109]+[.$C113]*6" office:value-type="float" office:value="22" calcext:value-type="float">
            <text:p>22</text:p>
          </table:table-cell>
          <table:table-cell table:formula="of:=[.I$109]+[.$C113]*6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059716" calcext:value-type="float">
            <text:p>0.5059716</text:p>
          </table:table-cell>
          <table:table-cell office:value-type="float" office:value="4" calcext:value-type="float">
            <text:p>4</text:p>
          </table:table-cell>
          <table:table-cell table:formula="of:=[.D$109]+[.$C114]*6" office:value-type="float" office:value="24" calcext:value-type="float">
            <text:p>24</text:p>
          </table:table-cell>
          <table:table-cell table:formula="of:=[.E$109]+[.$C114]*6" office:value-type="float" office:value="25" calcext:value-type="float">
            <text:p>25</text:p>
          </table:table-cell>
          <table:table-cell table:formula="of:=[.F$109]+[.$C114]*6" office:value-type="float" office:value="26" calcext:value-type="float">
            <text:p>26</text:p>
          </table:table-cell>
          <table:table-cell table:formula="of:=[.G$109]+[.$C114]*6" office:value-type="float" office:value="27" calcext:value-type="float">
            <text:p>27</text:p>
          </table:table-cell>
          <table:table-cell table:formula="of:=[.H$109]+[.$C114]*6" office:value-type="float" office:value="28" calcext:value-type="float">
            <text:p>28</text:p>
          </table:table-cell>
          <table:table-cell table:formula="of:=[.I$109]+[.$C114]*6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0886768" calcext:value-type="float">
            <text:p>0.50886768</text:p>
          </table:table-cell>
          <table:table-cell office:value-type="float" office:value="5" calcext:value-type="float">
            <text:p>5</text:p>
          </table:table-cell>
          <table:table-cell table:formula="of:=[.D$109]+[.$C115]*6" office:value-type="float" office:value="30" calcext:value-type="float">
            <text:p>30</text:p>
          </table:table-cell>
          <table:table-cell table:formula="of:=[.E$109]+[.$C115]*6" office:value-type="float" office:value="31" calcext:value-type="float">
            <text:p>31</text:p>
          </table:table-cell>
          <table:table-cell table:formula="of:=[.F$109]+[.$C115]*6" office:value-type="float" office:value="32" calcext:value-type="float">
            <text:p>32</text:p>
          </table:table-cell>
          <table:table-cell table:formula="of:=[.G$109]+[.$C115]*6" office:value-type="float" office:value="33" calcext:value-type="float">
            <text:p>33</text:p>
          </table:table-cell>
          <table:table-cell table:formula="of:=[.H$109]+[.$C115]*6" office:value-type="float" office:value="34" calcext:value-type="float">
            <text:p>34</text:p>
          </table:table-cell>
          <table:table-cell table:formula="of:=[.I$109]+[.$C115]*6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4771825" calcext:value-type="float">
            <text:p>0.54771825</text:p>
          </table:table-cell>
          <table:table-cell office:value-type="float" office:value="6" calcext:value-type="float">
            <text:p>6</text:p>
          </table:table-cell>
          <table:table-cell table:formula="of:=[.D$109]+[.$C116]*6" office:value-type="float" office:value="36" calcext:value-type="float">
            <text:p>36</text:p>
          </table:table-cell>
          <table:table-cell table:formula="of:=[.E$109]+[.$C116]*6" office:value-type="float" office:value="37" calcext:value-type="float">
            <text:p>37</text:p>
          </table:table-cell>
          <table:table-cell table:formula="of:=[.F$109]+[.$C116]*6" office:value-type="float" office:value="38" calcext:value-type="float">
            <text:p>38</text:p>
          </table:table-cell>
          <table:table-cell table:formula="of:=[.G$109]+[.$C116]*6" office:value-type="float" office:value="39" calcext:value-type="float">
            <text:p>39</text:p>
          </table:table-cell>
          <table:table-cell table:formula="of:=[.H$109]+[.$C116]*6" office:value-type="float" office:value="40" calcext:value-type="float">
            <text:p>40</text:p>
          </table:table-cell>
          <table:table-cell table:formula="of:=[.I$109]+[.$C116]*6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1244073" calcext:value-type="float">
            <text:p>0.51244073</text:p>
          </table:table-cell>
          <table:table-cell office:value-type="float" office:value="7" calcext:value-type="float">
            <text:p>7</text:p>
          </table:table-cell>
          <table:table-cell table:formula="of:=[.D$109]+[.$C117]*6" office:value-type="float" office:value="42" calcext:value-type="float">
            <text:p>42</text:p>
          </table:table-cell>
          <table:table-cell table:formula="of:=[.E$109]+[.$C117]*6" office:value-type="float" office:value="43" calcext:value-type="float">
            <text:p>43</text:p>
          </table:table-cell>
          <table:table-cell table:formula="of:=[.F$109]+[.$C117]*6" office:value-type="float" office:value="44" calcext:value-type="float">
            <text:p>44</text:p>
          </table:table-cell>
          <table:table-cell table:formula="of:=[.G$109]+[.$C117]*6" office:value-type="float" office:value="45" calcext:value-type="float">
            <text:p>45</text:p>
          </table:table-cell>
          <table:table-cell table:formula="of:=[.H$109]+[.$C117]*6" office:value-type="float" office:value="46" calcext:value-type="float">
            <text:p>46</text:p>
          </table:table-cell>
          <table:table-cell table:formula="of:=[.I$109]+[.$C117]*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4028185" calcext:value-type="float">
            <text:p>0.24028185</text:p>
          </table:table-cell>
          <table:table-cell office:value-type="float" office:value="8" calcext:value-type="float">
            <text:p>8</text:p>
          </table:table-cell>
          <table:table-cell table:formula="of:=[.D$109]+[.$C118]*6" office:value-type="float" office:value="48" calcext:value-type="float">
            <text:p>48</text:p>
          </table:table-cell>
          <table:table-cell table:formula="of:=[.E$109]+[.$C118]*6" office:value-type="float" office:value="49" calcext:value-type="float">
            <text:p>49</text:p>
          </table:table-cell>
          <table:table-cell table:formula="of:=[.F$109]+[.$C118]*6" office:value-type="float" office:value="50" calcext:value-type="float">
            <text:p>50</text:p>
          </table:table-cell>
          <table:table-cell table:formula="of:=[.G$109]+[.$C118]*6" office:value-type="float" office:value="51" calcext:value-type="float">
            <text:p>51</text:p>
          </table:table-cell>
          <table:table-cell table:formula="of:=[.H$109]+[.$C118]*6" office:value-type="float" office:value="52" calcext:value-type="float">
            <text:p>52</text:p>
          </table:table-cell>
          <table:table-cell table:formula="of:=[.I$109]+[.$C118]*6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9395299" calcext:value-type="float">
            <text:p>0.49395299</text:p>
          </table:table-cell>
          <table:table-cell office:value-type="float" office:value="9" calcext:value-type="float">
            <text:p>9</text:p>
          </table:table-cell>
          <table:table-cell table:formula="of:=[.D$109]+[.$C119]*6" office:value-type="float" office:value="54" calcext:value-type="float">
            <text:p>54</text:p>
          </table:table-cell>
          <table:table-cell table:formula="of:=[.E$109]+[.$C119]*6" office:value-type="float" office:value="55" calcext:value-type="float">
            <text:p>55</text:p>
          </table:table-cell>
          <table:table-cell table:formula="of:=[.F$109]+[.$C119]*6" office:value-type="float" office:value="56" calcext:value-type="float">
            <text:p>56</text:p>
          </table:table-cell>
          <table:table-cell table:formula="of:=[.G$109]+[.$C119]*6" office:value-type="float" office:value="57" calcext:value-type="float">
            <text:p>57</text:p>
          </table:table-cell>
          <table:table-cell table:formula="of:=[.H$109]+[.$C119]*6" office:value-type="float" office:value="58" calcext:value-type="float">
            <text:p>58</text:p>
          </table:table-cell>
          <table:table-cell table:formula="of:=[.I$109]+[.$C119]*6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1513069" calcext:value-type="float">
            <text:p>0.51513069</text:p>
          </table:table-cell>
          <table:table-cell office:value-type="float" office:value="10" calcext:value-type="float">
            <text:p>10</text:p>
          </table:table-cell>
          <table:table-cell table:formula="of:=[.D$109]+[.$C120]*6" office:value-type="float" office:value="60" calcext:value-type="float">
            <text:p>60</text:p>
          </table:table-cell>
          <table:table-cell table:formula="of:=[.E$109]+[.$C120]*6" office:value-type="float" office:value="61" calcext:value-type="float">
            <text:p>61</text:p>
          </table:table-cell>
          <table:table-cell table:formula="of:=[.F$109]+[.$C120]*6" office:value-type="float" office:value="62" calcext:value-type="float">
            <text:p>62</text:p>
          </table:table-cell>
          <table:table-cell table:formula="of:=[.G$109]+[.$C120]*6" office:value-type="float" office:value="63" calcext:value-type="float">
            <text:p>63</text:p>
          </table:table-cell>
          <table:table-cell table:formula="of:=[.H$109]+[.$C120]*6" office:value-type="float" office:value="64" calcext:value-type="float">
            <text:p>64</text:p>
          </table:table-cell>
          <table:table-cell table:formula="of:=[.I$109]+[.$C120]*6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0758331" calcext:value-type="float">
            <text:p>0.50758331</text:p>
          </table:table-cell>
          <table:table-cell office:value-type="float" office:value="11" calcext:value-type="float">
            <text:p>11</text:p>
          </table:table-cell>
          <table:table-cell table:formula="of:=[.D$109]+[.$C121]*6" office:value-type="float" office:value="66" calcext:value-type="float">
            <text:p>66</text:p>
          </table:table-cell>
          <table:table-cell table:formula="of:=[.E$109]+[.$C121]*6" office:value-type="float" office:value="67" calcext:value-type="float">
            <text:p>67</text:p>
          </table:table-cell>
          <table:table-cell table:formula="of:=[.F$109]+[.$C121]*6" office:value-type="float" office:value="68" calcext:value-type="float">
            <text:p>68</text:p>
          </table:table-cell>
          <table:table-cell table:formula="of:=[.G$109]+[.$C121]*6" office:value-type="float" office:value="69" calcext:value-type="float">
            <text:p>69</text:p>
          </table:table-cell>
          <table:table-cell table:formula="of:=[.H$109]+[.$C121]*6" office:value-type="float" office:value="70" calcext:value-type="float">
            <text:p>70</text:p>
          </table:table-cell>
          <table:table-cell table:formula="of:=[.I$109]+[.$C121]*6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4430033" calcext:value-type="float">
            <text:p>0.54430033</text:p>
          </table:table-cell>
          <table:table-cell office:value-type="float" office:value="12" calcext:value-type="float">
            <text:p>12</text:p>
          </table:table-cell>
          <table:table-cell table:formula="of:=[.D$109]+[.$C122]*6" office:value-type="float" office:value="72" calcext:value-type="float">
            <text:p>72</text:p>
          </table:table-cell>
          <table:table-cell table:formula="of:=[.E$109]+[.$C122]*6" office:value-type="float" office:value="73" calcext:value-type="float">
            <text:p>73</text:p>
          </table:table-cell>
          <table:table-cell table:formula="of:=[.F$109]+[.$C122]*6" office:value-type="float" office:value="74" calcext:value-type="float">
            <text:p>74</text:p>
          </table:table-cell>
          <table:table-cell table:formula="of:=[.G$109]+[.$C122]*6" office:value-type="float" office:value="75" calcext:value-type="float">
            <text:p>75</text:p>
          </table:table-cell>
          <table:table-cell table:formula="of:=[.H$109]+[.$C122]*6" office:value-type="float" office:value="76" calcext:value-type="float">
            <text:p>76</text:p>
          </table:table-cell>
          <table:table-cell table:formula="of:=[.I$109]+[.$C122]*6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1152299" calcext:value-type="float">
            <text:p>0.51152299</text:p>
          </table:table-cell>
          <table:table-cell office:value-type="float" office:value="13" calcext:value-type="float">
            <text:p>13</text:p>
          </table:table-cell>
          <table:table-cell table:formula="of:=[.D$109]+[.$C123]*6" office:value-type="float" office:value="78" calcext:value-type="float">
            <text:p>78</text:p>
          </table:table-cell>
          <table:table-cell table:formula="of:=[.E$109]+[.$C123]*6" office:value-type="float" office:value="79" calcext:value-type="float">
            <text:p>79</text:p>
          </table:table-cell>
          <table:table-cell table:formula="of:=[.F$109]+[.$C123]*6" office:value-type="float" office:value="80" calcext:value-type="float">
            <text:p>80</text:p>
          </table:table-cell>
          <table:table-cell table:formula="of:=[.G$109]+[.$C123]*6" office:value-type="float" office:value="81" calcext:value-type="float">
            <text:p>81</text:p>
          </table:table-cell>
          <table:table-cell table:formula="of:=[.H$109]+[.$C123]*6" office:value-type="float" office:value="82" calcext:value-type="float">
            <text:p>82</text:p>
          </table:table-cell>
          <table:table-cell table:formula="of:=[.I$109]+[.$C123]*6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41671" calcext:value-type="float">
            <text:p>0.241671</text:p>
          </table:table-cell>
          <table:table-cell office:value-type="float" office:value="14" calcext:value-type="float">
            <text:p>14</text:p>
          </table:table-cell>
          <table:table-cell table:formula="of:=[.D$109]+[.$C124]*6" office:value-type="float" office:value="84" calcext:value-type="float">
            <text:p>84</text:p>
          </table:table-cell>
          <table:table-cell table:formula="of:=[.E$109]+[.$C124]*6" office:value-type="float" office:value="85" calcext:value-type="float">
            <text:p>85</text:p>
          </table:table-cell>
          <table:table-cell table:formula="of:=[.F$109]+[.$C124]*6" office:value-type="float" office:value="86" calcext:value-type="float">
            <text:p>86</text:p>
          </table:table-cell>
          <table:table-cell table:formula="of:=[.G$109]+[.$C124]*6" office:value-type="float" office:value="87" calcext:value-type="float">
            <text:p>87</text:p>
          </table:table-cell>
          <table:table-cell table:formula="of:=[.H$109]+[.$C124]*6" office:value-type="float" office:value="88" calcext:value-type="float">
            <text:p>88</text:p>
          </table:table-cell>
          <table:table-cell table:formula="of:=[.I$109]+[.$C124]*6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8773521" calcext:value-type="float">
            <text:p>0.48773521</text:p>
          </table:table-cell>
          <table:table-cell office:value-type="float" office:value="15" calcext:value-type="float">
            <text:p>15</text:p>
          </table:table-cell>
          <table:table-cell table:formula="of:=[.D$109]+[.$C125]*6" office:value-type="float" office:value="90" calcext:value-type="float">
            <text:p>90</text:p>
          </table:table-cell>
          <table:table-cell table:formula="of:=[.E$109]+[.$C125]*6" office:value-type="float" office:value="91" calcext:value-type="float">
            <text:p>91</text:p>
          </table:table-cell>
          <table:table-cell table:formula="of:=[.F$109]+[.$C125]*6" office:value-type="float" office:value="92" calcext:value-type="float">
            <text:p>92</text:p>
          </table:table-cell>
          <table:table-cell table:formula="of:=[.G$109]+[.$C125]*6" office:value-type="float" office:value="93" calcext:value-type="float">
            <text:p>93</text:p>
          </table:table-cell>
          <table:table-cell table:formula="of:=[.H$109]+[.$C125]*6" office:value-type="float" office:value="94" calcext:value-type="float">
            <text:p>94</text:p>
          </table:table-cell>
          <table:table-cell table:formula="of:=[.I$109]+[.$C125]*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1650107" calcext:value-type="float">
            <text:p>0.51650107</text:p>
          </table:table-cell>
          <table:table-cell office:value-type="float" office:value="16" calcext:value-type="float">
            <text:p>16</text:p>
          </table:table-cell>
          <table:table-cell table:formula="of:=[.D$109]+[.$C126]*6" office:value-type="float" office:value="96" calcext:value-type="float">
            <text:p>96</text:p>
          </table:table-cell>
          <table:table-cell table:formula="of:=[.E$109]+[.$C126]*6" office:value-type="float" office:value="97" calcext:value-type="float">
            <text:p>97</text:p>
          </table:table-cell>
          <table:table-cell table:formula="of:=[.F$109]+[.$C126]*6" office:value-type="float" office:value="98" calcext:value-type="float">
            <text:p>98</text:p>
          </table:table-cell>
          <table:table-cell table:formula="of:=[.G$109]+[.$C126]*6" office:value-type="float" office:value="99" calcext:value-type="float">
            <text:p>99</text:p>
          </table:table-cell>
          <table:table-cell table:formula="of:=[.H$109]+[.$C126]*6" office:value-type="float" office:value="100" calcext:value-type="float">
            <text:p>100</text:p>
          </table:table-cell>
          <table:table-cell table:formula="of:=[.I$109]+[.$C126]*6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0645781" calcext:value-type="float">
            <text:p>0.50645781</text:p>
          </table:table-cell>
          <table:table-cell office:value-type="float" office:value="17" calcext:value-type="float">
            <text:p>17</text:p>
          </table:table-cell>
          <table:table-cell table:formula="of:=[.D$109]+[.$C127]*6" office:value-type="float" office:value="102" calcext:value-type="float">
            <text:p>102</text:p>
          </table:table-cell>
          <table:table-cell table:formula="of:=[.E$109]+[.$C127]*6" office:value-type="float" office:value="103" calcext:value-type="float">
            <text:p>103</text:p>
          </table:table-cell>
          <table:table-cell table:formula="of:=[.F$109]+[.$C127]*6" office:value-type="float" office:value="104" calcext:value-type="float">
            <text:p>104</text:p>
          </table:table-cell>
          <table:table-cell table:formula="of:=[.G$109]+[.$C127]*6" office:value-type="float" office:value="105" calcext:value-type="float">
            <text:p>105</text:p>
          </table:table-cell>
          <table:table-cell table:formula="of:=[.H$109]+[.$C127]*6" office:value-type="float" office:value="106" calcext:value-type="float">
            <text:p>106</text:p>
          </table:table-cell>
          <table:table-cell table:formula="of:=[.I$109]+[.$C127]*6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4209856" calcext:value-type="float">
            <text:p>0.54209856</text:p>
          </table:table-cell>
          <table:table-cell office:value-type="float" office:value="18" calcext:value-type="float">
            <text:p>18</text:p>
          </table:table-cell>
          <table:table-cell table:formula="of:=[.D$109]+[.$C128]*6" office:value-type="float" office:value="108" calcext:value-type="float">
            <text:p>108</text:p>
          </table:table-cell>
          <table:table-cell table:formula="of:=[.E$109]+[.$C128]*6" office:value-type="float" office:value="109" calcext:value-type="float">
            <text:p>109</text:p>
          </table:table-cell>
          <table:table-cell table:formula="of:=[.F$109]+[.$C128]*6" office:value-type="float" office:value="110" calcext:value-type="float">
            <text:p>110</text:p>
          </table:table-cell>
          <table:table-cell table:formula="of:=[.G$109]+[.$C128]*6" office:value-type="float" office:value="111" calcext:value-type="float">
            <text:p>111</text:p>
          </table:table-cell>
          <table:table-cell table:formula="of:=[.H$109]+[.$C128]*6" office:value-type="float" office:value="112" calcext:value-type="float">
            <text:p>112</text:p>
          </table:table-cell>
          <table:table-cell table:formula="of:=[.I$109]+[.$C128]*6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0910707" calcext:value-type="float">
            <text:p>0.50910707</text:p>
          </table:table-cell>
          <table:table-cell office:value-type="float" office:value="19" calcext:value-type="float">
            <text:p>19</text:p>
          </table:table-cell>
          <table:table-cell table:formula="of:=[.D$109]+[.$C129]*6" office:value-type="float" office:value="114" calcext:value-type="float">
            <text:p>114</text:p>
          </table:table-cell>
          <table:table-cell table:formula="of:=[.E$109]+[.$C129]*6" office:value-type="float" office:value="115" calcext:value-type="float">
            <text:p>115</text:p>
          </table:table-cell>
          <table:table-cell table:formula="of:=[.F$109]+[.$C129]*6" office:value-type="float" office:value="116" calcext:value-type="float">
            <text:p>116</text:p>
          </table:table-cell>
          <table:table-cell table:formula="of:=[.G$109]+[.$C129]*6" office:value-type="float" office:value="117" calcext:value-type="float">
            <text:p>117</text:p>
          </table:table-cell>
          <table:table-cell table:formula="of:=[.H$109]+[.$C129]*6" office:value-type="float" office:value="118" calcext:value-type="float">
            <text:p>118</text:p>
          </table:table-cell>
          <table:table-cell table:formula="of:=[.I$109]+[.$C129]*6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4200687" calcext:value-type="float">
            <text:p>0.24200687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8421879" calcext:value-type="float">
            <text:p>0.48421879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15072" calcext:value-type="float">
            <text:p>0.51507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0598698" calcext:value-type="float">
            <text:p>0.50598698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4153751" calcext:value-type="float">
            <text:p>0.54153751</text:p>
          </table:table-cell>
          <table:table-cell/>
          <table:table-cell office:value-type="string" calcext:value-type="string">
            <text:p>Prediction Achtung Daten sind vom Wackeln per Hand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0803169" calcext:value-type="float">
            <text:p>0.50803169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4185209" calcext:value-type="float">
            <text:p>0.24185209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052973" calcext:value-type="float">
            <text:p>0.48052973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1589462" calcext:value-type="float">
            <text:p>0.51589462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0385882" calcext:value-type="float">
            <text:p>0.50385882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3500792" calcext:value-type="float">
            <text:p>0.53500792</text:p>
          </table:table-cell>
          <table:table-cell/>
          <table:table-cell office:value-type="string" calcext:value-type="string">
            <text:p>accelx</text:p>
          </table:table-cell>
          <table:table-cell office:value-type="string" calcext:value-type="string">
            <text:p>accely</text:p>
          </table:table-cell>
          <table:table-cell office:value-type="string" calcext:value-type="string">
            <text:p>accelz</text:p>
          </table:table-cell>
          <table:table-cell office:value-type="string" calcext:value-type="string">
            <text:p>gyrox</text:p>
          </table:table-cell>
          <table:table-cell office:value-type="string" calcext:value-type="string">
            <text:p>gyroy</text:p>
          </table:table-cell>
          <table:table-cell office:value-type="string" calcext:value-type="string">
            <text:p>gyroz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0626609" calcext:value-type="float">
            <text:p>0.50626609</text:p>
          </table:table-cell>
          <table:table-cell/>
          <table:table-cell table:formula="of:=VLOOKUP([.D110];[.$A$109:.$B$234];2;0)" office:value-type="float" office:value="0.54972976" calcext:value-type="float">
            <text:p>0.54972976</text:p>
          </table:table-cell>
          <table:table-cell table:formula="of:=VLOOKUP([.E110];[.$A$109:.$B$234];2;0)" office:value-type="float" office:value="0.51279136" calcext:value-type="float">
            <text:p>0.51279136</text:p>
          </table:table-cell>
          <table:table-cell table:formula="of:=VLOOKUP([.F110];[.$A$109:.$B$234];2;0)" office:value-type="float" office:value="0.24192678" calcext:value-type="float">
            <text:p>0.24192678</text:p>
          </table:table-cell>
          <table:table-cell table:formula="of:=VLOOKUP([.G110];[.$A$109:.$B$234];2;0)" office:value-type="float" office:value="0.50061413" calcext:value-type="float">
            <text:p>0.50061413</text:p>
          </table:table-cell>
          <table:table-cell table:formula="of:=VLOOKUP([.H110];[.$A$109:.$B$234];2;0)" office:value-type="float" office:value="0.5059716" calcext:value-type="float">
            <text:p>0.5059716</text:p>
          </table:table-cell>
          <table:table-cell table:formula="of:=VLOOKUP([.I110];[.$A$109:.$B$234];2;0)" office:value-type="float" office:value="0.50886768" calcext:value-type="float">
            <text:p>0.508867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4417487" calcext:value-type="float">
            <text:p>0.24417487</text:p>
          </table:table-cell>
          <table:table-cell/>
          <table:table-cell table:formula="of:=VLOOKUP([.D111];[.$A$109:.$B$234];2;0)" office:value-type="float" office:value="0.54771825" calcext:value-type="float">
            <text:p>0.54771825</text:p>
          </table:table-cell>
          <table:table-cell table:formula="of:=VLOOKUP([.E111];[.$A$109:.$B$234];2;0)" office:value-type="float" office:value="0.51244073" calcext:value-type="float">
            <text:p>0.51244073</text:p>
          </table:table-cell>
          <table:table-cell table:formula="of:=VLOOKUP([.F111];[.$A$109:.$B$234];2;0)" office:value-type="float" office:value="0.24028185" calcext:value-type="float">
            <text:p>0.24028185</text:p>
          </table:table-cell>
          <table:table-cell table:formula="of:=VLOOKUP([.G111];[.$A$109:.$B$234];2;0)" office:value-type="float" office:value="0.49395299" calcext:value-type="float">
            <text:p>0.49395299</text:p>
          </table:table-cell>
          <table:table-cell table:formula="of:=VLOOKUP([.H111];[.$A$109:.$B$234];2;0)" office:value-type="float" office:value="0.51513069" calcext:value-type="float">
            <text:p>0.51513069</text:p>
          </table:table-cell>
          <table:table-cell table:formula="of:=VLOOKUP([.I111];[.$A$109:.$B$234];2;0)" office:value-type="float" office:value="0.50758331" calcext:value-type="float">
            <text:p>0.507583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7516573" calcext:value-type="float">
            <text:p>0.47516573</text:p>
          </table:table-cell>
          <table:table-cell/>
          <table:table-cell table:formula="of:=VLOOKUP([.D112];[.$A$109:.$B$234];2;0)" office:value-type="float" office:value="0.54430033" calcext:value-type="float">
            <text:p>0.54430033</text:p>
          </table:table-cell>
          <table:table-cell table:formula="of:=VLOOKUP([.E112];[.$A$109:.$B$234];2;0)" office:value-type="float" office:value="0.51152299" calcext:value-type="float">
            <text:p>0.51152299</text:p>
          </table:table-cell>
          <table:table-cell table:formula="of:=VLOOKUP([.F112];[.$A$109:.$B$234];2;0)" office:value-type="float" office:value="0.241671" calcext:value-type="float">
            <text:p>0.241671</text:p>
          </table:table-cell>
          <table:table-cell table:formula="of:=VLOOKUP([.G112];[.$A$109:.$B$234];2;0)" office:value-type="float" office:value="0.48773521" calcext:value-type="float">
            <text:p>0.48773521</text:p>
          </table:table-cell>
          <table:table-cell table:formula="of:=VLOOKUP([.H112];[.$A$109:.$B$234];2;0)" office:value-type="float" office:value="0.51650107" calcext:value-type="float">
            <text:p>0.51650107</text:p>
          </table:table-cell>
          <table:table-cell table:formula="of:=VLOOKUP([.I112];[.$A$109:.$B$234];2;0)" office:value-type="float" office:value="0.50645781" calcext:value-type="float">
            <text:p>0.5064578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1041626" calcext:value-type="float">
            <text:p>0.51041626</text:p>
          </table:table-cell>
          <table:table-cell/>
          <table:table-cell table:formula="of:=VLOOKUP([.D113];[.$A$109:.$B$234];2;0)" office:value-type="float" office:value="0.54209856" calcext:value-type="float">
            <text:p>0.54209856</text:p>
          </table:table-cell>
          <table:table-cell table:formula="of:=VLOOKUP([.E113];[.$A$109:.$B$234];2;0)" office:value-type="float" office:value="0.50910707" calcext:value-type="float">
            <text:p>0.50910707</text:p>
          </table:table-cell>
          <table:table-cell table:formula="of:=VLOOKUP([.F113];[.$A$109:.$B$234];2;0)" office:value-type="float" office:value="0.24200687" calcext:value-type="float">
            <text:p>0.24200687</text:p>
          </table:table-cell>
          <table:table-cell table:formula="of:=VLOOKUP([.G113];[.$A$109:.$B$234];2;0)" office:value-type="float" office:value="0.48421879" calcext:value-type="float">
            <text:p>0.48421879</text:p>
          </table:table-cell>
          <table:table-cell table:formula="of:=VLOOKUP([.H113];[.$A$109:.$B$234];2;0)" office:value-type="float" office:value="0.515072" calcext:value-type="float">
            <text:p>0.515072</text:p>
          </table:table-cell>
          <table:table-cell table:formula="of:=VLOOKUP([.I113];[.$A$109:.$B$234];2;0)" office:value-type="float" office:value="0.50598698" calcext:value-type="float">
            <text:p>0.5059869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0308922" calcext:value-type="float">
            <text:p>0.50308922</text:p>
          </table:table-cell>
          <table:table-cell/>
          <table:table-cell table:formula="of:=VLOOKUP([.D114];[.$A$109:.$B$234];2;0)" office:value-type="float" office:value="0.54153751" calcext:value-type="float">
            <text:p>0.54153751</text:p>
          </table:table-cell>
          <table:table-cell table:formula="of:=VLOOKUP([.E114];[.$A$109:.$B$234];2;0)" office:value-type="float" office:value="0.50803169" calcext:value-type="float">
            <text:p>0.50803169</text:p>
          </table:table-cell>
          <table:table-cell table:formula="of:=VLOOKUP([.F114];[.$A$109:.$B$234];2;0)" office:value-type="float" office:value="0.24185209" calcext:value-type="float">
            <text:p>0.24185209</text:p>
          </table:table-cell>
          <table:table-cell table:formula="of:=VLOOKUP([.G114];[.$A$109:.$B$234];2;0)" office:value-type="float" office:value="0.48052973" calcext:value-type="float">
            <text:p>0.48052973</text:p>
          </table:table-cell>
          <table:table-cell table:formula="of:=VLOOKUP([.H114];[.$A$109:.$B$234];2;0)" office:value-type="float" office:value="0.51589462" calcext:value-type="float">
            <text:p>0.51589462</text:p>
          </table:table-cell>
          <table:table-cell table:formula="of:=VLOOKUP([.I114];[.$A$109:.$B$234];2;0)" office:value-type="float" office:value="0.50385882" calcext:value-type="float">
            <text:p>0.5038588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445788" calcext:value-type="float">
            <text:p>0.53445788</text:p>
          </table:table-cell>
          <table:table-cell/>
          <table:table-cell table:formula="of:=VLOOKUP([.D115];[.$A$109:.$B$234];2;0)" office:value-type="float" office:value="0.53500792" calcext:value-type="float">
            <text:p>0.53500792</text:p>
          </table:table-cell>
          <table:table-cell table:formula="of:=VLOOKUP([.E115];[.$A$109:.$B$234];2;0)" office:value-type="float" office:value="0.50626609" calcext:value-type="float">
            <text:p>0.50626609</text:p>
          </table:table-cell>
          <table:table-cell table:formula="of:=VLOOKUP([.F115];[.$A$109:.$B$234];2;0)" office:value-type="float" office:value="0.24417487" calcext:value-type="float">
            <text:p>0.24417487</text:p>
          </table:table-cell>
          <table:table-cell table:formula="of:=VLOOKUP([.G115];[.$A$109:.$B$234];2;0)" office:value-type="float" office:value="0.47516573" calcext:value-type="float">
            <text:p>0.47516573</text:p>
          </table:table-cell>
          <table:table-cell table:formula="of:=VLOOKUP([.H115];[.$A$109:.$B$234];2;0)" office:value-type="float" office:value="0.51041626" calcext:value-type="float">
            <text:p>0.51041626</text:p>
          </table:table-cell>
          <table:table-cell table:formula="of:=VLOOKUP([.I115];[.$A$109:.$B$234];2;0)" office:value-type="float" office:value="0.50308922" calcext:value-type="float">
            <text:p>0.503089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0364681" calcext:value-type="float">
            <text:p>0.50364681</text:p>
          </table:table-cell>
          <table:table-cell/>
          <table:table-cell table:formula="of:=VLOOKUP([.D116];[.$A$109:.$B$234];2;0)" office:value-type="float" office:value="0.53445788" calcext:value-type="float">
            <text:p>0.53445788</text:p>
          </table:table-cell>
          <table:table-cell table:formula="of:=VLOOKUP([.E116];[.$A$109:.$B$234];2;0)" office:value-type="float" office:value="0.50364681" calcext:value-type="float">
            <text:p>0.50364681</text:p>
          </table:table-cell>
          <table:table-cell table:formula="of:=VLOOKUP([.F116];[.$A$109:.$B$234];2;0)" office:value-type="float" office:value="0.24129386" calcext:value-type="float">
            <text:p>0.24129386</text:p>
          </table:table-cell>
          <table:table-cell table:formula="of:=VLOOKUP([.G116];[.$A$109:.$B$234];2;0)" office:value-type="float" office:value="0.46618317" calcext:value-type="float">
            <text:p>0.46618317</text:p>
          </table:table-cell>
          <table:table-cell table:formula="of:=VLOOKUP([.H116];[.$A$109:.$B$234];2;0)" office:value-type="float" office:value="0.49864085" calcext:value-type="float">
            <text:p>0.49864085</text:p>
          </table:table-cell>
          <table:table-cell table:formula="of:=VLOOKUP([.I116];[.$A$109:.$B$234];2;0)" office:value-type="float" office:value="0.50293363" calcext:value-type="float">
            <text:p>0.5029336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4129386" calcext:value-type="float">
            <text:p>0.24129386</text:p>
          </table:table-cell>
          <table:table-cell/>
          <table:table-cell table:formula="of:=VLOOKUP([.D117];[.$A$109:.$B$234];2;0)" office:value-type="float" office:value="0.53348137" calcext:value-type="float">
            <text:p>0.53348137</text:p>
          </table:table-cell>
          <table:table-cell table:formula="of:=VLOOKUP([.E117];[.$A$109:.$B$234];2;0)" office:value-type="float" office:value="0.50408842" calcext:value-type="float">
            <text:p>0.50408842</text:p>
          </table:table-cell>
          <table:table-cell table:formula="of:=VLOOKUP([.F117];[.$A$109:.$B$234];2;0)" office:value-type="float" office:value="0.24388718" calcext:value-type="float">
            <text:p>0.24388718</text:p>
          </table:table-cell>
          <table:table-cell table:formula="of:=VLOOKUP([.G117];[.$A$109:.$B$234];2;0)" office:value-type="float" office:value="0.45249634" calcext:value-type="float">
            <text:p>0.45249634</text:p>
          </table:table-cell>
          <table:table-cell table:formula="of:=VLOOKUP([.H117];[.$A$109:.$B$234];2;0)" office:value-type="float" office:value="0.49868852" calcext:value-type="float">
            <text:p>0.49868852</text:p>
          </table:table-cell>
          <table:table-cell table:formula="of:=VLOOKUP([.I117];[.$A$109:.$B$234];2;0)" office:value-type="float" office:value="0.49819506" calcext:value-type="float">
            <text:p>0.498195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6618317" calcext:value-type="float">
            <text:p>0.46618317</text:p>
          </table:table-cell>
          <table:table-cell/>
          <table:table-cell table:formula="of:=VLOOKUP([.D118];[.$A$109:.$B$234];2;0)" office:value-type="float" office:value="0.53312767" calcext:value-type="float">
            <text:p>0.53312767</text:p>
          </table:table-cell>
          <table:table-cell table:formula="of:=VLOOKUP([.E118];[.$A$109:.$B$234];2;0)" office:value-type="float" office:value="0.49903079" calcext:value-type="float">
            <text:p>0.49903079</text:p>
          </table:table-cell>
          <table:table-cell table:formula="of:=VLOOKUP([.F118];[.$A$109:.$B$234];2;0)" office:value-type="float" office:value="0.24457216" calcext:value-type="float">
            <text:p>0.24457216</text:p>
          </table:table-cell>
          <table:table-cell table:formula="of:=VLOOKUP([.G118];[.$A$109:.$B$234];2;0)" office:value-type="float" office:value="0.45859207" calcext:value-type="float">
            <text:p>0.45859207</text:p>
          </table:table-cell>
          <table:table-cell table:formula="of:=VLOOKUP([.H118];[.$A$109:.$B$234];2;0)" office:value-type="float" office:value="0.49091495" calcext:value-type="float">
            <text:p>0.49091495</text:p>
          </table:table-cell>
          <table:table-cell table:formula="of:=VLOOKUP([.I118];[.$A$109:.$B$234];2;0)" office:value-type="float" office:value="0.48917698" calcext:value-type="float">
            <text:p>0.489176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9864085" calcext:value-type="float">
            <text:p>0.49864085</text:p>
          </table:table-cell>
          <table:table-cell/>
          <table:table-cell table:formula="of:=VLOOKUP([.D119];[.$A$109:.$B$234];2;0)" office:value-type="float" office:value="0.53573836" calcext:value-type="float">
            <text:p>0.53573836</text:p>
          </table:table-cell>
          <table:table-cell table:formula="of:=VLOOKUP([.E119];[.$A$109:.$B$234];2;0)" office:value-type="float" office:value="0.51353836" calcext:value-type="float">
            <text:p>0.51353836</text:p>
          </table:table-cell>
          <table:table-cell table:formula="of:=VLOOKUP([.F119];[.$A$109:.$B$234];2;0)" office:value-type="float" office:value="0.2572736" calcext:value-type="float">
            <text:p>0.2572736</text:p>
          </table:table-cell>
          <table:table-cell table:formula="of:=VLOOKUP([.G119];[.$A$109:.$B$234];2;0)" office:value-type="float" office:value="0.41022457" calcext:value-type="float">
            <text:p>0.41022457</text:p>
          </table:table-cell>
          <table:table-cell table:formula="of:=VLOOKUP([.H119];[.$A$109:.$B$234];2;0)" office:value-type="float" office:value="0.49693928" calcext:value-type="float">
            <text:p>0.49693928</text:p>
          </table:table-cell>
          <table:table-cell table:formula="of:=VLOOKUP([.I119];[.$A$109:.$B$234];2;0)" office:value-type="float" office:value="0.49493448" calcext:value-type="float">
            <text:p>0.494934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0293363" calcext:value-type="float">
            <text:p>0.50293363</text:p>
          </table:table-cell>
          <table:table-cell/>
          <table:table-cell table:formula="of:=VLOOKUP([.D120];[.$A$109:.$B$234];2;0)" office:value-type="float" office:value="0.53827169" calcext:value-type="float">
            <text:p>0.53827169</text:p>
          </table:table-cell>
          <table:table-cell table:formula="of:=VLOOKUP([.E120];[.$A$109:.$B$234];2;0)" office:value-type="float" office:value="0.4688105" calcext:value-type="float">
            <text:p>0.4688105</text:p>
          </table:table-cell>
          <table:table-cell table:formula="of:=VLOOKUP([.F120];[.$A$109:.$B$234];2;0)" office:value-type="float" office:value="0.25672441" calcext:value-type="float">
            <text:p>0.25672441</text:p>
          </table:table-cell>
          <table:table-cell table:formula="of:=VLOOKUP([.G120];[.$A$109:.$B$234];2;0)" office:value-type="float" office:value="0.41074808" calcext:value-type="float">
            <text:p>0.41074808</text:p>
          </table:table-cell>
          <table:table-cell table:formula="of:=VLOOKUP([.H120];[.$A$109:.$B$234];2;0)" office:value-type="float" office:value="0.52438859" calcext:value-type="float">
            <text:p>0.52438859</text:p>
          </table:table-cell>
          <table:table-cell table:formula="of:=VLOOKUP([.I120];[.$A$109:.$B$234];2;0)" office:value-type="float" office:value="0.47952376" calcext:value-type="float">
            <text:p>0.4795237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3348137" calcext:value-type="float">
            <text:p>0.53348137</text:p>
          </table:table-cell>
          <table:table-cell/>
          <table:table-cell table:formula="of:=VLOOKUP([.D121];[.$A$109:.$B$234];2;0)" office:value-type="float" office:value="0.53268807" calcext:value-type="float">
            <text:p>0.53268807</text:p>
          </table:table-cell>
          <table:table-cell table:formula="of:=VLOOKUP([.E121];[.$A$109:.$B$234];2;0)" office:value-type="float" office:value="0.46459454" calcext:value-type="float">
            <text:p>0.46459454</text:p>
          </table:table-cell>
          <table:table-cell table:formula="of:=VLOOKUP([.F121];[.$A$109:.$B$234];2;0)" office:value-type="float" office:value="0.25649001" calcext:value-type="float">
            <text:p>0.25649001</text:p>
          </table:table-cell>
          <table:table-cell table:formula="of:=VLOOKUP([.G121];[.$A$109:.$B$234];2;0)" office:value-type="float" office:value="0.41645564" calcext:value-type="float">
            <text:p>0.41645564</text:p>
          </table:table-cell>
          <table:table-cell table:formula="of:=VLOOKUP([.H121];[.$A$109:.$B$234];2;0)" office:value-type="float" office:value="0.53029014" calcext:value-type="float">
            <text:p>0.53029014</text:p>
          </table:table-cell>
          <table:table-cell table:formula="of:=VLOOKUP([.I121];[.$A$109:.$B$234];2;0)" office:value-type="float" office:value="0.47878103" calcext:value-type="float">
            <text:p>0.4787810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0408842" calcext:value-type="float">
            <text:p>0.50408842</text:p>
          </table:table-cell>
          <table:table-cell/>
          <table:table-cell table:formula="of:=VLOOKUP([.D122];[.$A$109:.$B$234];2;0)" office:value-type="float" office:value="0.52805526" calcext:value-type="float">
            <text:p>0.52805526</text:p>
          </table:table-cell>
          <table:table-cell table:formula="of:=VLOOKUP([.E122];[.$A$109:.$B$234];2;0)" office:value-type="float" office:value="0.45386303" calcext:value-type="float">
            <text:p>0.45386303</text:p>
          </table:table-cell>
          <table:table-cell table:formula="of:=VLOOKUP([.F122];[.$A$109:.$B$234];2;0)" office:value-type="float" office:value="0.24827375" calcext:value-type="float">
            <text:p>0.24827375</text:p>
          </table:table-cell>
          <table:table-cell table:formula="of:=VLOOKUP([.G122];[.$A$109:.$B$234];2;0)" office:value-type="float" office:value="0.41255242" calcext:value-type="float">
            <text:p>0.41255242</text:p>
          </table:table-cell>
          <table:table-cell table:formula="of:=VLOOKUP([.H122];[.$A$109:.$B$234];2;0)" office:value-type="float" office:value="0.52751723" calcext:value-type="float">
            <text:p>0.52751723</text:p>
          </table:table-cell>
          <table:table-cell table:formula="of:=VLOOKUP([.I122];[.$A$109:.$B$234];2;0)" office:value-type="float" office:value="0.48558693" calcext:value-type="float">
            <text:p>0.4855869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4388718" calcext:value-type="float">
            <text:p>0.24388718</text:p>
          </table:table-cell>
          <table:table-cell/>
          <table:table-cell table:formula="of:=VLOOKUP([.D123];[.$A$109:.$B$234];2;0)" office:value-type="float" office:value="0.52583814" calcext:value-type="float">
            <text:p>0.52583814</text:p>
          </table:table-cell>
          <table:table-cell table:formula="of:=VLOOKUP([.E123];[.$A$109:.$B$234];2;0)" office:value-type="float" office:value="0.44521779" calcext:value-type="float">
            <text:p>0.44521779</text:p>
          </table:table-cell>
          <table:table-cell table:formula="of:=VLOOKUP([.F123];[.$A$109:.$B$234];2;0)" office:value-type="float" office:value="0.24395782" calcext:value-type="float">
            <text:p>0.24395782</text:p>
          </table:table-cell>
          <table:table-cell table:formula="of:=VLOOKUP([.G123];[.$A$109:.$B$234];2;0)" office:value-type="float" office:value="0.41171526" calcext:value-type="float">
            <text:p>0.41171526</text:p>
          </table:table-cell>
          <table:table-cell table:formula="of:=VLOOKUP([.H123];[.$A$109:.$B$234];2;0)" office:value-type="float" office:value="0.52787511" calcext:value-type="float">
            <text:p>0.52787511</text:p>
          </table:table-cell>
          <table:table-cell table:formula="of:=VLOOKUP([.I123];[.$A$109:.$B$234];2;0)" office:value-type="float" office:value="0.49200431" calcext:value-type="float">
            <text:p>0.4920043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5249634" calcext:value-type="float">
            <text:p>0.45249634</text:p>
          </table:table-cell>
          <table:table-cell/>
          <table:table-cell table:formula="of:=VLOOKUP([.D124];[.$A$109:.$B$234];2;0)" office:value-type="float" office:value="0.51729533" calcext:value-type="float">
            <text:p>0.51729533</text:p>
          </table:table-cell>
          <table:table-cell table:formula="of:=VLOOKUP([.E124];[.$A$109:.$B$234];2;0)" office:value-type="float" office:value="0.42822416" calcext:value-type="float">
            <text:p>0.42822416</text:p>
          </table:table-cell>
          <table:table-cell table:formula="of:=VLOOKUP([.F124];[.$A$109:.$B$234];2;0)" office:value-type="float" office:value="0.2403851" calcext:value-type="float">
            <text:p>0.2403851</text:p>
          </table:table-cell>
          <table:table-cell table:formula="of:=VLOOKUP([.G124];[.$A$109:.$B$234];2;0)" office:value-type="float" office:value="0.41647917" calcext:value-type="float">
            <text:p>0.41647917</text:p>
          </table:table-cell>
          <table:table-cell table:formula="of:=VLOOKUP([.H124];[.$A$109:.$B$234];2;0)" office:value-type="float" office:value="0.52957311" calcext:value-type="float">
            <text:p>0.52957311</text:p>
          </table:table-cell>
          <table:table-cell table:formula="of:=VLOOKUP([.I124];[.$A$109:.$B$234];2;0)" office:value-type="float" office:value="0.49532046" calcext:value-type="float">
            <text:p>0.4953204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9868852" calcext:value-type="float">
            <text:p>0.49868852</text:p>
          </table:table-cell>
          <table:table-cell/>
          <table:table-cell table:formula="of:=VLOOKUP([.D125];[.$A$109:.$B$234];2;0)" office:value-type="float" office:value="0.50874707" calcext:value-type="float">
            <text:p>0.50874707</text:p>
          </table:table-cell>
          <table:table-cell table:formula="of:=VLOOKUP([.E125];[.$A$109:.$B$234];2;0)" office:value-type="float" office:value="0.41246907" calcext:value-type="float">
            <text:p>0.41246907</text:p>
          </table:table-cell>
          <table:table-cell table:formula="of:=VLOOKUP([.F125];[.$A$109:.$B$234];2;0)" office:value-type="float" office:value="0.23290264" calcext:value-type="float">
            <text:p>0.23290264</text:p>
          </table:table-cell>
          <table:table-cell table:formula="of:=VLOOKUP([.G125];[.$A$109:.$B$234];2;0)" office:value-type="float" office:value="0.44423386" calcext:value-type="float">
            <text:p>0.44423386</text:p>
          </table:table-cell>
          <table:table-cell table:formula="of:=VLOOKUP([.H125];[.$A$109:.$B$234];2;0)" office:value-type="float" office:value="0.51764618" calcext:value-type="float">
            <text:p>0.51764618</text:p>
          </table:table-cell>
          <table:table-cell table:formula="of:=VLOOKUP([.I125];[.$A$109:.$B$234];2;0)" office:value-type="float" office:value="0.49520298" calcext:value-type="float">
            <text:p>0.4952029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9819506" calcext:value-type="float">
            <text:p>0.49819506</text:p>
          </table:table-cell>
          <table:table-cell/>
          <table:table-cell table:formula="of:=VLOOKUP([.D126];[.$A$109:.$B$234];2;0)" office:value-type="float" office:value="0.50920698" calcext:value-type="float">
            <text:p>0.50920698</text:p>
          </table:table-cell>
          <table:table-cell table:formula="of:=VLOOKUP([.E126];[.$A$109:.$B$234];2;0)" office:value-type="float" office:value="0.41136236" calcext:value-type="float">
            <text:p>0.41136236</text:p>
          </table:table-cell>
          <table:table-cell table:formula="of:=VLOOKUP([.F126];[.$A$109:.$B$234];2;0)" office:value-type="float" office:value="0.23004449" calcext:value-type="float">
            <text:p>0.23004449</text:p>
          </table:table-cell>
          <table:table-cell table:formula="of:=VLOOKUP([.G126];[.$A$109:.$B$234];2;0)" office:value-type="float" office:value="0.48143841" calcext:value-type="float">
            <text:p>0.48143841</text:p>
          </table:table-cell>
          <table:table-cell table:formula="of:=VLOOKUP([.H126];[.$A$109:.$B$234];2;0)" office:value-type="float" office:value="0.48455942" calcext:value-type="float">
            <text:p>0.48455942</text:p>
          </table:table-cell>
          <table:table-cell table:formula="of:=VLOOKUP([.I126];[.$A$109:.$B$234];2;0)" office:value-type="float" office:value="0.50379193" calcext:value-type="float">
            <text:p>0.5037919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3312767" calcext:value-type="float">
            <text:p>0.53312767</text:p>
          </table:table-cell>
          <table:table-cell/>
          <table:table-cell table:formula="of:=VLOOKUP([.D127];[.$A$109:.$B$234];2;0)" office:value-type="float" office:value="0.51866091" calcext:value-type="float">
            <text:p>0.51866091</text:p>
          </table:table-cell>
          <table:table-cell table:formula="of:=VLOOKUP([.E127];[.$A$109:.$B$234];2;0)" office:value-type="float" office:value="0.4154765" calcext:value-type="float">
            <text:p>0.4154765</text:p>
          </table:table-cell>
          <table:table-cell table:formula="of:=VLOOKUP([.F127];[.$A$109:.$B$234];2;0)" office:value-type="float" office:value="0.22438296" calcext:value-type="float">
            <text:p>0.22438296</text:p>
          </table:table-cell>
          <table:table-cell table:formula="of:=VLOOKUP([.G127];[.$A$109:.$B$234];2;0)" office:value-type="float" office:value="0.5039728" calcext:value-type="float">
            <text:p>0.5039728</text:p>
          </table:table-cell>
          <table:table-cell table:formula="of:=VLOOKUP([.H127];[.$A$109:.$B$234];2;0)" office:value-type="float" office:value="0.46116338" calcext:value-type="float">
            <text:p>0.46116338</text:p>
          </table:table-cell>
          <table:table-cell table:formula="of:=VLOOKUP([.I127];[.$A$109:.$B$234];2;0)" office:value-type="float" office:value="0.51413334" calcext:value-type="float">
            <text:p>0.5141333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9903079" calcext:value-type="float">
            <text:p>0.49903079</text:p>
          </table:table-cell>
          <table:table-cell/>
          <table:table-cell table:formula="of:=VLOOKUP([.D128];[.$A$109:.$B$234];2;0)" office:value-type="float" office:value="0.52289851" calcext:value-type="float">
            <text:p>0.52289851</text:p>
          </table:table-cell>
          <table:table-cell table:formula="of:=VLOOKUP([.E128];[.$A$109:.$B$234];2;0)" office:value-type="float" office:value="0.42662249" calcext:value-type="float">
            <text:p>0.42662249</text:p>
          </table:table-cell>
          <table:table-cell table:formula="of:=VLOOKUP([.F128];[.$A$109:.$B$234];2;0)" office:value-type="float" office:value="0.22704197" calcext:value-type="float">
            <text:p>0.22704197</text:p>
          </table:table-cell>
          <table:table-cell table:formula="of:=VLOOKUP([.G128];[.$A$109:.$B$234];2;0)" office:value-type="float" office:value="0.50760339" calcext:value-type="float">
            <text:p>0.50760339</text:p>
          </table:table-cell>
          <table:table-cell table:formula="of:=VLOOKUP([.H128];[.$A$109:.$B$234];2;0)" office:value-type="float" office:value="0.45248197" calcext:value-type="float">
            <text:p>0.45248197</text:p>
          </table:table-cell>
          <table:table-cell table:formula="of:=VLOOKUP([.I128];[.$A$109:.$B$234];2;0)" office:value-type="float" office:value="0.52297956" calcext:value-type="float">
            <text:p>0.522979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4457216" calcext:value-type="float">
            <text:p>0.24457216</text:p>
          </table:table-cell>
          <table:table-cell/>
          <table:table-cell table:formula="of:=VLOOKUP([.D129];[.$A$109:.$B$234];2;0)" office:value-type="float" office:value="0.52921966" calcext:value-type="float">
            <text:p>0.52921966</text:p>
          </table:table-cell>
          <table:table-cell table:formula="of:=VLOOKUP([.E129];[.$A$109:.$B$234];2;0)" office:value-type="float" office:value="0.42356577" calcext:value-type="float">
            <text:p>0.42356577</text:p>
          </table:table-cell>
          <table:table-cell table:formula="of:=VLOOKUP([.F129];[.$A$109:.$B$234];2;0)" office:value-type="float" office:value="0.22330363" calcext:value-type="float">
            <text:p>0.22330363</text:p>
          </table:table-cell>
          <table:table-cell table:formula="of:=VLOOKUP([.G129];[.$A$109:.$B$234];2;0)" office:value-type="float" office:value="0.50462052" calcext:value-type="float">
            <text:p>0.50462052</text:p>
          </table:table-cell>
          <table:table-cell table:formula="of:=VLOOKUP([.H129];[.$A$109:.$B$234];2;0)" office:value-type="float" office:value="0.4554054" calcext:value-type="float">
            <text:p>0.4554054</text:p>
          </table:table-cell>
          <table:table-cell table:formula="of:=VLOOKUP([.I129];[.$A$109:.$B$234];2;0)" office:value-type="float" office:value="0.52841976" calcext:value-type="float">
            <text:p>0.528419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5859207" calcext:value-type="float">
            <text:p>0.45859207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9091495" calcext:value-type="float">
            <text:p>0.49091495</text:p>
          </table:table-cell>
          <table:table-cell/>
          <table:table-cell table:formula="of:=AVERAGE([.D141:.D160])" office:value-type="float" office:value="0.5314039615" calcext:value-type="float">
            <text:p>0.5314039615</text:p>
          </table:table-cell>
          <table:table-cell table:formula="of:=AVERAGE([.E141:.E160])" office:value-type="float" office:value="0.471533526" calcext:value-type="float">
            <text:p>0.471533526</text:p>
          </table:table-cell>
          <table:table-cell table:formula="of:=AVERAGE([.F141:.F160])" office:value-type="float" office:value="0.241122352" calcext:value-type="float">
            <text:p>0.241122352</text:p>
          </table:table-cell>
          <table:table-cell table:formula="of:=AVERAGE([.G141:.G160])" office:value-type="float" office:value="0.460976614" calcext:value-type="float">
            <text:p>0.460976614</text:p>
          </table:table-cell>
          <table:table-cell table:formula="of:=AVERAGE([.H141:.H160])" office:value-type="float" office:value="0.5037535185" calcext:value-type="float">
            <text:p>0.5037535185</text:p>
          </table:table-cell>
          <table:table-cell table:formula="of:=AVERAGE([.I141:.I160])" office:value-type="float" office:value="0.5008414015" calcext:value-type="float">
            <text:p>0.50084140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8917698" calcext:value-type="float">
            <text:p>0.48917698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3573836" calcext:value-type="float">
            <text:p>0.53573836</text:p>
          </table:table-cell>
          <table:table-cell/>
          <table:table-cell office:value-type="string" calcext:value-type="string">
            <text:p>accel x (avg)</text:p>
          </table:table-cell>
          <table:table-cell office:value-type="string" calcext:value-type="string">
            <text:p>accely (avg ….)</text:p>
          </table:table-cell>
          <table:table-cell office:value-type="string" calcext:value-type="string">
            <text:p>accelz</text:p>
          </table:table-cell>
          <table:table-cell office:value-type="string" calcext:value-type="string">
            <text:p>gyrox</text:p>
          </table:table-cell>
          <table:table-cell office:value-type="string" calcext:value-type="string">
            <text:p>gyroy</text:p>
          </table:table-cell>
          <table:table-cell office:value-type="string" calcext:value-type="string">
            <text:p>gyroz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1353836" calcext:value-type="float">
            <text:p>0.51353836</text:p>
          </table:table-cell>
          <table:table-cell/>
          <table:table-cell table:formula="of:=[.D141]-[.D$162]" office:value-type="float" office:value="0.0183257984999999" calcext:value-type="float">
            <text:p>0.0183257985</text:p>
          </table:table-cell>
          <table:table-cell table:formula="of:=[.E141]-[.E$162]" office:value-type="float" office:value="0.0412578340000001" calcext:value-type="float">
            <text:p>0.041257834</text:p>
          </table:table-cell>
          <table:table-cell table:formula="of:=[.F141]-[.F$162]" office:value-type="float" office:value="0.000804427999999996" calcext:value-type="float">
            <text:p>0.000804428</text:p>
          </table:table-cell>
          <table:table-cell table:formula="of:=[.G141]-[.G$162]" office:value-type="float" office:value="0.039637516" calcext:value-type="float">
            <text:p>0.039637516</text:p>
          </table:table-cell>
          <table:table-cell table:formula="of:=[.H141]-[.H$162]" office:value-type="float" office:value="0.00221808149999991" calcext:value-type="float">
            <text:p>0.0022180815</text:p>
          </table:table-cell>
          <table:table-cell table:formula="of:=[.I141]-[.I$162]" office:value-type="float" office:value="0.00802627849999993" calcext:value-type="float">
            <text:p>0.008026278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2572736" calcext:value-type="float">
            <text:p>0.2572736</text:p>
          </table:table-cell>
          <table:table-cell/>
          <table:table-cell table:formula="of:=[.D142]-[.D$162]" office:value-type="float" office:value="0.0163142884999999" calcext:value-type="float">
            <text:p>0.0163142885</text:p>
          </table:table-cell>
          <table:table-cell table:formula="of:=[.E142]-[.E$162]" office:value-type="float" office:value="0.040907204" calcext:value-type="float">
            <text:p>0.040907204</text:p>
          </table:table-cell>
          <table:table-cell table:formula="of:=[.F142]-[.F$162]" office:value-type="float" office:value="-0.000840502000000021" calcext:value-type="float">
            <text:p>-0.000840502</text:p>
          </table:table-cell>
          <table:table-cell table:formula="of:=[.G142]-[.G$162]" office:value-type="float" office:value="0.0329763760000001" calcext:value-type="float">
            <text:p>0.032976376</text:p>
          </table:table-cell>
          <table:table-cell table:formula="of:=[.H142]-[.H$162]" office:value-type="float" office:value="0.0113771715" calcext:value-type="float">
            <text:p>0.0113771715</text:p>
          </table:table-cell>
          <table:table-cell table:formula="of:=[.I142]-[.I$162]" office:value-type="float" office:value="0.00674190849999989" calcext:value-type="float">
            <text:p>0.006741908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1022457" calcext:value-type="float">
            <text:p>0.41022457</text:p>
          </table:table-cell>
          <table:table-cell/>
          <table:table-cell table:formula="of:=[.D143]-[.D$162]" office:value-type="float" office:value="0.0128963685" calcext:value-type="float">
            <text:p>0.0128963685</text:p>
          </table:table-cell>
          <table:table-cell table:formula="of:=[.E143]-[.E$162]" office:value-type="float" office:value="0.039989464" calcext:value-type="float">
            <text:p>0.039989464</text:p>
          </table:table-cell>
          <table:table-cell table:formula="of:=[.F143]-[.F$162]" office:value-type="float" office:value="0.000548647999999985" calcext:value-type="float">
            <text:p>0.000548648</text:p>
          </table:table-cell>
          <table:table-cell table:formula="of:=[.G143]-[.G$162]" office:value-type="float" office:value="0.0267585960000001" calcext:value-type="float">
            <text:p>0.026758596</text:p>
          </table:table-cell>
          <table:table-cell table:formula="of:=[.H143]-[.H$162]" office:value-type="float" office:value="0.0127475515" calcext:value-type="float">
            <text:p>0.0127475515</text:p>
          </table:table-cell>
          <table:table-cell table:formula="of:=[.I143]-[.I$162]" office:value-type="float" office:value="0.00561640849999989" calcext:value-type="float">
            <text:p>0.005616408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49693928" calcext:value-type="float">
            <text:p>0.49693928</text:p>
          </table:table-cell>
          <table:table-cell/>
          <table:table-cell table:formula="of:=[.D144]-[.D$162]" office:value-type="float" office:value="0.0106945985" calcext:value-type="float">
            <text:p>0.0106945985</text:p>
          </table:table-cell>
          <table:table-cell table:formula="of:=[.E144]-[.E$162]" office:value-type="float" office:value="0.037573544" calcext:value-type="float">
            <text:p>0.037573544</text:p>
          </table:table-cell>
          <table:table-cell table:formula="of:=[.F144]-[.F$162]" office:value-type="float" office:value="0.000884518000000001" calcext:value-type="float">
            <text:p>0.000884518</text:p>
          </table:table-cell>
          <table:table-cell table:formula="of:=[.G144]-[.G$162]" office:value-type="float" office:value="0.0232421760000001" calcext:value-type="float">
            <text:p>0.023242176</text:p>
          </table:table-cell>
          <table:table-cell table:formula="of:=[.H144]-[.H$162]" office:value-type="float" office:value="0.0113184814999999" calcext:value-type="float">
            <text:p>0.0113184815</text:p>
          </table:table-cell>
          <table:table-cell table:formula="of:=[.I144]-[.I$162]" office:value-type="float" office:value="0.00514557849999986" calcext:value-type="float">
            <text:p>0.005145578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49493448" calcext:value-type="float">
            <text:p>0.49493448</text:p>
          </table:table-cell>
          <table:table-cell/>
          <table:table-cell table:formula="of:=[.D145]-[.D$162]" office:value-type="float" office:value="0.0101335485" calcext:value-type="float">
            <text:p>0.0101335485</text:p>
          </table:table-cell>
          <table:table-cell table:formula="of:=[.E145]-[.E$162]" office:value-type="float" office:value="0.0364981640000001" calcext:value-type="float">
            <text:p>0.036498164</text:p>
          </table:table-cell>
          <table:table-cell table:formula="of:=[.F145]-[.F$162]" office:value-type="float" office:value="0.00072973799999998" calcext:value-type="float">
            <text:p>0.000729738</text:p>
          </table:table-cell>
          <table:table-cell table:formula="of:=[.G145]-[.G$162]" office:value-type="float" office:value="0.019553116" calcext:value-type="float">
            <text:p>0.019553116</text:p>
          </table:table-cell>
          <table:table-cell table:formula="of:=[.H145]-[.H$162]" office:value-type="float" office:value="0.0121411014999999" calcext:value-type="float">
            <text:p>0.0121411015</text:p>
          </table:table-cell>
          <table:table-cell table:formula="of:=[.I145]-[.I$162]" office:value-type="float" office:value="0.00301741849999992" calcext:value-type="float">
            <text:p>0.00301741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3827169" calcext:value-type="float">
            <text:p>0.53827169</text:p>
          </table:table-cell>
          <table:table-cell/>
          <table:table-cell table:formula="of:=[.D146]-[.D$162]" office:value-type="float" office:value="0.00360395849999995" calcext:value-type="float">
            <text:p>0.0036039585</text:p>
          </table:table-cell>
          <table:table-cell table:formula="of:=[.E146]-[.E$162]" office:value-type="float" office:value="0.034732564" calcext:value-type="float">
            <text:p>0.034732564</text:p>
          </table:table-cell>
          <table:table-cell table:formula="of:=[.F146]-[.F$162]" office:value-type="float" office:value="0.003052518" calcext:value-type="float">
            <text:p>0.003052518</text:p>
          </table:table-cell>
          <table:table-cell table:formula="of:=[.G146]-[.G$162]" office:value-type="float" office:value="0.0141891160000001" calcext:value-type="float">
            <text:p>0.014189116</text:p>
          </table:table-cell>
          <table:table-cell table:formula="of:=[.H146]-[.H$162]" office:value-type="float" office:value="0.00666274150000001" calcext:value-type="float">
            <text:p>0.0066627415</text:p>
          </table:table-cell>
          <table:table-cell table:formula="of:=[.I146]-[.I$162]" office:value-type="float" office:value="0.00224781849999989" calcext:value-type="float">
            <text:p>0.002247818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4688105" calcext:value-type="float">
            <text:p>0.4688105</text:p>
          </table:table-cell>
          <table:table-cell/>
          <table:table-cell table:formula="of:=[.D147]-[.D$162]" office:value-type="float" office:value="0.00305391850000003" calcext:value-type="float">
            <text:p>0.0030539185</text:p>
          </table:table-cell>
          <table:table-cell table:formula="of:=[.E147]-[.E$162]" office:value-type="float" office:value="0.032113284" calcext:value-type="float">
            <text:p>0.032113284</text:p>
          </table:table-cell>
          <table:table-cell table:formula="of:=[.F147]-[.F$162]" office:value-type="float" office:value="0.000171507999999987" calcext:value-type="float">
            <text:p>0.000171508</text:p>
          </table:table-cell>
          <table:table-cell table:formula="of:=[.G147]-[.G$162]" office:value-type="float" office:value="0.00520655600000008" calcext:value-type="float">
            <text:p>0.005206556</text:p>
          </table:table-cell>
          <table:table-cell table:formula="of:=[.H147]-[.H$162]" office:value-type="float" office:value="-0.00511266850000003" calcext:value-type="float">
            <text:p>-0.0051126685</text:p>
          </table:table-cell>
          <table:table-cell table:formula="of:=[.I147]-[.I$162]" office:value-type="float" office:value="0.0020922284999999" calcext:value-type="float">
            <text:p>0.002092228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25672441" calcext:value-type="float">
            <text:p>0.25672441</text:p>
          </table:table-cell>
          <table:table-cell/>
          <table:table-cell table:formula="of:=[.D148]-[.D$162]" office:value-type="float" office:value="0.00207740850000004" calcext:value-type="float">
            <text:p>0.0020774085</text:p>
          </table:table-cell>
          <table:table-cell table:formula="of:=[.E148]-[.E$162]" office:value-type="float" office:value="0.032554894" calcext:value-type="float">
            <text:p>0.032554894</text:p>
          </table:table-cell>
          <table:table-cell table:formula="of:=[.F148]-[.F$162]" office:value-type="float" office:value="0.002764828" calcext:value-type="float">
            <text:p>0.002764828</text:p>
          </table:table-cell>
          <table:table-cell table:formula="of:=[.G148]-[.G$162]" office:value-type="float" office:value="-0.00848027399999995" calcext:value-type="float">
            <text:p>-0.008480274</text:p>
          </table:table-cell>
          <table:table-cell table:formula="of:=[.H148]-[.H$162]" office:value-type="float" office:value="-0.00506499850000003" calcext:value-type="float">
            <text:p>-0.0050649985</text:p>
          </table:table-cell>
          <table:table-cell table:formula="of:=[.I148]-[.I$162]" office:value-type="float" office:value="-0.00264634150000009" calcext:value-type="float">
            <text:p>-0.00264634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41074808" calcext:value-type="float">
            <text:p>0.41074808</text:p>
          </table:table-cell>
          <table:table-cell/>
          <table:table-cell table:formula="of:=[.D149]-[.D$162]" office:value-type="float" office:value="0.00172370850000003" calcext:value-type="float">
            <text:p>0.0017237085</text:p>
          </table:table-cell>
          <table:table-cell table:formula="of:=[.E149]-[.E$162]" office:value-type="float" office:value="0.027497264" calcext:value-type="float">
            <text:p>0.027497264</text:p>
          </table:table-cell>
          <table:table-cell table:formula="of:=[.F149]-[.F$162]" office:value-type="float" office:value="0.003449808" calcext:value-type="float">
            <text:p>0.003449808</text:p>
          </table:table-cell>
          <table:table-cell table:formula="of:=[.G149]-[.G$162]" office:value-type="float" office:value="-0.00238454399999993" calcext:value-type="float">
            <text:p>-0.002384544</text:p>
          </table:table-cell>
          <table:table-cell table:formula="of:=[.H149]-[.H$162]" office:value-type="float" office:value="-0.0128385685" calcext:value-type="float">
            <text:p>-0.0128385685</text:p>
          </table:table-cell>
          <table:table-cell table:formula="of:=[.I149]-[.I$162]" office:value-type="float" office:value="-0.0116644215000001" calcext:value-type="float">
            <text:p>-0.01166442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2438859" calcext:value-type="float">
            <text:p>0.52438859</text:p>
          </table:table-cell>
          <table:table-cell/>
          <table:table-cell table:formula="of:=[.D150]-[.D$162]" office:value-type="float" office:value="0.00433439849999995" calcext:value-type="float">
            <text:p>0.0043343985</text:p>
          </table:table-cell>
          <table:table-cell table:formula="of:=[.E150]-[.E$162]" office:value-type="float" office:value="0.042004834" calcext:value-type="float">
            <text:p>0.042004834</text:p>
          </table:table-cell>
          <table:table-cell table:formula="of:=[.F150]-[.F$162]" office:value-type="float" office:value="0.016151248" calcext:value-type="float">
            <text:p>0.016151248</text:p>
          </table:table-cell>
          <table:table-cell table:formula="of:=[.G150]-[.G$162]" office:value-type="float" office:value="-0.0507520439999999" calcext:value-type="float">
            <text:p>-0.050752044</text:p>
          </table:table-cell>
          <table:table-cell table:formula="of:=[.H150]-[.H$162]" office:value-type="float" office:value="-0.00681423850000007" calcext:value-type="float">
            <text:p>-0.0068142385</text:p>
          </table:table-cell>
          <table:table-cell table:formula="of:=[.I150]-[.I$162]" office:value-type="float" office:value="-0.00590692150000011" calcext:value-type="float">
            <text:p>-0.00590692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47952376" calcext:value-type="float">
            <text:p>0.47952376</text:p>
          </table:table-cell>
          <table:table-cell/>
          <table:table-cell table:formula="of:=[.D151]-[.D$162]" office:value-type="float" office:value="0.00686772849999995" calcext:value-type="float">
            <text:p>0.0068677285</text:p>
          </table:table-cell>
          <table:table-cell table:formula="of:=[.E151]-[.E$162]" office:value-type="float" office:value="-0.00272302600000002" calcext:value-type="float">
            <text:p>-0.002723026</text:p>
          </table:table-cell>
          <table:table-cell table:formula="of:=[.F151]-[.F$162]" office:value-type="float" office:value="0.015602058" calcext:value-type="float">
            <text:p>0.015602058</text:p>
          </table:table-cell>
          <table:table-cell table:formula="of:=[.G151]-[.G$162]" office:value-type="float" office:value="-0.0502285339999999" calcext:value-type="float">
            <text:p>-0.050228534</text:p>
          </table:table-cell>
          <table:table-cell table:formula="of:=[.H151]-[.H$162]" office:value-type="float" office:value="0.0206350715" calcext:value-type="float">
            <text:p>0.0206350715</text:p>
          </table:table-cell>
          <table:table-cell table:formula="of:=[.I151]-[.I$162]" office:value-type="float" office:value="-0.0213176415000001" calcext:value-type="float">
            <text:p>-0.021317641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3268807" calcext:value-type="float">
            <text:p>0.53268807</text:p>
          </table:table-cell>
          <table:table-cell/>
          <table:table-cell table:formula="of:=[.D152]-[.D$162]" office:value-type="float" office:value="0.00128410849999994" calcext:value-type="float">
            <text:p>0.0012841085</text:p>
          </table:table-cell>
          <table:table-cell table:formula="of:=[.E152]-[.E$162]" office:value-type="float" office:value="-0.00693898599999998" calcext:value-type="float">
            <text:p>-0.006938986</text:p>
          </table:table-cell>
          <table:table-cell table:formula="of:=[.F152]-[.F$162]" office:value-type="float" office:value="0.015367658" calcext:value-type="float">
            <text:p>0.015367658</text:p>
          </table:table-cell>
          <table:table-cell table:formula="of:=[.G152]-[.G$162]" office:value-type="float" office:value="-0.0445209739999999" calcext:value-type="float">
            <text:p>-0.044520974</text:p>
          </table:table-cell>
          <table:table-cell table:formula="of:=[.H152]-[.H$162]" office:value-type="float" office:value="0.0265366214999999" calcext:value-type="float">
            <text:p>0.0265366215</text:p>
          </table:table-cell>
          <table:table-cell table:formula="of:=[.I152]-[.I$162]" office:value-type="float" office:value="-0.0220603715000001" calcext:value-type="float">
            <text:p>-0.022060371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6459454" calcext:value-type="float">
            <text:p>0.46459454</text:p>
          </table:table-cell>
          <table:table-cell/>
          <table:table-cell table:formula="of:=[.D153]-[.D$162]" office:value-type="float" office:value="-0.0033487015" calcext:value-type="float">
            <text:p>-0.0033487015</text:p>
          </table:table-cell>
          <table:table-cell table:formula="of:=[.E153]-[.E$162]" office:value-type="float" office:value="-0.017670496" calcext:value-type="float">
            <text:p>-0.017670496</text:p>
          </table:table-cell>
          <table:table-cell table:formula="of:=[.F153]-[.F$162]" office:value-type="float" office:value="0.007151398" calcext:value-type="float">
            <text:p>0.007151398</text:p>
          </table:table-cell>
          <table:table-cell table:formula="of:=[.G153]-[.G$162]" office:value-type="float" office:value="-0.0484241939999999" calcext:value-type="float">
            <text:p>-0.048424194</text:p>
          </table:table-cell>
          <table:table-cell table:formula="of:=[.H153]-[.H$162]" office:value-type="float" office:value="0.0237637115" calcext:value-type="float">
            <text:p>0.0237637115</text:p>
          </table:table-cell>
          <table:table-cell table:formula="of:=[.I153]-[.I$162]" office:value-type="float" office:value="-0.0152544715000001" calcext:value-type="float">
            <text:p>-0.015254471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25649001" calcext:value-type="float">
            <text:p>0.25649001</text:p>
          </table:table-cell>
          <table:table-cell/>
          <table:table-cell table:formula="of:=[.D154]-[.D$162]" office:value-type="float" office:value="-0.00556582149999996" calcext:value-type="float">
            <text:p>-0.0055658215</text:p>
          </table:table-cell>
          <table:table-cell table:formula="of:=[.E154]-[.E$162]" office:value-type="float" office:value="-0.026315736" calcext:value-type="float">
            <text:p>-0.026315736</text:p>
          </table:table-cell>
          <table:table-cell table:formula="of:=[.F154]-[.F$162]" office:value-type="float" office:value="0.00283546799999998" calcext:value-type="float">
            <text:p>0.002835468</text:p>
          </table:table-cell>
          <table:table-cell table:formula="of:=[.G154]-[.G$162]" office:value-type="float" office:value="-0.0492613539999999" calcext:value-type="float">
            <text:p>-0.049261354</text:p>
          </table:table-cell>
          <table:table-cell table:formula="of:=[.H154]-[.H$162]" office:value-type="float" office:value="0.0241215914999999" calcext:value-type="float">
            <text:p>0.0241215915</text:p>
          </table:table-cell>
          <table:table-cell table:formula="of:=[.I154]-[.I$162]" office:value-type="float" office:value="-0.00883709150000012" calcext:value-type="float">
            <text:p>-0.008837091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41645564" calcext:value-type="float">
            <text:p>0.41645564</text:p>
          </table:table-cell>
          <table:table-cell/>
          <table:table-cell table:formula="of:=[.D155]-[.D$162]" office:value-type="float" office:value="-0.0141086315" calcext:value-type="float">
            <text:p>-0.0141086315</text:p>
          </table:table-cell>
          <table:table-cell table:formula="of:=[.E155]-[.E$162]" office:value-type="float" office:value="-0.043309366" calcext:value-type="float">
            <text:p>-0.043309366</text:p>
          </table:table-cell>
          <table:table-cell table:formula="of:=[.F155]-[.F$162]" office:value-type="float" office:value="-0.000737252000000022" calcext:value-type="float">
            <text:p>-0.000737252</text:p>
          </table:table-cell>
          <table:table-cell table:formula="of:=[.G155]-[.G$162]" office:value-type="float" office:value="-0.0444974439999999" calcext:value-type="float">
            <text:p>-0.044497444</text:p>
          </table:table-cell>
          <table:table-cell table:formula="of:=[.H155]-[.H$162]" office:value-type="float" office:value="0.0258195914999999" calcext:value-type="float">
            <text:p>0.0258195915</text:p>
          </table:table-cell>
          <table:table-cell table:formula="of:=[.I155]-[.I$162]" office:value-type="float" office:value="-0.0055209415000001" calcext:value-type="float">
            <text:p>-0.00552094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3029014" calcext:value-type="float">
            <text:p>0.53029014</text:p>
          </table:table-cell>
          <table:table-cell/>
          <table:table-cell table:formula="of:=[.D156]-[.D$162]" office:value-type="float" office:value="-0.0226568915000001" calcext:value-type="float">
            <text:p>-0.0226568915</text:p>
          </table:table-cell>
          <table:table-cell table:formula="of:=[.E156]-[.E$162]" office:value-type="float" office:value="-0.059064456" calcext:value-type="float">
            <text:p>-0.059064456</text:p>
          </table:table-cell>
          <table:table-cell table:formula="of:=[.F156]-[.F$162]" office:value-type="float" office:value="-0.00821971200000002" calcext:value-type="float">
            <text:p>-0.008219712</text:p>
          </table:table-cell>
          <table:table-cell table:formula="of:=[.G156]-[.G$162]" office:value-type="float" office:value="-0.0167427539999999" calcext:value-type="float">
            <text:p>-0.016742754</text:p>
          </table:table-cell>
          <table:table-cell table:formula="of:=[.H156]-[.H$162]" office:value-type="float" office:value="0.0138926614999999" calcext:value-type="float">
            <text:p>0.0138926615</text:p>
          </table:table-cell>
          <table:table-cell table:formula="of:=[.I156]-[.I$162]" office:value-type="float" office:value="-0.0056384215000001" calcext:value-type="float">
            <text:p>-0.00563842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47878103" calcext:value-type="float">
            <text:p>0.47878103</text:p>
          </table:table-cell>
          <table:table-cell/>
          <table:table-cell table:formula="of:=[.D157]-[.D$162]" office:value-type="float" office:value="-0.0221969815" calcext:value-type="float">
            <text:p>-0.0221969815</text:p>
          </table:table-cell>
          <table:table-cell table:formula="of:=[.E157]-[.E$162]" office:value-type="float" office:value="-0.060171166" calcext:value-type="float">
            <text:p>-0.060171166</text:p>
          </table:table-cell>
          <table:table-cell table:formula="of:=[.F157]-[.F$162]" office:value-type="float" office:value="-0.011077862" calcext:value-type="float">
            <text:p>-0.011077862</text:p>
          </table:table-cell>
          <table:table-cell table:formula="of:=[.G157]-[.G$162]" office:value-type="float" office:value="0.020461796" calcext:value-type="float">
            <text:p>0.020461796</text:p>
          </table:table-cell>
          <table:table-cell table:formula="of:=[.H157]-[.H$162]" office:value-type="float" office:value="-0.0191940985" calcext:value-type="float">
            <text:p>-0.0191940985</text:p>
          </table:table-cell>
          <table:table-cell table:formula="of:=[.I157]-[.I$162]" office:value-type="float" office:value="0.00295052849999988" calcext:value-type="float">
            <text:p>0.002950528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52805526" calcext:value-type="float">
            <text:p>0.52805526</text:p>
          </table:table-cell>
          <table:table-cell/>
          <table:table-cell table:formula="of:=[.D158]-[.D$162]" office:value-type="float" office:value="-0.0127430515" calcext:value-type="float">
            <text:p>-0.0127430515</text:p>
          </table:table-cell>
          <table:table-cell table:formula="of:=[.E158]-[.E$162]" office:value-type="float" office:value="-0.056057026" calcext:value-type="float">
            <text:p>-0.056057026</text:p>
          </table:table-cell>
          <table:table-cell table:formula="of:=[.F158]-[.F$162]" office:value-type="float" office:value="-0.016739392" calcext:value-type="float">
            <text:p>-0.016739392</text:p>
          </table:table-cell>
          <table:table-cell table:formula="of:=[.G158]-[.G$162]" office:value-type="float" office:value="0.0429961860000001" calcext:value-type="float">
            <text:p>0.042996186</text:p>
          </table:table-cell>
          <table:table-cell table:formula="of:=[.H158]-[.H$162]" office:value-type="float" office:value="-0.0425901385" calcext:value-type="float">
            <text:p>-0.0425901385</text:p>
          </table:table-cell>
          <table:table-cell table:formula="of:=[.I158]-[.I$162]" office:value-type="float" office:value="0.0132919384999999" calcext:value-type="float">
            <text:p>0.013291938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45386303" calcext:value-type="float">
            <text:p>0.45386303</text:p>
          </table:table-cell>
          <table:table-cell/>
          <table:table-cell table:formula="of:=[.D159]-[.D$162]" office:value-type="float" office:value="-0.00850545150000004" calcext:value-type="float">
            <text:p>-0.0085054515</text:p>
          </table:table-cell>
          <table:table-cell table:formula="of:=[.E159]-[.E$162]" office:value-type="float" office:value="-0.044911036" calcext:value-type="float">
            <text:p>-0.044911036</text:p>
          </table:table-cell>
          <table:table-cell table:formula="of:=[.F159]-[.F$162]" office:value-type="float" office:value="-0.014080382" calcext:value-type="float">
            <text:p>-0.014080382</text:p>
          </table:table-cell>
          <table:table-cell table:formula="of:=[.G159]-[.G$162]" office:value-type="float" office:value="0.046626776" calcext:value-type="float">
            <text:p>0.046626776</text:p>
          </table:table-cell>
          <table:table-cell table:formula="of:=[.H159]-[.H$162]" office:value-type="float" office:value="-0.0512715485" calcext:value-type="float">
            <text:p>-0.0512715485</text:p>
          </table:table-cell>
          <table:table-cell table:formula="of:=[.I159]-[.I$162]" office:value-type="float" office:value="0.0221381584999999" calcext:value-type="float">
            <text:p>0.022138158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24827375" calcext:value-type="float">
            <text:p>0.24827375</text:p>
          </table:table-cell>
          <table:table-cell/>
          <table:table-cell table:formula="of:=[.D160]-[.D$162]" office:value-type="float" office:value="-0.00218430150000004" calcext:value-type="float">
            <text:p>-0.0021843015</text:p>
          </table:table-cell>
          <table:table-cell table:formula="of:=[.E160]-[.E$162]" office:value-type="float" office:value="-0.047967756" calcext:value-type="float">
            <text:p>-0.047967756</text:p>
          </table:table-cell>
          <table:table-cell table:formula="of:=[.F160]-[.F$162]" office:value-type="float" office:value="-0.017818722" calcext:value-type="float">
            <text:p>-0.017818722</text:p>
          </table:table-cell>
          <table:table-cell table:formula="of:=[.G160]-[.G$162]" office:value-type="float" office:value="0.0436439060000001" calcext:value-type="float">
            <text:p>0.043643906</text:p>
          </table:table-cell>
          <table:table-cell table:formula="of:=[.H160]-[.H$162]" office:value-type="float" office:value="-0.0483481185000001" calcext:value-type="float">
            <text:p>-0.0483481185</text:p>
          </table:table-cell>
          <table:table-cell table:formula="of:=[.I160]-[.I$162]" office:value-type="float" office:value="0.0275783584999999" calcext:value-type="float">
            <text:p>0.027578358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41255242" calcext:value-type="float">
            <text:p>0.41255242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2751723" calcext:value-type="float">
            <text:p>0.52751723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8558693" calcext:value-type="float">
            <text:p>0.48558693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52583814" calcext:value-type="float">
            <text:p>0.52583814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4521779" calcext:value-type="float">
            <text:p>0.44521779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4395782" calcext:value-type="float">
            <text:p>0.24395782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41171526" calcext:value-type="float">
            <text:p>0.41171526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52787511" calcext:value-type="float">
            <text:p>0.52787511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9200431" calcext:value-type="float">
            <text:p>0.49200431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1729533" calcext:value-type="float">
            <text:p>0.51729533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42822416" calcext:value-type="float">
            <text:p>0.42822416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403851" calcext:value-type="float">
            <text:p>0.2403851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1647917" calcext:value-type="float">
            <text:p>0.41647917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2957311" calcext:value-type="float">
            <text:p>0.52957311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49532046" calcext:value-type="float">
            <text:p>0.49532046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0874707" calcext:value-type="float">
            <text:p>0.50874707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41246907" calcext:value-type="float">
            <text:p>0.41246907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23290264" calcext:value-type="float">
            <text:p>0.23290264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44423386" calcext:value-type="float">
            <text:p>0.44423386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1764618" calcext:value-type="float">
            <text:p>0.51764618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49520298" calcext:value-type="float">
            <text:p>0.49520298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0920698" calcext:value-type="float">
            <text:p>0.50920698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41136236" calcext:value-type="float">
            <text:p>0.41136236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3004449" calcext:value-type="float">
            <text:p>0.23004449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48143841" calcext:value-type="float">
            <text:p>0.48143841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8455942" calcext:value-type="float">
            <text:p>0.48455942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0379193" calcext:value-type="float">
            <text:p>0.50379193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51866091" calcext:value-type="float">
            <text:p>0.51866091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4154765" calcext:value-type="float">
            <text:p>0.4154765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22438296" calcext:value-type="float">
            <text:p>0.22438296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039728" calcext:value-type="float">
            <text:p>0.5039728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46116338" calcext:value-type="float">
            <text:p>0.46116338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51413334" calcext:value-type="float">
            <text:p>0.51413334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2289851" calcext:value-type="float">
            <text:p>0.52289851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42662249" calcext:value-type="float">
            <text:p>0.42662249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22704197" calcext:value-type="float">
            <text:p>0.22704197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50760339" calcext:value-type="float">
            <text:p>0.50760339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5248197" calcext:value-type="float">
            <text:p>0.45248197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52297956" calcext:value-type="float">
            <text:p>0.52297956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52921966" calcext:value-type="float">
            <text:p>0.52921966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42356577" calcext:value-type="float">
            <text:p>0.42356577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22330363" calcext:value-type="float">
            <text:p>0.22330363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50462052" calcext:value-type="float">
            <text:p>0.50462052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4554054" calcext:value-type="float">
            <text:p>0.4554054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52841976" calcext:value-type="float">
            <text:p>0.5284197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12:14:16.9061576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11:03:35.198461036</meta:creation-date>
    <dc:date>2017-03-14T12:42:05.237674374</dc:date>
    <meta:editing-duration>PT17M56S</meta:editing-duration>
    <meta:editing-cycles>2</meta:editing-cycles>
    <meta:generator>LibreOffice/5.1.6.2$Linux_X86_64 LibreOffice_project/10m0$Build-2</meta:generator>
    <meta:document-statistic meta:table-count="2" meta:cell-count="1453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516cm" svg:y="4.203cm" style:legend-expansion="high" chart:style-name="ch2"/>
        <chart:plot-area chart:style-name="ch3" table:cell-range-address="Sheet1.A15:Sheet1.J15" svg:x="0.319cm" svg:y="0.18cm" svg:width="12.878cm" svg:height="8.645cm">
          <chartooo:coordinate-region svg:x="1.523cm" svg:y="0.38cm" svg:width="11.487cm" svg:height="8.2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5:Sheet1.J15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0.00177173">
                <text:p>0.00177173</text:p>
                <draw:g>
                  <svg:desc>Sheet1.A15:Sheet1.J15</svg:desc>
                </draw:g>
              </table:table-cell>
              <table:table-cell office:value-type="float" office:value="-0.0140752">
                <text:p>-0.0140752</text:p>
              </table:table-cell>
              <table:table-cell office:value-type="float" office:value="0.00507102">
                <text:p>0.00507102</text:p>
              </table:table-cell>
              <table:table-cell office:value-type="float" office:value="-0.01271019">
                <text:p>-0.01271019</text:p>
              </table:table-cell>
              <table:table-cell office:value-type="float" office:value="0.00450087">
                <text:p>0.00450087</text:p>
              </table:table-cell>
              <table:table-cell office:value-type="float" office:value="0.0021227">
                <text:p>0.0021227</text:p>
              </table:table-cell>
              <table:table-cell office:value-type="float" office:value="-0.01358407">
                <text:p>-0.01358407</text:p>
              </table:table-cell>
              <table:table-cell office:value-type="float" office:value="-0.0009826">
                <text:p>-0.0009826</text:p>
              </table:table-cell>
              <table:table-cell office:value-type="float" office:value="0.00455081">
                <text:p>0.00455081</text:p>
              </table:table-cell>
              <table:table-cell office:value-type="float" office:value="0.00164342">
                <text:p>0.001643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51cm" svg:y="2.956cm" style:legend-expansion="high" chart:style-name="ch2"/>
        <chart:plot-area chart:style-name="ch3" table:cell-range-address="Sheet1_2.D140:Sheet1_2.I160" chart:data-source-has-labels="row" svg:x="0.32cm" svg:y="0.18cm" svg:width="13.011cm" svg:height="8.64cm">
          <chartooo:coordinate-region svg:x="1.047cm" svg:y="0.38cm" svg:width="12.097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.D141:Sheet1_2.D160" chart:label-cell-address="Sheet1_2.D140:Sheet1_2.D140" chart:class="chart:line">
            <chart:data-point chart:repeated="20"/>
          </chart:series>
          <chart:series chart:style-name="ch7" chart:values-cell-range-address="Sheet1_2.E141:Sheet1_2.E160" chart:label-cell-address="Sheet1_2.E140:Sheet1_2.E140" chart:class="chart:line">
            <chart:data-point chart:repeated="20"/>
          </chart:series>
          <chart:series chart:style-name="ch8" chart:values-cell-range-address="Sheet1_2.F141:Sheet1_2.F160" chart:label-cell-address="Sheet1_2.F140:Sheet1_2.F140" chart:class="chart:line">
            <chart:data-point chart:repeated="20"/>
          </chart:series>
          <chart:series chart:style-name="ch9" chart:values-cell-range-address="Sheet1_2.G141:Sheet1_2.G160" chart:label-cell-address="Sheet1_2.G140:Sheet1_2.G140" chart:class="chart:line">
            <chart:data-point chart:repeated="20"/>
          </chart:series>
          <chart:series chart:style-name="ch10" chart:values-cell-range-address="Sheet1_2.H141:Sheet1_2.H160" chart:label-cell-address="Sheet1_2.H140:Sheet1_2.H140" chart:class="chart:line">
            <chart:data-point chart:repeated="20"/>
          </chart:series>
          <chart:series chart:style-name="ch11" chart:values-cell-range-address="Sheet1_2.I141:Sheet1_2.I160" chart:label-cell-address="Sheet1_2.I140:Sheet1_2.I140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x</text:p>
                <draw:g>
                  <svg:desc>Sheet1_2.D140:Sheet1_2.D140</svg:desc>
                </draw:g>
              </table:table-cell>
              <table:table-cell office:value-type="string">
                <text:p>accely</text:p>
                <draw:g>
                  <svg:desc>Sheet1_2.E140:Sheet1_2.E140</svg:desc>
                </draw:g>
              </table:table-cell>
              <table:table-cell office:value-type="string">
                <text:p>accelz</text:p>
                <draw:g>
                  <svg:desc>Sheet1_2.F140:Sheet1_2.F140</svg:desc>
                </draw:g>
              </table:table-cell>
              <table:table-cell office:value-type="string">
                <text:p>gyrox</text:p>
                <draw:g>
                  <svg:desc>Sheet1_2.G140:Sheet1_2.G140</svg:desc>
                </draw:g>
              </table:table-cell>
              <table:table-cell office:value-type="string">
                <text:p>gyroy</text:p>
                <draw:g>
                  <svg:desc>Sheet1_2.H140:Sheet1_2.H140</svg:desc>
                </draw:g>
              </table:table-cell>
              <table:table-cell office:value-type="string">
                <text:p>gyroz</text:p>
                <draw:g>
                  <svg:desc>Sheet1_2.I140:Sheet1_2.I1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4972976">
                <text:p>0.54972976</text:p>
                <draw:g>
                  <svg:desc>Sheet1_2.D141:Sheet1_2.D160</svg:desc>
                </draw:g>
              </table:table-cell>
              <table:table-cell office:value-type="float" office:value="0.51279136">
                <text:p>0.51279136</text:p>
                <draw:g>
                  <svg:desc>Sheet1_2.E141:Sheet1_2.E160</svg:desc>
                </draw:g>
              </table:table-cell>
              <table:table-cell office:value-type="float" office:value="0.24192678">
                <text:p>0.24192678</text:p>
                <draw:g>
                  <svg:desc>Sheet1_2.F141:Sheet1_2.F160</svg:desc>
                </draw:g>
              </table:table-cell>
              <table:table-cell office:value-type="float" office:value="0.50061413">
                <text:p>0.50061413</text:p>
                <draw:g>
                  <svg:desc>Sheet1_2.G141:Sheet1_2.G160</svg:desc>
                </draw:g>
              </table:table-cell>
              <table:table-cell office:value-type="float" office:value="0.5059716">
                <text:p>0.5059716</text:p>
                <draw:g>
                  <svg:desc>Sheet1_2.H141:Sheet1_2.H160</svg:desc>
                </draw:g>
              </table:table-cell>
              <table:table-cell office:value-type="float" office:value="0.50886768">
                <text:p>0.50886768</text:p>
                <draw:g>
                  <svg:desc>Sheet1_2.I141:Sheet1_2.I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4771825">
                <text:p>0.54771825</text:p>
              </table:table-cell>
              <table:table-cell office:value-type="float" office:value="0.51244073">
                <text:p>0.51244073</text:p>
              </table:table-cell>
              <table:table-cell office:value-type="float" office:value="0.24028185">
                <text:p>0.24028185</text:p>
              </table:table-cell>
              <table:table-cell office:value-type="float" office:value="0.49395299">
                <text:p>0.49395299</text:p>
              </table:table-cell>
              <table:table-cell office:value-type="float" office:value="0.51513069">
                <text:p>0.51513069</text:p>
              </table:table-cell>
              <table:table-cell office:value-type="float" office:value="0.50758331">
                <text:p>0.507583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4430033">
                <text:p>0.54430033</text:p>
              </table:table-cell>
              <table:table-cell office:value-type="float" office:value="0.51152299">
                <text:p>0.51152299</text:p>
              </table:table-cell>
              <table:table-cell office:value-type="float" office:value="0.241671">
                <text:p>0.241671</text:p>
              </table:table-cell>
              <table:table-cell office:value-type="float" office:value="0.48773521">
                <text:p>0.48773521</text:p>
              </table:table-cell>
              <table:table-cell office:value-type="float" office:value="0.51650107">
                <text:p>0.51650107</text:p>
              </table:table-cell>
              <table:table-cell office:value-type="float" office:value="0.50645781">
                <text:p>0.506457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4209856">
                <text:p>0.54209856</text:p>
              </table:table-cell>
              <table:table-cell office:value-type="float" office:value="0.50910707">
                <text:p>0.50910707</text:p>
              </table:table-cell>
              <table:table-cell office:value-type="float" office:value="0.24200687">
                <text:p>0.24200687</text:p>
              </table:table-cell>
              <table:table-cell office:value-type="float" office:value="0.48421879">
                <text:p>0.48421879</text:p>
              </table:table-cell>
              <table:table-cell office:value-type="float" office:value="0.515072">
                <text:p>0.515072</text:p>
              </table:table-cell>
              <table:table-cell office:value-type="float" office:value="0.50598698">
                <text:p>0.505986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4153751">
                <text:p>0.54153751</text:p>
              </table:table-cell>
              <table:table-cell office:value-type="float" office:value="0.50803169">
                <text:p>0.50803169</text:p>
              </table:table-cell>
              <table:table-cell office:value-type="float" office:value="0.24185209">
                <text:p>0.24185209</text:p>
              </table:table-cell>
              <table:table-cell office:value-type="float" office:value="0.48052973">
                <text:p>0.48052973</text:p>
              </table:table-cell>
              <table:table-cell office:value-type="float" office:value="0.51589462">
                <text:p>0.51589462</text:p>
              </table:table-cell>
              <table:table-cell office:value-type="float" office:value="0.50385882">
                <text:p>0.503858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3500792">
                <text:p>0.53500792</text:p>
              </table:table-cell>
              <table:table-cell office:value-type="float" office:value="0.50626609">
                <text:p>0.50626609</text:p>
              </table:table-cell>
              <table:table-cell office:value-type="float" office:value="0.24417487">
                <text:p>0.24417487</text:p>
              </table:table-cell>
              <table:table-cell office:value-type="float" office:value="0.47516573">
                <text:p>0.47516573</text:p>
              </table:table-cell>
              <table:table-cell office:value-type="float" office:value="0.51041626">
                <text:p>0.51041626</text:p>
              </table:table-cell>
              <table:table-cell office:value-type="float" office:value="0.50308922">
                <text:p>0.503089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3445788">
                <text:p>0.53445788</text:p>
              </table:table-cell>
              <table:table-cell office:value-type="float" office:value="0.50364681">
                <text:p>0.50364681</text:p>
              </table:table-cell>
              <table:table-cell office:value-type="float" office:value="0.24129386">
                <text:p>0.24129386</text:p>
              </table:table-cell>
              <table:table-cell office:value-type="float" office:value="0.46618317">
                <text:p>0.46618317</text:p>
              </table:table-cell>
              <table:table-cell office:value-type="float" office:value="0.49864085">
                <text:p>0.49864085</text:p>
              </table:table-cell>
              <table:table-cell office:value-type="float" office:value="0.50293363">
                <text:p>0.502933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3348137">
                <text:p>0.53348137</text:p>
              </table:table-cell>
              <table:table-cell office:value-type="float" office:value="0.50408842">
                <text:p>0.50408842</text:p>
              </table:table-cell>
              <table:table-cell office:value-type="float" office:value="0.24388718">
                <text:p>0.24388718</text:p>
              </table:table-cell>
              <table:table-cell office:value-type="float" office:value="0.45249634">
                <text:p>0.45249634</text:p>
              </table:table-cell>
              <table:table-cell office:value-type="float" office:value="0.49868852">
                <text:p>0.49868852</text:p>
              </table:table-cell>
              <table:table-cell office:value-type="float" office:value="0.49819506">
                <text:p>0.498195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312767">
                <text:p>0.53312767</text:p>
              </table:table-cell>
              <table:table-cell office:value-type="float" office:value="0.49903079">
                <text:p>0.49903079</text:p>
              </table:table-cell>
              <table:table-cell office:value-type="float" office:value="0.24457216">
                <text:p>0.24457216</text:p>
              </table:table-cell>
              <table:table-cell office:value-type="float" office:value="0.45859207">
                <text:p>0.45859207</text:p>
              </table:table-cell>
              <table:table-cell office:value-type="float" office:value="0.49091495">
                <text:p>0.49091495</text:p>
              </table:table-cell>
              <table:table-cell office:value-type="float" office:value="0.48917698">
                <text:p>0.489176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573836">
                <text:p>0.53573836</text:p>
              </table:table-cell>
              <table:table-cell office:value-type="float" office:value="0.51353836">
                <text:p>0.51353836</text:p>
              </table:table-cell>
              <table:table-cell office:value-type="float" office:value="0.2572736">
                <text:p>0.2572736</text:p>
              </table:table-cell>
              <table:table-cell office:value-type="float" office:value="0.41022457">
                <text:p>0.41022457</text:p>
              </table:table-cell>
              <table:table-cell office:value-type="float" office:value="0.49693928">
                <text:p>0.49693928</text:p>
              </table:table-cell>
              <table:table-cell office:value-type="float" office:value="0.49493448">
                <text:p>0.494934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827169">
                <text:p>0.53827169</text:p>
              </table:table-cell>
              <table:table-cell office:value-type="float" office:value="0.4688105">
                <text:p>0.4688105</text:p>
              </table:table-cell>
              <table:table-cell office:value-type="float" office:value="0.25672441">
                <text:p>0.25672441</text:p>
              </table:table-cell>
              <table:table-cell office:value-type="float" office:value="0.41074808">
                <text:p>0.41074808</text:p>
              </table:table-cell>
              <table:table-cell office:value-type="float" office:value="0.52438859">
                <text:p>0.52438859</text:p>
              </table:table-cell>
              <table:table-cell office:value-type="float" office:value="0.47952376">
                <text:p>0.479523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3268807">
                <text:p>0.53268807</text:p>
              </table:table-cell>
              <table:table-cell office:value-type="float" office:value="0.46459454">
                <text:p>0.46459454</text:p>
              </table:table-cell>
              <table:table-cell office:value-type="float" office:value="0.25649001">
                <text:p>0.25649001</text:p>
              </table:table-cell>
              <table:table-cell office:value-type="float" office:value="0.41645564">
                <text:p>0.41645564</text:p>
              </table:table-cell>
              <table:table-cell office:value-type="float" office:value="0.53029014">
                <text:p>0.53029014</text:p>
              </table:table-cell>
              <table:table-cell office:value-type="float" office:value="0.47878103">
                <text:p>0.478781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2805526">
                <text:p>0.52805526</text:p>
              </table:table-cell>
              <table:table-cell office:value-type="float" office:value="0.45386303">
                <text:p>0.45386303</text:p>
              </table:table-cell>
              <table:table-cell office:value-type="float" office:value="0.24827375">
                <text:p>0.24827375</text:p>
              </table:table-cell>
              <table:table-cell office:value-type="float" office:value="0.41255242">
                <text:p>0.41255242</text:p>
              </table:table-cell>
              <table:table-cell office:value-type="float" office:value="0.52751723">
                <text:p>0.52751723</text:p>
              </table:table-cell>
              <table:table-cell office:value-type="float" office:value="0.48558693">
                <text:p>0.485586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2583814">
                <text:p>0.52583814</text:p>
              </table:table-cell>
              <table:table-cell office:value-type="float" office:value="0.44521779">
                <text:p>0.44521779</text:p>
              </table:table-cell>
              <table:table-cell office:value-type="float" office:value="0.24395782">
                <text:p>0.24395782</text:p>
              </table:table-cell>
              <table:table-cell office:value-type="float" office:value="0.41171526">
                <text:p>0.41171526</text:p>
              </table:table-cell>
              <table:table-cell office:value-type="float" office:value="0.52787511">
                <text:p>0.52787511</text:p>
              </table:table-cell>
              <table:table-cell office:value-type="float" office:value="0.49200431">
                <text:p>0.492004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1729533">
                <text:p>0.51729533</text:p>
              </table:table-cell>
              <table:table-cell office:value-type="float" office:value="0.42822416">
                <text:p>0.42822416</text:p>
              </table:table-cell>
              <table:table-cell office:value-type="float" office:value="0.2403851">
                <text:p>0.2403851</text:p>
              </table:table-cell>
              <table:table-cell office:value-type="float" office:value="0.41647917">
                <text:p>0.41647917</text:p>
              </table:table-cell>
              <table:table-cell office:value-type="float" office:value="0.52957311">
                <text:p>0.52957311</text:p>
              </table:table-cell>
              <table:table-cell office:value-type="float" office:value="0.49532046">
                <text:p>0.495320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0874707">
                <text:p>0.50874707</text:p>
              </table:table-cell>
              <table:table-cell office:value-type="float" office:value="0.41246907">
                <text:p>0.41246907</text:p>
              </table:table-cell>
              <table:table-cell office:value-type="float" office:value="0.23290264">
                <text:p>0.23290264</text:p>
              </table:table-cell>
              <table:table-cell office:value-type="float" office:value="0.44423386">
                <text:p>0.44423386</text:p>
              </table:table-cell>
              <table:table-cell office:value-type="float" office:value="0.51764618">
                <text:p>0.51764618</text:p>
              </table:table-cell>
              <table:table-cell office:value-type="float" office:value="0.49520298">
                <text:p>0.495202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0920698">
                <text:p>0.50920698</text:p>
              </table:table-cell>
              <table:table-cell office:value-type="float" office:value="0.41136236">
                <text:p>0.41136236</text:p>
              </table:table-cell>
              <table:table-cell office:value-type="float" office:value="0.23004449">
                <text:p>0.23004449</text:p>
              </table:table-cell>
              <table:table-cell office:value-type="float" office:value="0.48143841">
                <text:p>0.48143841</text:p>
              </table:table-cell>
              <table:table-cell office:value-type="float" office:value="0.48455942">
                <text:p>0.48455942</text:p>
              </table:table-cell>
              <table:table-cell office:value-type="float" office:value="0.50379193">
                <text:p>0.503791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1866091">
                <text:p>0.51866091</text:p>
              </table:table-cell>
              <table:table-cell office:value-type="float" office:value="0.4154765">
                <text:p>0.4154765</text:p>
              </table:table-cell>
              <table:table-cell office:value-type="float" office:value="0.22438296">
                <text:p>0.22438296</text:p>
              </table:table-cell>
              <table:table-cell office:value-type="float" office:value="0.5039728">
                <text:p>0.5039728</text:p>
              </table:table-cell>
              <table:table-cell office:value-type="float" office:value="0.46116338">
                <text:p>0.46116338</text:p>
              </table:table-cell>
              <table:table-cell office:value-type="float" office:value="0.51413334">
                <text:p>0.514133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2289851">
                <text:p>0.52289851</text:p>
              </table:table-cell>
              <table:table-cell office:value-type="float" office:value="0.42662249">
                <text:p>0.42662249</text:p>
              </table:table-cell>
              <table:table-cell office:value-type="float" office:value="0.22704197">
                <text:p>0.22704197</text:p>
              </table:table-cell>
              <table:table-cell office:value-type="float" office:value="0.50760339">
                <text:p>0.50760339</text:p>
              </table:table-cell>
              <table:table-cell office:value-type="float" office:value="0.45248197">
                <text:p>0.45248197</text:p>
              </table:table-cell>
              <table:table-cell office:value-type="float" office:value="0.52297956">
                <text:p>0.522979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2921966">
                <text:p>0.52921966</text:p>
              </table:table-cell>
              <table:table-cell office:value-type="float" office:value="0.42356577">
                <text:p>0.42356577</text:p>
              </table:table-cell>
              <table:table-cell office:value-type="float" office:value="0.22330363">
                <text:p>0.22330363</text:p>
              </table:table-cell>
              <table:table-cell office:value-type="float" office:value="0.50462052">
                <text:p>0.50462052</text:p>
              </table:table-cell>
              <table:table-cell office:value-type="float" office:value="0.4554054">
                <text:p>0.4554054</text:p>
              </table:table-cell>
              <table:table-cell office:value-type="float" office:value="0.52841976">
                <text:p>0.5284197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22cm" svg:y="2.956cm" style:legend-expansion="high" chart:style-name="ch2"/>
        <chart:plot-area chart:style-name="ch3" table:cell-range-address="Sheet1_2.D164:Sheet1_2.I184" chart:data-source-has-labels="row" svg:x="0.32cm" svg:y="0.18cm" svg:width="11.582cm" svg:height="8.64cm">
          <chartooo:coordinate-region svg:x="1.338cm" svg:y="0.379cm" svg:width="10.377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.D165:Sheet1_2.D184" chart:label-cell-address="Sheet1_2.D164:Sheet1_2.D164" chart:class="chart:line">
            <chart:data-point chart:repeated="20"/>
          </chart:series>
          <chart:series chart:style-name="ch7" chart:values-cell-range-address="Sheet1_2.E165:Sheet1_2.E184" chart:label-cell-address="Sheet1_2.E164:Sheet1_2.E164" chart:class="chart:line">
            <chart:data-point chart:repeated="20"/>
          </chart:series>
          <chart:series chart:style-name="ch8" chart:values-cell-range-address="Sheet1_2.F165:Sheet1_2.F184" chart:label-cell-address="Sheet1_2.F164:Sheet1_2.F164" chart:class="chart:line">
            <chart:data-point chart:repeated="20"/>
          </chart:series>
          <chart:series chart:style-name="ch9" chart:values-cell-range-address="Sheet1_2.G165:Sheet1_2.G184" chart:label-cell-address="Sheet1_2.G164:Sheet1_2.G164" chart:class="chart:line">
            <chart:data-point chart:repeated="20"/>
          </chart:series>
          <chart:series chart:style-name="ch10" chart:values-cell-range-address="Sheet1_2.H165:Sheet1_2.H184" chart:label-cell-address="Sheet1_2.H164:Sheet1_2.H164" chart:class="chart:line">
            <chart:data-point chart:repeated="20"/>
          </chart:series>
          <chart:series chart:style-name="ch11" chart:values-cell-range-address="Sheet1_2.I165:Sheet1_2.I184" chart:label-cell-address="Sheet1_2.I164:Sheet1_2.I164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 x (avg)</text:p>
                <draw:g>
                  <svg:desc>Sheet1_2.D164:Sheet1_2.D164</svg:desc>
                </draw:g>
              </table:table-cell>
              <table:table-cell office:value-type="string">
                <text:p>accely (avg ….)</text:p>
                <draw:g>
                  <svg:desc>Sheet1_2.E164:Sheet1_2.E164</svg:desc>
                </draw:g>
              </table:table-cell>
              <table:table-cell office:value-type="string">
                <text:p>accelz</text:p>
                <draw:g>
                  <svg:desc>Sheet1_2.F164:Sheet1_2.F164</svg:desc>
                </draw:g>
              </table:table-cell>
              <table:table-cell office:value-type="string">
                <text:p>gyrox</text:p>
                <draw:g>
                  <svg:desc>Sheet1_2.G164:Sheet1_2.G164</svg:desc>
                </draw:g>
              </table:table-cell>
              <table:table-cell office:value-type="string">
                <text:p>gyroy</text:p>
                <draw:g>
                  <svg:desc>Sheet1_2.H164:Sheet1_2.H164</svg:desc>
                </draw:g>
              </table:table-cell>
              <table:table-cell office:value-type="string">
                <text:p>gyroz</text:p>
                <draw:g>
                  <svg:desc>Sheet1_2.I164:Sheet1_2.I1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83257984999999">
                <text:p>0.0183257984999999</text:p>
                <draw:g>
                  <svg:desc>Sheet1_2.D165:Sheet1_2.D184</svg:desc>
                </draw:g>
              </table:table-cell>
              <table:table-cell office:value-type="float" office:value="0.0412578340000001">
                <text:p>0.0412578340000001</text:p>
                <draw:g>
                  <svg:desc>Sheet1_2.E165:Sheet1_2.E184</svg:desc>
                </draw:g>
              </table:table-cell>
              <table:table-cell office:value-type="float" office:value="0.000804427999999996">
                <text:p>0.000804427999999996</text:p>
                <draw:g>
                  <svg:desc>Sheet1_2.F165:Sheet1_2.F184</svg:desc>
                </draw:g>
              </table:table-cell>
              <table:table-cell office:value-type="float" office:value="0.039637516">
                <text:p>0.039637516</text:p>
                <draw:g>
                  <svg:desc>Sheet1_2.G165:Sheet1_2.G184</svg:desc>
                </draw:g>
              </table:table-cell>
              <table:table-cell office:value-type="float" office:value="0.00221808149999991">
                <text:p>0.00221808149999991</text:p>
                <draw:g>
                  <svg:desc>Sheet1_2.H165:Sheet1_2.H184</svg:desc>
                </draw:g>
              </table:table-cell>
              <table:table-cell office:value-type="float" office:value="0.00802627849999993">
                <text:p>0.00802627849999993</text:p>
                <draw:g>
                  <svg:desc>Sheet1_2.I165:Sheet1_2.I1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63142884999999">
                <text:p>0.0163142884999999</text:p>
              </table:table-cell>
              <table:table-cell office:value-type="float" office:value="0.040907204">
                <text:p>0.040907204</text:p>
              </table:table-cell>
              <table:table-cell office:value-type="float" office:value="-0.000840502000000021">
                <text:p>-0.000840502000000021</text:p>
              </table:table-cell>
              <table:table-cell office:value-type="float" office:value="0.0329763760000001">
                <text:p>0.0329763760000001</text:p>
              </table:table-cell>
              <table:table-cell office:value-type="float" office:value="0.0113771715">
                <text:p>0.0113771715</text:p>
              </table:table-cell>
              <table:table-cell office:value-type="float" office:value="0.00674190849999989">
                <text:p>0.006741908499999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8963685">
                <text:p>0.0128963685</text:p>
              </table:table-cell>
              <table:table-cell office:value-type="float" office:value="0.039989464">
                <text:p>0.039989464</text:p>
              </table:table-cell>
              <table:table-cell office:value-type="float" office:value="0.000548647999999985">
                <text:p>0.000548647999999985</text:p>
              </table:table-cell>
              <table:table-cell office:value-type="float" office:value="0.0267585960000001">
                <text:p>0.0267585960000001</text:p>
              </table:table-cell>
              <table:table-cell office:value-type="float" office:value="0.0127475515">
                <text:p>0.0127475515</text:p>
              </table:table-cell>
              <table:table-cell office:value-type="float" office:value="0.00561640849999989">
                <text:p>0.005616408499999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06945985">
                <text:p>0.0106945985</text:p>
              </table:table-cell>
              <table:table-cell office:value-type="float" office:value="0.037573544">
                <text:p>0.037573544</text:p>
              </table:table-cell>
              <table:table-cell office:value-type="float" office:value="0.000884518000000001">
                <text:p>0.000884518000000001</text:p>
              </table:table-cell>
              <table:table-cell office:value-type="float" office:value="0.0232421760000001">
                <text:p>0.0232421760000001</text:p>
              </table:table-cell>
              <table:table-cell office:value-type="float" office:value="0.0113184814999999">
                <text:p>0.0113184814999999</text:p>
              </table:table-cell>
              <table:table-cell office:value-type="float" office:value="0.00514557849999986">
                <text:p>0.005145578499999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01335485">
                <text:p>0.0101335485</text:p>
              </table:table-cell>
              <table:table-cell office:value-type="float" office:value="0.0364981640000001">
                <text:p>0.0364981640000001</text:p>
              </table:table-cell>
              <table:table-cell office:value-type="float" office:value="0.00072973799999998">
                <text:p>0.00072973799999998</text:p>
              </table:table-cell>
              <table:table-cell office:value-type="float" office:value="0.019553116">
                <text:p>0.019553116</text:p>
              </table:table-cell>
              <table:table-cell office:value-type="float" office:value="0.0121411014999999">
                <text:p>0.0121411014999999</text:p>
              </table:table-cell>
              <table:table-cell office:value-type="float" office:value="0.00301741849999992">
                <text:p>0.003017418499999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60395849999995">
                <text:p>0.00360395849999995</text:p>
              </table:table-cell>
              <table:table-cell office:value-type="float" office:value="0.034732564">
                <text:p>0.034732564</text:p>
              </table:table-cell>
              <table:table-cell office:value-type="float" office:value="0.003052518">
                <text:p>0.003052518</text:p>
              </table:table-cell>
              <table:table-cell office:value-type="float" office:value="0.0141891160000001">
                <text:p>0.0141891160000001</text:p>
              </table:table-cell>
              <table:table-cell office:value-type="float" office:value="0.00666274150000001">
                <text:p>0.00666274150000001</text:p>
              </table:table-cell>
              <table:table-cell office:value-type="float" office:value="0.00224781849999989">
                <text:p>0.002247818499999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05391850000003">
                <text:p>0.00305391850000003</text:p>
              </table:table-cell>
              <table:table-cell office:value-type="float" office:value="0.032113284">
                <text:p>0.032113284</text:p>
              </table:table-cell>
              <table:table-cell office:value-type="float" office:value="0.000171507999999987">
                <text:p>0.000171507999999987</text:p>
              </table:table-cell>
              <table:table-cell office:value-type="float" office:value="0.00520655600000008">
                <text:p>0.00520655600000008</text:p>
              </table:table-cell>
              <table:table-cell office:value-type="float" office:value="-0.00511266850000003">
                <text:p>-0.00511266850000003</text:p>
              </table:table-cell>
              <table:table-cell office:value-type="float" office:value="0.0020922284999999">
                <text:p>0.002092228499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07740850000004">
                <text:p>0.00207740850000004</text:p>
              </table:table-cell>
              <table:table-cell office:value-type="float" office:value="0.032554894">
                <text:p>0.032554894</text:p>
              </table:table-cell>
              <table:table-cell office:value-type="float" office:value="0.002764828">
                <text:p>0.002764828</text:p>
              </table:table-cell>
              <table:table-cell office:value-type="float" office:value="-0.00848027399999995">
                <text:p>-0.00848027399999995</text:p>
              </table:table-cell>
              <table:table-cell office:value-type="float" office:value="-0.00506499850000003">
                <text:p>-0.00506499850000003</text:p>
              </table:table-cell>
              <table:table-cell office:value-type="float" office:value="-0.00264634150000009">
                <text:p>-0.002646341500000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72370850000003">
                <text:p>0.00172370850000003</text:p>
              </table:table-cell>
              <table:table-cell office:value-type="float" office:value="0.027497264">
                <text:p>0.027497264</text:p>
              </table:table-cell>
              <table:table-cell office:value-type="float" office:value="0.003449808">
                <text:p>0.003449808</text:p>
              </table:table-cell>
              <table:table-cell office:value-type="float" office:value="-0.00238454399999993">
                <text:p>-0.00238454399999993</text:p>
              </table:table-cell>
              <table:table-cell office:value-type="float" office:value="-0.0128385685">
                <text:p>-0.0128385685</text:p>
              </table:table-cell>
              <table:table-cell office:value-type="float" office:value="-0.0116644215000001">
                <text:p>-0.0116644215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33439849999995">
                <text:p>0.00433439849999995</text:p>
              </table:table-cell>
              <table:table-cell office:value-type="float" office:value="0.042004834">
                <text:p>0.042004834</text:p>
              </table:table-cell>
              <table:table-cell office:value-type="float" office:value="0.016151248">
                <text:p>0.016151248</text:p>
              </table:table-cell>
              <table:table-cell office:value-type="float" office:value="-0.0507520439999999">
                <text:p>-0.0507520439999999</text:p>
              </table:table-cell>
              <table:table-cell office:value-type="float" office:value="-0.00681423850000007">
                <text:p>-0.00681423850000007</text:p>
              </table:table-cell>
              <table:table-cell office:value-type="float" office:value="-0.00590692150000011">
                <text:p>-0.005906921500000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686772849999995">
                <text:p>0.00686772849999995</text:p>
              </table:table-cell>
              <table:table-cell office:value-type="float" office:value="-0.00272302600000002">
                <text:p>-0.00272302600000002</text:p>
              </table:table-cell>
              <table:table-cell office:value-type="float" office:value="0.015602058">
                <text:p>0.015602058</text:p>
              </table:table-cell>
              <table:table-cell office:value-type="float" office:value="-0.0502285339999999">
                <text:p>-0.0502285339999999</text:p>
              </table:table-cell>
              <table:table-cell office:value-type="float" office:value="0.0206350715">
                <text:p>0.0206350715</text:p>
              </table:table-cell>
              <table:table-cell office:value-type="float" office:value="-0.0213176415000001">
                <text:p>-0.0213176415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28410849999994">
                <text:p>0.00128410849999994</text:p>
              </table:table-cell>
              <table:table-cell office:value-type="float" office:value="-0.00693898599999998">
                <text:p>-0.00693898599999998</text:p>
              </table:table-cell>
              <table:table-cell office:value-type="float" office:value="0.015367658">
                <text:p>0.015367658</text:p>
              </table:table-cell>
              <table:table-cell office:value-type="float" office:value="-0.0445209739999999">
                <text:p>-0.0445209739999999</text:p>
              </table:table-cell>
              <table:table-cell office:value-type="float" office:value="0.0265366214999999">
                <text:p>0.0265366214999999</text:p>
              </table:table-cell>
              <table:table-cell office:value-type="float" office:value="-0.0220603715000001">
                <text:p>-0.0220603715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33487015">
                <text:p>-0.0033487015</text:p>
              </table:table-cell>
              <table:table-cell office:value-type="float" office:value="-0.017670496">
                <text:p>-0.017670496</text:p>
              </table:table-cell>
              <table:table-cell office:value-type="float" office:value="0.007151398">
                <text:p>0.007151398</text:p>
              </table:table-cell>
              <table:table-cell office:value-type="float" office:value="-0.0484241939999999">
                <text:p>-0.0484241939999999</text:p>
              </table:table-cell>
              <table:table-cell office:value-type="float" office:value="0.0237637115">
                <text:p>0.0237637115</text:p>
              </table:table-cell>
              <table:table-cell office:value-type="float" office:value="-0.0152544715000001">
                <text:p>-0.0152544715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556582149999996">
                <text:p>-0.00556582149999996</text:p>
              </table:table-cell>
              <table:table-cell office:value-type="float" office:value="-0.026315736">
                <text:p>-0.026315736</text:p>
              </table:table-cell>
              <table:table-cell office:value-type="float" office:value="0.00283546799999998">
                <text:p>0.00283546799999998</text:p>
              </table:table-cell>
              <table:table-cell office:value-type="float" office:value="-0.0492613539999999">
                <text:p>-0.0492613539999999</text:p>
              </table:table-cell>
              <table:table-cell office:value-type="float" office:value="0.0241215914999999">
                <text:p>0.0241215914999999</text:p>
              </table:table-cell>
              <table:table-cell office:value-type="float" office:value="-0.00883709150000012">
                <text:p>-0.008837091500000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141086315">
                <text:p>-0.0141086315</text:p>
              </table:table-cell>
              <table:table-cell office:value-type="float" office:value="-0.043309366">
                <text:p>-0.043309366</text:p>
              </table:table-cell>
              <table:table-cell office:value-type="float" office:value="-0.000737252000000022">
                <text:p>-0.000737252000000022</text:p>
              </table:table-cell>
              <table:table-cell office:value-type="float" office:value="-0.0444974439999999">
                <text:p>-0.0444974439999999</text:p>
              </table:table-cell>
              <table:table-cell office:value-type="float" office:value="0.0258195914999999">
                <text:p>0.0258195914999999</text:p>
              </table:table-cell>
              <table:table-cell office:value-type="float" office:value="-0.0055209415000001">
                <text:p>-0.0055209415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226568915000001">
                <text:p>-0.0226568915000001</text:p>
              </table:table-cell>
              <table:table-cell office:value-type="float" office:value="-0.059064456">
                <text:p>-0.059064456</text:p>
              </table:table-cell>
              <table:table-cell office:value-type="float" office:value="-0.00821971200000002">
                <text:p>-0.00821971200000002</text:p>
              </table:table-cell>
              <table:table-cell office:value-type="float" office:value="-0.0167427539999999">
                <text:p>-0.0167427539999999</text:p>
              </table:table-cell>
              <table:table-cell office:value-type="float" office:value="0.0138926614999999">
                <text:p>0.0138926614999999</text:p>
              </table:table-cell>
              <table:table-cell office:value-type="float" office:value="-0.0056384215000001">
                <text:p>-0.0056384215000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221969815">
                <text:p>-0.0221969815</text:p>
              </table:table-cell>
              <table:table-cell office:value-type="float" office:value="-0.060171166">
                <text:p>-0.060171166</text:p>
              </table:table-cell>
              <table:table-cell office:value-type="float" office:value="-0.011077862">
                <text:p>-0.011077862</text:p>
              </table:table-cell>
              <table:table-cell office:value-type="float" office:value="0.020461796">
                <text:p>0.020461796</text:p>
              </table:table-cell>
              <table:table-cell office:value-type="float" office:value="-0.0191940985">
                <text:p>-0.0191940985</text:p>
              </table:table-cell>
              <table:table-cell office:value-type="float" office:value="0.00295052849999988">
                <text:p>0.002950528499999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127430515">
                <text:p>-0.0127430515</text:p>
              </table:table-cell>
              <table:table-cell office:value-type="float" office:value="-0.056057026">
                <text:p>-0.056057026</text:p>
              </table:table-cell>
              <table:table-cell office:value-type="float" office:value="-0.016739392">
                <text:p>-0.016739392</text:p>
              </table:table-cell>
              <table:table-cell office:value-type="float" office:value="0.0429961860000001">
                <text:p>0.0429961860000001</text:p>
              </table:table-cell>
              <table:table-cell office:value-type="float" office:value="-0.0425901385">
                <text:p>-0.0425901385</text:p>
              </table:table-cell>
              <table:table-cell office:value-type="float" office:value="0.0132919384999999">
                <text:p>0.013291938499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850545150000004">
                <text:p>-0.00850545150000004</text:p>
              </table:table-cell>
              <table:table-cell office:value-type="float" office:value="-0.044911036">
                <text:p>-0.044911036</text:p>
              </table:table-cell>
              <table:table-cell office:value-type="float" office:value="-0.014080382">
                <text:p>-0.014080382</text:p>
              </table:table-cell>
              <table:table-cell office:value-type="float" office:value="0.046626776">
                <text:p>0.046626776</text:p>
              </table:table-cell>
              <table:table-cell office:value-type="float" office:value="-0.0512715485">
                <text:p>-0.0512715485</text:p>
              </table:table-cell>
              <table:table-cell office:value-type="float" office:value="0.0221381584999999">
                <text:p>0.0221381584999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218430150000004">
                <text:p>-0.00218430150000004</text:p>
              </table:table-cell>
              <table:table-cell office:value-type="float" office:value="-0.047967756">
                <text:p>-0.047967756</text:p>
              </table:table-cell>
              <table:table-cell office:value-type="float" office:value="-0.017818722">
                <text:p>-0.017818722</text:p>
              </table:table-cell>
              <table:table-cell office:value-type="float" office:value="0.0436439060000001">
                <text:p>0.0436439060000001</text:p>
              </table:table-cell>
              <table:table-cell office:value-type="float" office:value="-0.0483481185000001">
                <text:p>-0.0483481185000001</text:p>
              </table:table-cell>
              <table:table-cell office:value-type="float" office:value="0.0275783584999999">
                <text:p>0.027578358499999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46cm" svg:y="4.203cm" style:legend-expansion="high" chart:style-name="ch2"/>
        <chart:plot-area chart:style-name="ch3" table:cell-range-address="Sheet1.C38:Sheet1.C47" svg:x="0.319cm" svg:y="0.18cm" svg:width="12.508cm" svg:height="8.645cm">
          <chartooo:coordinate-region svg:x="1.337cm" svg:y="0.379cm" svg:width="11.303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8:Sheet1.C47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34820815">
                <text:p>-0.34820815</text:p>
                <draw:g>
                  <svg:desc>Sheet1.C38:Sheet1.C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3938574">
                <text:p>-0.39385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42553799">
                <text:p>-0.42553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43078351">
                <text:p>-0.430783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078288">
                <text:p>-0.40782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34035264">
                <text:p>-0.340352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29823674">
                <text:p>-0.298236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29776025">
                <text:p>-0.297760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30845808">
                <text:p>-0.308458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5909058">
                <text:p>-0.359090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9cm" svg:height="16.044cm" xlink:href=".." xlink:type="simple" chart:class="chart:line" chart:style-name="ch1">
        <chart:legend chart:legend-position="end" svg:x="21.551cm" svg:y="6.478cm" style:legend-expansion="high" chart:style-name="ch2"/>
        <chart:plot-area chart:style-name="ch3" table:cell-range-address="Sheet1.B74:Sheet1.G84" chart:data-source-has-labels="row" svg:x="0.478cm" svg:y="0.32cm" svg:width="20.595cm" svg:height="15.404cm">
          <chartooo:coordinate-region svg:x="1.496cm" svg:y="0.519cm" svg:width="19.39cm" svg:height="15.0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75:Sheet1.B84" chart:label-cell-address="Sheet1.B74:Sheet1.B74" chart:class="chart:line">
            <chart:data-point chart:repeated="10"/>
          </chart:series>
          <chart:series chart:style-name="ch7" chart:values-cell-range-address="Sheet1.C75:Sheet1.C84" chart:label-cell-address="Sheet1.C74:Sheet1.C74" chart:class="chart:line">
            <chart:data-point chart:repeated="10"/>
          </chart:series>
          <chart:series chart:style-name="ch8" chart:values-cell-range-address="Sheet1.D75:Sheet1.D84" chart:label-cell-address="Sheet1.D74:Sheet1.D74" chart:class="chart:line">
            <chart:data-point chart:repeated="10"/>
          </chart:series>
          <chart:series chart:style-name="ch9" chart:values-cell-range-address="Sheet1.E75:Sheet1.E84" chart:label-cell-address="Sheet1.E74:Sheet1.E74" chart:class="chart:line">
            <chart:data-point chart:repeated="10"/>
          </chart:series>
          <chart:series chart:style-name="ch10" chart:values-cell-range-address="Sheet1.F75:Sheet1.F84" chart:label-cell-address="Sheet1.F74:Sheet1.F74" chart:class="chart:line">
            <chart:data-point chart:repeated="10"/>
          </chart:series>
          <chart:series chart:style-name="ch11" chart:values-cell-range-address="Sheet1.G75:Sheet1.G84" chart:label-cell-address="Sheet1.G74:Sheet1.G74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x</text:p>
                <draw:g>
                  <svg:desc>Sheet1.B74:Sheet1.B74</svg:desc>
                </draw:g>
              </table:table-cell>
              <table:table-cell office:value-type="string">
                <text:p>accely</text:p>
                <draw:g>
                  <svg:desc>Sheet1.C74:Sheet1.C74</svg:desc>
                </draw:g>
              </table:table-cell>
              <table:table-cell office:value-type="string">
                <text:p>accelz</text:p>
                <draw:g>
                  <svg:desc>Sheet1.D74:Sheet1.D74</svg:desc>
                </draw:g>
              </table:table-cell>
              <table:table-cell office:value-type="string">
                <text:p>gyrox</text:p>
                <draw:g>
                  <svg:desc>Sheet1.E74:Sheet1.E74</svg:desc>
                </draw:g>
              </table:table-cell>
              <table:table-cell office:value-type="string">
                <text:p>gyroy</text:p>
                <draw:g>
                  <svg:desc>Sheet1.F74:Sheet1.F74</svg:desc>
                </draw:g>
              </table:table-cell>
              <table:table-cell office:value-type="string">
                <text:p>gyroz</text:p>
                <draw:g>
                  <svg:desc>Sheet1.G74:Sheet1.G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1197758">
                <text:p>-0.11197758</text:p>
                <draw:g>
                  <svg:desc>Sheet1.B75:Sheet1.B84</svg:desc>
                </draw:g>
              </table:table-cell>
              <table:table-cell office:value-type="float" office:value="-0.08943292">
                <text:p>-0.08943292</text:p>
                <draw:g>
                  <svg:desc>Sheet1.C75:Sheet1.C84</svg:desc>
                </draw:g>
              </table:table-cell>
              <table:table-cell office:value-type="float" office:value="-0.05385527">
                <text:p>-0.05385527</text:p>
                <draw:g>
                  <svg:desc>Sheet1.D75:Sheet1.D84</svg:desc>
                </draw:g>
              </table:table-cell>
              <table:table-cell office:value-type="float" office:value="0.0015279">
                <text:p>0.0015279</text:p>
                <draw:g>
                  <svg:desc>Sheet1.E75:Sheet1.E84</svg:desc>
                </draw:g>
              </table:table-cell>
              <table:table-cell office:value-type="float" office:value="-0.11575805">
                <text:p>-0.11575805</text:p>
                <draw:g>
                  <svg:desc>Sheet1.F75:Sheet1.F84</svg:desc>
                </draw:g>
              </table:table-cell>
              <table:table-cell office:value-type="float" office:value="-0.10404417">
                <text:p>-0.10404417</text:p>
                <draw:g>
                  <svg:desc>Sheet1.G75:Sheet1.G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9877137">
                <text:p>-0.09877137</text:p>
              </table:table-cell>
              <table:table-cell office:value-type="float" office:value="-0.09126128">
                <text:p>-0.09126128</text:p>
              </table:table-cell>
              <table:table-cell office:value-type="float" office:value="-0.05246274">
                <text:p>-0.05246274</text:p>
              </table:table-cell>
              <table:table-cell office:value-type="float" office:value="-0.00142487">
                <text:p>-0.00142487</text:p>
              </table:table-cell>
              <table:table-cell office:value-type="float" office:value="-0.10673765">
                <text:p>-0.10673765</text:p>
              </table:table-cell>
              <table:table-cell office:value-type="float" office:value="-0.11392876">
                <text:p>-0.113928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0613302">
                <text:p>-0.10613302</text:p>
              </table:table-cell>
              <table:table-cell office:value-type="float" office:value="-0.09399188">
                <text:p>-0.09399188</text:p>
              </table:table-cell>
              <table:table-cell office:value-type="float" office:value="-0.06121901">
                <text:p>-0.06121901</text:p>
              </table:table-cell>
              <table:table-cell office:value-type="float" office:value="0.00685973">
                <text:p>0.00685973</text:p>
              </table:table-cell>
              <table:table-cell office:value-type="float" office:value="-0.10682012">
                <text:p>-0.10682012</text:p>
              </table:table-cell>
              <table:table-cell office:value-type="float" office:value="-0.10239323">
                <text:p>-0.102393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0165625">
                <text:p>-0.10165625</text:p>
              </table:table-cell>
              <table:table-cell office:value-type="float" office:value="-0.09800797">
                <text:p>-0.09800797</text:p>
              </table:table-cell>
              <table:table-cell office:value-type="float" office:value="-0.05628793">
                <text:p>-0.05628793</text:p>
              </table:table-cell>
              <table:table-cell office:value-type="float" office:value="-0.00650974">
                <text:p>-0.00650974</text:p>
              </table:table-cell>
              <table:table-cell office:value-type="float" office:value="-0.09974636">
                <text:p>-0.09974636</text:p>
              </table:table-cell>
              <table:table-cell office:value-type="float" office:value="-0.10993787">
                <text:p>-0.109937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1568473">
                <text:p>-0.11568473</text:p>
              </table:table-cell>
              <table:table-cell office:value-type="float" office:value="-0.10531257">
                <text:p>-0.10531257</text:p>
              </table:table-cell>
              <table:table-cell office:value-type="float" office:value="-0.05089415">
                <text:p>-0.05089415</text:p>
              </table:table-cell>
              <table:table-cell office:value-type="float" office:value="0.00931693">
                <text:p>0.00931693</text:p>
              </table:table-cell>
              <table:table-cell office:value-type="float" office:value="-0.11003199">
                <text:p>-0.11003199</text:p>
              </table:table-cell>
              <table:table-cell office:value-type="float" office:value="-0.10732935">
                <text:p>-0.107329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0404622">
                <text:p>-0.10404622</text:p>
              </table:table-cell>
              <table:table-cell office:value-type="float" office:value="-0.10707573">
                <text:p>-0.10707573</text:p>
              </table:table-cell>
              <table:table-cell office:value-type="float" office:value="-0.05218294">
                <text:p>-0.05218294</text:p>
              </table:table-cell>
              <table:table-cell office:value-type="float" office:value="0.00230961">
                <text:p>0.00230961</text:p>
              </table:table-cell>
              <table:table-cell office:value-type="float" office:value="-0.09481174">
                <text:p>-0.09481174</text:p>
              </table:table-cell>
              <table:table-cell office:value-type="float" office:value="-0.11325112">
                <text:p>-0.113251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0422617">
                <text:p>-0.10422617</text:p>
              </table:table-cell>
              <table:table-cell office:value-type="float" office:value="-0.10450231">
                <text:p>-0.10450231</text:p>
              </table:table-cell>
              <table:table-cell office:value-type="float" office:value="-0.05495235">
                <text:p>-0.05495235</text:p>
              </table:table-cell>
              <table:table-cell office:value-type="float" office:value="0.00312565">
                <text:p>0.00312565</text:p>
              </table:table-cell>
              <table:table-cell office:value-type="float" office:value="-0.10520651">
                <text:p>-0.10520651</text:p>
              </table:table-cell>
              <table:table-cell office:value-type="float" office:value="-0.10387498">
                <text:p>-0.103874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0986941">
                <text:p>-0.10986941</text:p>
              </table:table-cell>
              <table:table-cell office:value-type="float" office:value="-0.09065794">
                <text:p>-0.09065794</text:p>
              </table:table-cell>
              <table:table-cell office:value-type="float" office:value="-0.05593305">
                <text:p>-0.05593305</text:p>
              </table:table-cell>
              <table:table-cell office:value-type="float" office:value="0.00307591">
                <text:p>0.00307591</text:p>
              </table:table-cell>
              <table:table-cell office:value-type="float" office:value="-0.09736545">
                <text:p>-0.09736545</text:p>
              </table:table-cell>
              <table:table-cell office:value-type="float" office:value="-0.10837861">
                <text:p>-0.108378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0955306">
                <text:p>-0.10955306</text:p>
              </table:table-cell>
              <table:table-cell office:value-type="float" office:value="-0.10536083">
                <text:p>-0.10536083</text:p>
              </table:table-cell>
              <table:table-cell office:value-type="float" office:value="-0.04472363">
                <text:p>-0.04472363</text:p>
              </table:table-cell>
              <table:table-cell office:value-type="float" office:value="-0.00081248">
                <text:p>-0.00081248</text:p>
              </table:table-cell>
              <table:table-cell office:value-type="float" office:value="-0.10357835">
                <text:p>-0.10357835</text:p>
              </table:table-cell>
              <table:table-cell office:value-type="float" office:value="-0.09921013">
                <text:p>-0.099210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035694">
                <text:p>-0.1035694</text:p>
              </table:table-cell>
              <table:table-cell office:value-type="float" office:value="-0.10095561">
                <text:p>-0.10095561</text:p>
              </table:table-cell>
              <table:table-cell office:value-type="float" office:value="-0.0570994">
                <text:p>-0.0570994</text:p>
              </table:table-cell>
              <table:table-cell office:value-type="float" office:value="0.00566549">
                <text:p>0.00566549</text:p>
              </table:table-cell>
              <table:table-cell office:value-type="float" office:value="-0.10002354">
                <text:p>-0.10002354</text:p>
              </table:table-cell>
              <table:table-cell office:value-type="float" office:value="-0.10772736">
                <text:p>-0.107727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807cm" svg:y="3.706cm" style:legend-expansion="high" chart:style-name="ch2"/>
        <chart:plot-area chart:style-name="ch3" table:cell-range-address="Sheet1.E89:Sheet1.G99" chart:data-source-has-labels="row" svg:x="0.319cm" svg:y="0.18cm" svg:width="13.169cm" svg:height="8.646cm">
          <chartooo:coordinate-region svg:x="1.523cm" svg:y="0.379cm" svg:width="11.778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90:Sheet1.E99" chart:label-cell-address="Sheet1.E89:Sheet1.E89" chart:class="chart:line">
            <chart:data-point chart:repeated="10"/>
          </chart:series>
          <chart:series chart:style-name="ch7" chart:values-cell-range-address="Sheet1.F90:Sheet1.F99" chart:label-cell-address="Sheet1.F89:Sheet1.F89" chart:class="chart:line">
            <chart:data-point chart:repeated="10"/>
          </chart:series>
          <chart:series chart:style-name="ch8" chart:values-cell-range-address="Sheet1.G90:Sheet1.G99" chart:label-cell-address="Sheet1.G89:Sheet1.G89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yrox</text:p>
                <draw:g>
                  <svg:desc>Sheet1.E89:Sheet1.E89</svg:desc>
                </draw:g>
              </table:table-cell>
              <table:table-cell office:value-type="string">
                <text:p>gyroy</text:p>
                <draw:g>
                  <svg:desc>Sheet1.F89:Sheet1.F89</svg:desc>
                </draw:g>
              </table:table-cell>
              <table:table-cell office:value-type="string">
                <text:p>gyroz</text:p>
                <draw:g>
                  <svg:desc>Sheet1.G89:Sheet1.G8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0785513">
                <text:p>-0.000785513</text:p>
                <draw:g>
                  <svg:desc>Sheet1.E90:Sheet1.E99</svg:desc>
                </draw:g>
              </table:table-cell>
              <table:table-cell office:value-type="float" office:value="-0.011750074">
                <text:p>-0.011750074</text:p>
                <draw:g>
                  <svg:desc>Sheet1.F90:Sheet1.F99</svg:desc>
                </draw:g>
              </table:table-cell>
              <table:table-cell office:value-type="float" office:value="0.00296338800000001">
                <text:p>0.00296338800000001</text:p>
                <draw:g>
                  <svg:desc>Sheet1.G90:Sheet1.G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3738283">
                <text:p>-0.003738283</text:p>
              </table:table-cell>
              <table:table-cell office:value-type="float" office:value="-0.002729674">
                <text:p>-0.002729674</text:p>
              </table:table-cell>
              <table:table-cell office:value-type="float" office:value="-0.00692120199999999">
                <text:p>-0.006921201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546317">
                <text:p>0.004546317</text:p>
              </table:table-cell>
              <table:table-cell office:value-type="float" office:value="-0.002812144">
                <text:p>-0.002812144</text:p>
              </table:table-cell>
              <table:table-cell office:value-type="float" office:value="0.00461432800000001">
                <text:p>0.004614328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8823153">
                <text:p>-0.008823153</text:p>
              </table:table-cell>
              <table:table-cell office:value-type="float" office:value="0.004261616">
                <text:p>0.004261616</text:p>
              </table:table-cell>
              <table:table-cell office:value-type="float" office:value="-0.00293031199999999">
                <text:p>-0.00293031199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7003517">
                <text:p>0.007003517</text:p>
              </table:table-cell>
              <table:table-cell office:value-type="float" office:value="-0.00602401399999999">
                <text:p>-0.00602401399999999</text:p>
              </table:table-cell>
              <table:table-cell office:value-type="float" office:value="-0.000321791999999987">
                <text:p>-0.0003217919999999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00380300000000014">
                <text:p>-0.00000380300000000014</text:p>
              </table:table-cell>
              <table:table-cell office:value-type="float" office:value="0.009196236">
                <text:p>0.009196236</text:p>
              </table:table-cell>
              <table:table-cell office:value-type="float" office:value="-0.00624356199999998">
                <text:p>-0.006243561999999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812237">
                <text:p>0.000812237</text:p>
              </table:table-cell>
              <table:table-cell office:value-type="float" office:value="-0.001198534">
                <text:p>-0.001198534</text:p>
              </table:table-cell>
              <table:table-cell office:value-type="float" office:value="0.00313257800000001">
                <text:p>0.003132578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762497">
                <text:p>0.000762497</text:p>
              </table:table-cell>
              <table:table-cell office:value-type="float" office:value="0.006642526">
                <text:p>0.006642526</text:p>
              </table:table-cell>
              <table:table-cell office:value-type="float" office:value="-0.00137105199999998">
                <text:p>-0.001371051999999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3125893">
                <text:p>-0.003125893</text:p>
              </table:table-cell>
              <table:table-cell office:value-type="float" office:value="0.000429626000000002">
                <text:p>0.000429626000000002</text:p>
              </table:table-cell>
              <table:table-cell office:value-type="float" office:value="0.00779742800000001">
                <text:p>0.00779742800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352077">
                <text:p>0.003352077</text:p>
              </table:table-cell>
              <table:table-cell office:value-type="float" office:value="0.00398443599999999">
                <text:p>0.00398443599999999</text:p>
              </table:table-cell>
              <table:table-cell office:value-type="float" office:value="-0.000719801999999992">
                <text:p>-0.0007198019999999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51cm" svg:y="2.956cm" style:legend-expansion="high" chart:style-name="ch2"/>
        <chart:plot-area chart:style-name="ch3" table:cell-range-address="Sheet1.D140:Sheet1.I160" chart:data-source-has-labels="row" svg:x="0.32cm" svg:y="0.18cm" svg:width="13.011cm" svg:height="8.64cm">
          <chartooo:coordinate-region svg:x="1.338cm" svg:y="0.379cm" svg:width="11.806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41:Sheet1.D160" chart:label-cell-address="Sheet1.D140:Sheet1.D140" chart:class="chart:line">
            <chart:data-point chart:repeated="20"/>
          </chart:series>
          <chart:series chart:style-name="ch7" chart:values-cell-range-address="Sheet1.E141:Sheet1.E160" chart:label-cell-address="Sheet1.E140:Sheet1.E140" chart:class="chart:line">
            <chart:data-point chart:repeated="20"/>
          </chart:series>
          <chart:series chart:style-name="ch8" chart:values-cell-range-address="Sheet1.F141:Sheet1.F160" chart:label-cell-address="Sheet1.F140:Sheet1.F140" chart:class="chart:line">
            <chart:data-point chart:repeated="20"/>
          </chart:series>
          <chart:series chart:style-name="ch9" chart:values-cell-range-address="Sheet1.G141:Sheet1.G160" chart:label-cell-address="Sheet1.G140:Sheet1.G140" chart:class="chart:line">
            <chart:data-point chart:repeated="20"/>
          </chart:series>
          <chart:series chart:style-name="ch10" chart:values-cell-range-address="Sheet1.H141:Sheet1.H160" chart:label-cell-address="Sheet1.H140:Sheet1.H140" chart:class="chart:line">
            <chart:data-point chart:repeated="20"/>
          </chart:series>
          <chart:series chart:style-name="ch11" chart:values-cell-range-address="Sheet1.I141:Sheet1.I160" chart:label-cell-address="Sheet1.I140:Sheet1.I140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x</text:p>
                <draw:g>
                  <svg:desc>Sheet1.D140:Sheet1.D140</svg:desc>
                </draw:g>
              </table:table-cell>
              <table:table-cell office:value-type="string">
                <text:p>accely</text:p>
                <draw:g>
                  <svg:desc>Sheet1.E140:Sheet1.E140</svg:desc>
                </draw:g>
              </table:table-cell>
              <table:table-cell office:value-type="string">
                <text:p>accelz</text:p>
                <draw:g>
                  <svg:desc>Sheet1.F140:Sheet1.F140</svg:desc>
                </draw:g>
              </table:table-cell>
              <table:table-cell office:value-type="string">
                <text:p>gyrox</text:p>
                <draw:g>
                  <svg:desc>Sheet1.G140:Sheet1.G140</svg:desc>
                </draw:g>
              </table:table-cell>
              <table:table-cell office:value-type="string">
                <text:p>gyroy</text:p>
                <draw:g>
                  <svg:desc>Sheet1.H140:Sheet1.H140</svg:desc>
                </draw:g>
              </table:table-cell>
              <table:table-cell office:value-type="string">
                <text:p>gyroz</text:p>
                <draw:g>
                  <svg:desc>Sheet1.I140:Sheet1.I1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9410367">
                <text:p>-0.09410367</text:p>
                <draw:g>
                  <svg:desc>Sheet1.D141:Sheet1.D160</svg:desc>
                </draw:g>
              </table:table-cell>
              <table:table-cell office:value-type="float" office:value="-0.07879348">
                <text:p>-0.07879348</text:p>
                <draw:g>
                  <svg:desc>Sheet1.E141:Sheet1.E160</svg:desc>
                </draw:g>
              </table:table-cell>
              <table:table-cell office:value-type="float" office:value="-0.04369531">
                <text:p>-0.04369531</text:p>
                <draw:g>
                  <svg:desc>Sheet1.F141:Sheet1.F160</svg:desc>
                </draw:g>
              </table:table-cell>
              <table:table-cell office:value-type="float" office:value="-0.08673302">
                <text:p>-0.08673302</text:p>
                <draw:g>
                  <svg:desc>Sheet1.G141:Sheet1.G160</svg:desc>
                </draw:g>
              </table:table-cell>
              <table:table-cell office:value-type="float" office:value="-0.08948564">
                <text:p>-0.08948564</text:p>
                <draw:g>
                  <svg:desc>Sheet1.H141:Sheet1.H160</svg:desc>
                </draw:g>
              </table:table-cell>
              <table:table-cell office:value-type="float" office:value="-0.08551808">
                <text:p>-0.08551808</text:p>
                <draw:g>
                  <svg:desc>Sheet1.I141:Sheet1.I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0350491">
                <text:p>-0.10350491</text:p>
              </table:table-cell>
              <table:table-cell office:value-type="float" office:value="-0.08863274">
                <text:p>-0.08863274</text:p>
              </table:table-cell>
              <table:table-cell office:value-type="float" office:value="-0.04935444">
                <text:p>-0.04935444</text:p>
              </table:table-cell>
              <table:table-cell office:value-type="float" office:value="-0.09937214">
                <text:p>-0.09937214</text:p>
              </table:table-cell>
              <table:table-cell office:value-type="float" office:value="-0.0998316">
                <text:p>-0.0998316</text:p>
              </table:table-cell>
              <table:table-cell office:value-type="float" office:value="-0.09459927">
                <text:p>-0.09459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1431524">
                <text:p>-0.11431524</text:p>
              </table:table-cell>
              <table:table-cell office:value-type="float" office:value="-0.0988183">
                <text:p>-0.0988183</text:p>
              </table:table-cell>
              <table:table-cell office:value-type="float" office:value="-0.05431202">
                <text:p>-0.05431202</text:p>
              </table:table-cell>
              <table:table-cell office:value-type="float" office:value="-0.10973001">
                <text:p>-0.10973001</text:p>
              </table:table-cell>
              <table:table-cell office:value-type="float" office:value="-0.11171848">
                <text:p>-0.11171848</text:p>
              </table:table-cell>
              <table:table-cell office:value-type="float" office:value="-0.10445265">
                <text:p>-0.104452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257742">
                <text:p>-0.1257742</text:p>
              </table:table-cell>
              <table:table-cell office:value-type="float" office:value="-0.11229094">
                <text:p>-0.11229094</text:p>
              </table:table-cell>
              <table:table-cell office:value-type="float" office:value="-0.06385397">
                <text:p>-0.06385397</text:p>
              </table:table-cell>
              <table:table-cell office:value-type="float" office:value="-0.12111649">
                <text:p>-0.12111649</text:p>
              </table:table-cell>
              <table:table-cell office:value-type="float" office:value="-0.12362002">
                <text:p>-0.12362002</text:p>
              </table:table-cell>
              <table:table-cell office:value-type="float" office:value="-0.11538902">
                <text:p>-0.115389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3834233">
                <text:p>-0.13834233</text:p>
              </table:table-cell>
              <table:table-cell office:value-type="float" office:value="-0.12426329">
                <text:p>-0.12426329</text:p>
              </table:table-cell>
              <table:table-cell office:value-type="float" office:value="-0.0694492">
                <text:p>-0.0694492</text:p>
              </table:table-cell>
              <table:table-cell office:value-type="float" office:value="-0.13335716">
                <text:p>-0.13335716</text:p>
              </table:table-cell>
              <table:table-cell office:value-type="float" office:value="-0.13649392">
                <text:p>-0.13649392</text:p>
              </table:table-cell>
              <table:table-cell office:value-type="float" office:value="-0.12925335">
                <text:p>-0.129253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5214643">
                <text:p>-0.15214643</text:p>
              </table:table-cell>
              <table:table-cell office:value-type="float" office:value="-0.13807487">
                <text:p>-0.13807487</text:p>
              </table:table-cell>
              <table:table-cell office:value-type="float" office:value="-0.0751026">
                <text:p>-0.0751026</text:p>
              </table:table-cell>
              <table:table-cell office:value-type="float" office:value="-0.14567222">
                <text:p>-0.14567222</text:p>
              </table:table-cell>
              <table:table-cell office:value-type="float" office:value="-0.14897609">
                <text:p>-0.14897609</text:p>
              </table:table-cell>
              <table:table-cell office:value-type="float" office:value="-0.14275272">
                <text:p>-0.142752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6911091">
                <text:p>-0.16911091</text:p>
              </table:table-cell>
              <table:table-cell office:value-type="float" office:value="-0.15182362">
                <text:p>-0.15182362</text:p>
              </table:table-cell>
              <table:table-cell office:value-type="float" office:value="-0.07927297">
                <text:p>-0.07927297</text:p>
              </table:table-cell>
              <table:table-cell office:value-type="float" office:value="-0.15961174">
                <text:p>-0.15961174</text:p>
              </table:table-cell>
              <table:table-cell office:value-type="float" office:value="-0.16327624">
                <text:p>-0.16327624</text:p>
              </table:table-cell>
              <table:table-cell office:value-type="float" office:value="-0.1584329">
                <text:p>-0.15843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8799117">
                <text:p>-0.18799117</text:p>
              </table:table-cell>
              <table:table-cell office:value-type="float" office:value="-0.16622594">
                <text:p>-0.16622594</text:p>
              </table:table-cell>
              <table:table-cell office:value-type="float" office:value="-0.08530136">
                <text:p>-0.08530136</text:p>
              </table:table-cell>
              <table:table-cell office:value-type="float" office:value="-0.1760204">
                <text:p>-0.1760204</text:p>
              </table:table-cell>
              <table:table-cell office:value-type="float" office:value="-0.17962943">
                <text:p>-0.17962943</text:p>
              </table:table-cell>
              <table:table-cell office:value-type="float" office:value="-0.17499779">
                <text:p>-0.174997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0770041">
                <text:p>-0.20770041</text:p>
              </table:table-cell>
              <table:table-cell office:value-type="float" office:value="-0.17949689">
                <text:p>-0.17949689</text:p>
              </table:table-cell>
              <table:table-cell office:value-type="float" office:value="-0.09077474">
                <text:p>-0.09077474</text:p>
              </table:table-cell>
              <table:table-cell office:value-type="float" office:value="-0.19408537">
                <text:p>-0.19408537</text:p>
              </table:table-cell>
              <table:table-cell office:value-type="float" office:value="-0.19750657">
                <text:p>-0.19750657</text:p>
              </table:table-cell>
              <table:table-cell office:value-type="float" office:value="-0.19432279">
                <text:p>-0.194322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2767839">
                <text:p>-0.22767839</text:p>
              </table:table-cell>
              <table:table-cell office:value-type="float" office:value="-0.19633931">
                <text:p>-0.19633931</text:p>
              </table:table-cell>
              <table:table-cell office:value-type="float" office:value="-0.09930631">
                <text:p>-0.09930631</text:p>
              </table:table-cell>
              <table:table-cell office:value-type="float" office:value="-0.21260221">
                <text:p>-0.21260221</text:p>
              </table:table-cell>
              <table:table-cell office:value-type="float" office:value="-0.21608548">
                <text:p>-0.21608548</text:p>
              </table:table-cell>
              <table:table-cell office:value-type="float" office:value="-0.21284069">
                <text:p>-0.212840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24567365">
                <text:p>-0.24567365</text:p>
              </table:table-cell>
              <table:table-cell office:value-type="float" office:value="-0.21065478">
                <text:p>-0.21065478</text:p>
              </table:table-cell>
              <table:table-cell office:value-type="float" office:value="-0.1074227">
                <text:p>-0.1074227</text:p>
              </table:table-cell>
              <table:table-cell office:value-type="float" office:value="-0.22929147">
                <text:p>-0.22929147</text:p>
              </table:table-cell>
              <table:table-cell office:value-type="float" office:value="-0.23238498">
                <text:p>-0.23238498</text:p>
              </table:table-cell>
              <table:table-cell office:value-type="float" office:value="-0.23000973">
                <text:p>-0.230009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5732243">
                <text:p>-0.25732243</text:p>
              </table:table-cell>
              <table:table-cell office:value-type="float" office:value="-0.22010076">
                <text:p>-0.22010076</text:p>
              </table:table-cell>
              <table:table-cell office:value-type="float" office:value="-0.11172296">
                <text:p>-0.11172296</text:p>
              </table:table-cell>
              <table:table-cell office:value-type="float" office:value="-0.23956946">
                <text:p>-0.23956946</text:p>
              </table:table-cell>
              <table:table-cell office:value-type="float" office:value="-0.24378656">
                <text:p>-0.24378656</text:p>
              </table:table-cell>
              <table:table-cell office:value-type="float" office:value="-0.24150471">
                <text:p>-0.241504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6055645">
                <text:p>-0.26055645</text:p>
              </table:table-cell>
              <table:table-cell office:value-type="float" office:value="-0.22085285">
                <text:p>-0.22085285</text:p>
              </table:table-cell>
              <table:table-cell office:value-type="float" office:value="-0.1109296">
                <text:p>-0.1109296</text:p>
              </table:table-cell>
              <table:table-cell office:value-type="float" office:value="-0.24492841">
                <text:p>-0.24492841</text:p>
              </table:table-cell>
              <table:table-cell office:value-type="float" office:value="-0.24814465">
                <text:p>-0.24814465</text:p>
              </table:table-cell>
              <table:table-cell office:value-type="float" office:value="-0.24544585">
                <text:p>-0.245445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26417066">
                <text:p>-0.26417066</text:p>
              </table:table-cell>
              <table:table-cell office:value-type="float" office:value="-0.2227614">
                <text:p>-0.2227614</text:p>
              </table:table-cell>
              <table:table-cell office:value-type="float" office:value="-0.11029422">
                <text:p>-0.11029422</text:p>
              </table:table-cell>
              <table:table-cell office:value-type="float" office:value="-0.24596184">
                <text:p>-0.24596184</text:p>
              </table:table-cell>
              <table:table-cell office:value-type="float" office:value="-0.24996201">
                <text:p>-0.24996201</text:p>
              </table:table-cell>
              <table:table-cell office:value-type="float" office:value="-0.24772907">
                <text:p>-0.247729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26550743">
                <text:p>-0.26550743</text:p>
              </table:table-cell>
              <table:table-cell office:value-type="float" office:value="-0.22506613">
                <text:p>-0.22506613</text:p>
              </table:table-cell>
              <table:table-cell office:value-type="float" office:value="-0.11310647">
                <text:p>-0.11310647</text:p>
              </table:table-cell>
              <table:table-cell office:value-type="float" office:value="-0.24684247">
                <text:p>-0.24684247</text:p>
              </table:table-cell>
              <table:table-cell office:value-type="float" office:value="-0.25213611">
                <text:p>-0.25213611</text:p>
              </table:table-cell>
              <table:table-cell office:value-type="float" office:value="-0.24751853">
                <text:p>-0.247518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26302824">
                <text:p>-0.26302824</text:p>
              </table:table-cell>
              <table:table-cell office:value-type="float" office:value="-0.22228012">
                <text:p>-0.22228012</text:p>
              </table:table-cell>
              <table:table-cell office:value-type="float" office:value="-0.11131959">
                <text:p>-0.11131959</text:p>
              </table:table-cell>
              <table:table-cell office:value-type="float" office:value="-0.24644277">
                <text:p>-0.24644277</text:p>
              </table:table-cell>
              <table:table-cell office:value-type="float" office:value="-0.25300859">
                <text:p>-0.25300859</text:p>
              </table:table-cell>
              <table:table-cell office:value-type="float" office:value="-0.24782976">
                <text:p>-0.247829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26123864">
                <text:p>-0.26123864</text:p>
              </table:table-cell>
              <table:table-cell office:value-type="float" office:value="-0.22074839">
                <text:p>-0.22074839</text:p>
              </table:table-cell>
              <table:table-cell office:value-type="float" office:value="-0.11240332">
                <text:p>-0.11240332</text:p>
              </table:table-cell>
              <table:table-cell office:value-type="float" office:value="-0.24714462">
                <text:p>-0.24714462</text:p>
              </table:table-cell>
              <table:table-cell office:value-type="float" office:value="-0.25308011">
                <text:p>-0.25308011</text:p>
              </table:table-cell>
              <table:table-cell office:value-type="float" office:value="-0.24892441">
                <text:p>-0.248924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26048151">
                <text:p>-0.26048151</text:p>
              </table:table-cell>
              <table:table-cell office:value-type="float" office:value="-0.22061272">
                <text:p>-0.22061272</text:p>
              </table:table-cell>
              <table:table-cell office:value-type="float" office:value="-0.11269484">
                <text:p>-0.11269484</text:p>
              </table:table-cell>
              <table:table-cell office:value-type="float" office:value="-0.24972864">
                <text:p>-0.24972864</text:p>
              </table:table-cell>
              <table:table-cell office:value-type="float" office:value="-0.25256968">
                <text:p>-0.25256968</text:p>
              </table:table-cell>
              <table:table-cell office:value-type="float" office:value="-0.24989242">
                <text:p>-0.249892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26276867">
                <text:p>-0.26276867</text:p>
              </table:table-cell>
              <table:table-cell office:value-type="float" office:value="-0.22267546">
                <text:p>-0.22267546</text:p>
              </table:table-cell>
              <table:table-cell office:value-type="float" office:value="-0.11442145">
                <text:p>-0.11442145</text:p>
              </table:table-cell>
              <table:table-cell office:value-type="float" office:value="-0.24861777">
                <text:p>-0.24861777</text:p>
              </table:table-cell>
              <table:table-cell office:value-type="float" office:value="-0.25190125">
                <text:p>-0.25190125</text:p>
              </table:table-cell>
              <table:table-cell office:value-type="float" office:value="-0.25343879">
                <text:p>-0.253438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2627052">
                <text:p>-0.2627052</text:p>
              </table:table-cell>
              <table:table-cell office:value-type="float" office:value="-0.22301657">
                <text:p>-0.22301657</text:p>
              </table:table-cell>
              <table:table-cell office:value-type="float" office:value="-0.11683214">
                <text:p>-0.11683214</text:p>
              </table:table-cell>
              <table:table-cell office:value-type="float" office:value="-0.2498287">
                <text:p>-0.2498287</text:p>
              </table:table-cell>
              <table:table-cell office:value-type="float" office:value="-0.25260746">
                <text:p>-0.25260746</text:p>
              </table:table-cell>
              <table:table-cell office:value-type="float" office:value="-0.25284682">
                <text:p>-0.252846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22cm" svg:y="2.956cm" style:legend-expansion="high" chart:style-name="ch2"/>
        <chart:plot-area chart:style-name="ch3" table:cell-range-address="Sheet1.D164:Sheet1.I184" chart:data-source-has-labels="row" svg:x="0.32cm" svg:y="0.18cm" svg:width="11.582cm" svg:height="8.64cm">
          <chartooo:coordinate-region svg:x="1.338cm" svg:y="0.379cm" svg:width="10.377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65:Sheet1.D184" chart:label-cell-address="Sheet1.D164:Sheet1.D164" chart:class="chart:line">
            <chart:data-point chart:repeated="20"/>
          </chart:series>
          <chart:series chart:style-name="ch7" chart:values-cell-range-address="Sheet1.E165:Sheet1.E184" chart:label-cell-address="Sheet1.E164:Sheet1.E164" chart:class="chart:line">
            <chart:data-point chart:repeated="20"/>
          </chart:series>
          <chart:series chart:style-name="ch8" chart:values-cell-range-address="Sheet1.F165:Sheet1.F184" chart:label-cell-address="Sheet1.F164:Sheet1.F164" chart:class="chart:line">
            <chart:data-point chart:repeated="20"/>
          </chart:series>
          <chart:series chart:style-name="ch9" chart:values-cell-range-address="Sheet1.G165:Sheet1.G184" chart:label-cell-address="Sheet1.G164:Sheet1.G164" chart:class="chart:line">
            <chart:data-point chart:repeated="20"/>
          </chart:series>
          <chart:series chart:style-name="ch10" chart:values-cell-range-address="Sheet1.H165:Sheet1.H184" chart:label-cell-address="Sheet1.H164:Sheet1.H164" chart:class="chart:line">
            <chart:data-point chart:repeated="20"/>
          </chart:series>
          <chart:series chart:style-name="ch11" chart:values-cell-range-address="Sheet1.I165:Sheet1.I184" chart:label-cell-address="Sheet1.I164:Sheet1.I164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 x (avg)</text:p>
                <draw:g>
                  <svg:desc>Sheet1.D164:Sheet1.D164</svg:desc>
                </draw:g>
              </table:table-cell>
              <table:table-cell office:value-type="string">
                <text:p>accely (avg ….)</text:p>
                <draw:g>
                  <svg:desc>Sheet1.E164:Sheet1.E164</svg:desc>
                </draw:g>
              </table:table-cell>
              <table:table-cell office:value-type="string">
                <text:p>accelz</text:p>
                <draw:g>
                  <svg:desc>Sheet1.F164:Sheet1.F164</svg:desc>
                </draw:g>
              </table:table-cell>
              <table:table-cell office:value-type="string">
                <text:p>gyrox</text:p>
                <draw:g>
                  <svg:desc>Sheet1.G164:Sheet1.G164</svg:desc>
                </draw:g>
              </table:table-cell>
              <table:table-cell office:value-type="string">
                <text:p>gyroy</text:p>
                <draw:g>
                  <svg:desc>Sheet1.H164:Sheet1.H164</svg:desc>
                </draw:g>
              </table:table-cell>
              <table:table-cell office:value-type="string">
                <text:p>gyroz</text:p>
                <draw:g>
                  <svg:desc>Sheet1.I164:Sheet1.I1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2102357">
                <text:p>0.112102357</text:p>
                <draw:g>
                  <svg:desc>Sheet1.D165:Sheet1.D184</svg:desc>
                </draw:g>
              </table:table-cell>
              <table:table-cell office:value-type="float" office:value="0.098382948">
                <text:p>0.098382948</text:p>
                <draw:g>
                  <svg:desc>Sheet1.E165:Sheet1.E184</svg:desc>
                </draw:g>
              </table:table-cell>
              <table:table-cell office:value-type="float" office:value="0.0478832005">
                <text:p>0.0478832005</text:p>
                <draw:g>
                  <svg:desc>Sheet1.F165:Sheet1.F184</svg:desc>
                </draw:g>
              </table:table-cell>
              <table:table-cell office:value-type="float" office:value="0.1075998255">
                <text:p>0.1075998255</text:p>
                <draw:g>
                  <svg:desc>Sheet1.G165:Sheet1.G184</svg:desc>
                </draw:g>
              </table:table-cell>
              <table:table-cell office:value-type="float" office:value="0.1083246035">
                <text:p>0.1083246035</text:p>
                <draw:g>
                  <svg:desc>Sheet1.H165:Sheet1.H184</svg:desc>
                </draw:g>
              </table:table-cell>
              <table:table-cell office:value-type="float" office:value="0.1083668875">
                <text:p>0.1083668875</text:p>
                <draw:g>
                  <svg:desc>Sheet1.I165:Sheet1.I1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2701117">
                <text:p>0.102701117</text:p>
              </table:table-cell>
              <table:table-cell office:value-type="float" office:value="0.088543688">
                <text:p>0.088543688</text:p>
              </table:table-cell>
              <table:table-cell office:value-type="float" office:value="0.0422240705">
                <text:p>0.0422240705</text:p>
              </table:table-cell>
              <table:table-cell office:value-type="float" office:value="0.0949607055">
                <text:p>0.0949607055</text:p>
              </table:table-cell>
              <table:table-cell office:value-type="float" office:value="0.0979786435">
                <text:p>0.0979786435</text:p>
              </table:table-cell>
              <table:table-cell office:value-type="float" office:value="0.0992856975">
                <text:p>0.0992856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1890787">
                <text:p>0.091890787</text:p>
              </table:table-cell>
              <table:table-cell office:value-type="float" office:value="0.078358128">
                <text:p>0.078358128</text:p>
              </table:table-cell>
              <table:table-cell office:value-type="float" office:value="0.0372664905">
                <text:p>0.0372664905</text:p>
              </table:table-cell>
              <table:table-cell office:value-type="float" office:value="0.0846028355">
                <text:p>0.0846028355</text:p>
              </table:table-cell>
              <table:table-cell office:value-type="float" office:value="0.0860917635">
                <text:p>0.0860917635</text:p>
              </table:table-cell>
              <table:table-cell office:value-type="float" office:value="0.0894323175">
                <text:p>0.08943231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0431827">
                <text:p>0.080431827</text:p>
              </table:table-cell>
              <table:table-cell office:value-type="float" office:value="0.064885488">
                <text:p>0.064885488</text:p>
              </table:table-cell>
              <table:table-cell office:value-type="float" office:value="0.0277245405">
                <text:p>0.0277245405</text:p>
              </table:table-cell>
              <table:table-cell office:value-type="float" office:value="0.0732163555">
                <text:p>0.0732163555</text:p>
              </table:table-cell>
              <table:table-cell office:value-type="float" office:value="0.0741902235">
                <text:p>0.0741902235</text:p>
              </table:table-cell>
              <table:table-cell office:value-type="float" office:value="0.0784959475">
                <text:p>0.07849594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7863697">
                <text:p>0.067863697</text:p>
              </table:table-cell>
              <table:table-cell office:value-type="float" office:value="0.052913138">
                <text:p>0.052913138</text:p>
              </table:table-cell>
              <table:table-cell office:value-type="float" office:value="0.0221293105">
                <text:p>0.0221293105</text:p>
              </table:table-cell>
              <table:table-cell office:value-type="float" office:value="0.0609756855">
                <text:p>0.0609756855</text:p>
              </table:table-cell>
              <table:table-cell office:value-type="float" office:value="0.0613163235">
                <text:p>0.0613163235</text:p>
              </table:table-cell>
              <table:table-cell office:value-type="float" office:value="0.0646316175">
                <text:p>0.0646316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4059597">
                <text:p>0.054059597</text:p>
              </table:table-cell>
              <table:table-cell office:value-type="float" office:value="0.039101558">
                <text:p>0.039101558</text:p>
              </table:table-cell>
              <table:table-cell office:value-type="float" office:value="0.0164759105">
                <text:p>0.0164759105</text:p>
              </table:table-cell>
              <table:table-cell office:value-type="float" office:value="0.0486606255">
                <text:p>0.0486606255</text:p>
              </table:table-cell>
              <table:table-cell office:value-type="float" office:value="0.0488341535">
                <text:p>0.0488341535</text:p>
              </table:table-cell>
              <table:table-cell office:value-type="float" office:value="0.0511322475">
                <text:p>0.05113224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7095117">
                <text:p>0.037095117</text:p>
              </table:table-cell>
              <table:table-cell office:value-type="float" office:value="0.025352808">
                <text:p>0.025352808</text:p>
              </table:table-cell>
              <table:table-cell office:value-type="float" office:value="0.0123055405">
                <text:p>0.0123055405</text:p>
              </table:table-cell>
              <table:table-cell office:value-type="float" office:value="0.0347211055">
                <text:p>0.0347211055</text:p>
              </table:table-cell>
              <table:table-cell office:value-type="float" office:value="0.0345340035">
                <text:p>0.0345340035</text:p>
              </table:table-cell>
              <table:table-cell office:value-type="float" office:value="0.0354520675">
                <text:p>0.03545206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8214857">
                <text:p>0.018214857</text:p>
              </table:table-cell>
              <table:table-cell office:value-type="float" office:value="0.010950488">
                <text:p>0.010950488</text:p>
              </table:table-cell>
              <table:table-cell office:value-type="float" office:value="0.0062771505">
                <text:p>0.0062771505</text:p>
              </table:table-cell>
              <table:table-cell office:value-type="float" office:value="0.0183124455">
                <text:p>0.0183124455</text:p>
              </table:table-cell>
              <table:table-cell office:value-type="float" office:value="0.0181808135">
                <text:p>0.0181808135</text:p>
              </table:table-cell>
              <table:table-cell office:value-type="float" office:value="0.0188871775">
                <text:p>0.01888717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149438300000002">
                <text:p>-0.00149438300000002</text:p>
              </table:table-cell>
              <table:table-cell office:value-type="float" office:value="-0.00232046199999997">
                <text:p>-0.00232046199999997</text:p>
              </table:table-cell>
              <table:table-cell office:value-type="float" office:value="0.000803770499999995">
                <text:p>0.000803770499999995</text:p>
              </table:table-cell>
              <table:table-cell office:value-type="float" office:value="0.000247475499999983">
                <text:p>0.000247475499999983</text:p>
              </table:table-cell>
              <table:table-cell office:value-type="float" office:value="0.000303673500000018">
                <text:p>0.000303673500000018</text:p>
              </table:table-cell>
              <table:table-cell office:value-type="float" office:value="-0.00043782249999999">
                <text:p>-0.0004378224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21472363">
                <text:p>-0.021472363</text:p>
              </table:table-cell>
              <table:table-cell office:value-type="float" office:value="-0.019162882">
                <text:p>-0.019162882</text:p>
              </table:table-cell>
              <table:table-cell office:value-type="float" office:value="-0.00772779950000001">
                <text:p>-0.00772779950000001</text:p>
              </table:table-cell>
              <table:table-cell office:value-type="float" office:value="-0.0182693645">
                <text:p>-0.0182693645</text:p>
              </table:table-cell>
              <table:table-cell office:value-type="float" office:value="-0.0182752365">
                <text:p>-0.0182752365</text:p>
              </table:table-cell>
              <table:table-cell office:value-type="float" office:value="-0.0189557225">
                <text:p>-0.0189557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39467623">
                <text:p>-0.039467623</text:p>
              </table:table-cell>
              <table:table-cell office:value-type="float" office:value="-0.033478352">
                <text:p>-0.033478352</text:p>
              </table:table-cell>
              <table:table-cell office:value-type="float" office:value="-0.0158441895">
                <text:p>-0.0158441895</text:p>
              </table:table-cell>
              <table:table-cell office:value-type="float" office:value="-0.0349586245">
                <text:p>-0.0349586245</text:p>
              </table:table-cell>
              <table:table-cell office:value-type="float" office:value="-0.0345747365">
                <text:p>-0.0345747365</text:p>
              </table:table-cell>
              <table:table-cell office:value-type="float" office:value="-0.0361247625">
                <text:p>-0.0361247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51116403">
                <text:p>-0.051116403</text:p>
              </table:table-cell>
              <table:table-cell office:value-type="float" office:value="-0.042924332">
                <text:p>-0.042924332</text:p>
              </table:table-cell>
              <table:table-cell office:value-type="float" office:value="-0.0201444495">
                <text:p>-0.0201444495</text:p>
              </table:table-cell>
              <table:table-cell office:value-type="float" office:value="-0.0452366145">
                <text:p>-0.0452366145</text:p>
              </table:table-cell>
              <table:table-cell office:value-type="float" office:value="-0.0459763165">
                <text:p>-0.0459763165</text:p>
              </table:table-cell>
              <table:table-cell office:value-type="float" office:value="-0.0476197425">
                <text:p>-0.04761974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54350423">
                <text:p>-0.054350423</text:p>
              </table:table-cell>
              <table:table-cell office:value-type="float" office:value="-0.043676422">
                <text:p>-0.043676422</text:p>
              </table:table-cell>
              <table:table-cell office:value-type="float" office:value="-0.0193510895">
                <text:p>-0.0193510895</text:p>
              </table:table-cell>
              <table:table-cell office:value-type="float" office:value="-0.0505955645">
                <text:p>-0.0505955645</text:p>
              </table:table-cell>
              <table:table-cell office:value-type="float" office:value="-0.0503344065">
                <text:p>-0.0503344065</text:p>
              </table:table-cell>
              <table:table-cell office:value-type="float" office:value="-0.0515608825">
                <text:p>-0.05156088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57964633">
                <text:p>-0.057964633</text:p>
              </table:table-cell>
              <table:table-cell office:value-type="float" office:value="-0.045584972">
                <text:p>-0.045584972</text:p>
              </table:table-cell>
              <table:table-cell office:value-type="float" office:value="-0.0187157095">
                <text:p>-0.0187157095</text:p>
              </table:table-cell>
              <table:table-cell office:value-type="float" office:value="-0.0516289945">
                <text:p>-0.0516289945</text:p>
              </table:table-cell>
              <table:table-cell office:value-type="float" office:value="-0.0521517665">
                <text:p>-0.0521517665</text:p>
              </table:table-cell>
              <table:table-cell office:value-type="float" office:value="-0.0538441025">
                <text:p>-0.05384410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59301403">
                <text:p>-0.059301403</text:p>
              </table:table-cell>
              <table:table-cell office:value-type="float" office:value="-0.047889702">
                <text:p>-0.047889702</text:p>
              </table:table-cell>
              <table:table-cell office:value-type="float" office:value="-0.0215279595">
                <text:p>-0.0215279595</text:p>
              </table:table-cell>
              <table:table-cell office:value-type="float" office:value="-0.0525096245">
                <text:p>-0.0525096245</text:p>
              </table:table-cell>
              <table:table-cell office:value-type="float" office:value="-0.0543258665">
                <text:p>-0.0543258665</text:p>
              </table:table-cell>
              <table:table-cell office:value-type="float" office:value="-0.0536335625">
                <text:p>-0.0536335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56822213">
                <text:p>-0.056822213</text:p>
              </table:table-cell>
              <table:table-cell office:value-type="float" office:value="-0.045103692">
                <text:p>-0.045103692</text:p>
              </table:table-cell>
              <table:table-cell office:value-type="float" office:value="-0.0197410795">
                <text:p>-0.0197410795</text:p>
              </table:table-cell>
              <table:table-cell office:value-type="float" office:value="-0.0521099245">
                <text:p>-0.0521099245</text:p>
              </table:table-cell>
              <table:table-cell office:value-type="float" office:value="-0.0551983465">
                <text:p>-0.0551983465</text:p>
              </table:table-cell>
              <table:table-cell office:value-type="float" office:value="-0.0539447925">
                <text:p>-0.05394479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55032613">
                <text:p>-0.055032613</text:p>
              </table:table-cell>
              <table:table-cell office:value-type="float" office:value="-0.043571962">
                <text:p>-0.043571962</text:p>
              </table:table-cell>
              <table:table-cell office:value-type="float" office:value="-0.0208248095">
                <text:p>-0.0208248095</text:p>
              </table:table-cell>
              <table:table-cell office:value-type="float" office:value="-0.0528117745">
                <text:p>-0.0528117745</text:p>
              </table:table-cell>
              <table:table-cell office:value-type="float" office:value="-0.0552698665">
                <text:p>-0.0552698665</text:p>
              </table:table-cell>
              <table:table-cell office:value-type="float" office:value="-0.0550394425">
                <text:p>-0.05503944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54275483">
                <text:p>-0.054275483</text:p>
              </table:table-cell>
              <table:table-cell office:value-type="float" office:value="-0.043436292">
                <text:p>-0.043436292</text:p>
              </table:table-cell>
              <table:table-cell office:value-type="float" office:value="-0.0211163295">
                <text:p>-0.0211163295</text:p>
              </table:table-cell>
              <table:table-cell office:value-type="float" office:value="-0.0553957945">
                <text:p>-0.0553957945</text:p>
              </table:table-cell>
              <table:table-cell office:value-type="float" office:value="-0.0547594365">
                <text:p>-0.0547594365</text:p>
              </table:table-cell>
              <table:table-cell office:value-type="float" office:value="-0.0560074525">
                <text:p>-0.05600745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56562643">
                <text:p>-0.056562643</text:p>
              </table:table-cell>
              <table:table-cell office:value-type="float" office:value="-0.045499032">
                <text:p>-0.045499032</text:p>
              </table:table-cell>
              <table:table-cell office:value-type="float" office:value="-0.0228429395">
                <text:p>-0.0228429395</text:p>
              </table:table-cell>
              <table:table-cell office:value-type="float" office:value="-0.0542849245">
                <text:p>-0.0542849245</text:p>
              </table:table-cell>
              <table:table-cell office:value-type="float" office:value="-0.0540910065">
                <text:p>-0.0540910065</text:p>
              </table:table-cell>
              <table:table-cell office:value-type="float" office:value="-0.0595538225">
                <text:p>-0.05955382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56499173">
                <text:p>-0.056499173</text:p>
              </table:table-cell>
              <table:table-cell office:value-type="float" office:value="-0.045840142">
                <text:p>-0.045840142</text:p>
              </table:table-cell>
              <table:table-cell office:value-type="float" office:value="-0.0252536295">
                <text:p>-0.0252536295</text:p>
              </table:table-cell>
              <table:table-cell office:value-type="float" office:value="-0.0554958545">
                <text:p>-0.0554958545</text:p>
              </table:table-cell>
              <table:table-cell office:value-type="float" office:value="-0.0547972165">
                <text:p>-0.0547972165</text:p>
              </table:table-cell>
              <table:table-cell office:value-type="float" office:value="-0.0589618525">
                <text:p>-0.05896185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51cm" svg:y="3.703cm" style:legend-expansion="high" chart:style-name="ch2"/>
        <chart:plot-area chart:style-name="ch3" table:cell-range-address="Sheet1.B89:Sheet1.D99" chart:data-source-has-labels="row" svg:x="0.32cm" svg:y="0.18cm" svg:width="13.011cm" svg:height="8.64cm">
          <chartooo:coordinate-region svg:x="1.524cm" svg:y="0.379cm" svg:width="11.62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90:Sheet1.B99" chart:label-cell-address="Sheet1.B89:Sheet1.B89" chart:class="chart:line">
            <chart:data-point chart:repeated="10"/>
          </chart:series>
          <chart:series chart:style-name="ch7" chart:values-cell-range-address="Sheet1.C90:Sheet1.C99" chart:label-cell-address="Sheet1.C89:Sheet1.C89" chart:class="chart:line">
            <chart:data-point chart:repeated="10"/>
          </chart:series>
          <chart:series chart:style-name="ch8" chart:values-cell-range-address="Sheet1.D90:Sheet1.D99" chart:label-cell-address="Sheet1.D89:Sheet1.D89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x</text:p>
                <draw:g>
                  <svg:desc>Sheet1.B89:Sheet1.B89</svg:desc>
                </draw:g>
              </table:table-cell>
              <table:table-cell office:value-type="string">
                <text:p>accely</text:p>
                <draw:g>
                  <svg:desc>Sheet1.C89:Sheet1.C89</svg:desc>
                </draw:g>
              </table:table-cell>
              <table:table-cell office:value-type="string">
                <text:p>accelz</text:p>
                <draw:g>
                  <svg:desc>Sheet1.D89:Sheet1.D8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542885900000002">
                <text:p>-0.00542885900000002</text:p>
                <draw:g>
                  <svg:desc>Sheet1.B90:Sheet1.B99</svg:desc>
                </draw:g>
              </table:table-cell>
              <table:table-cell office:value-type="float" office:value="0.00922298399999999">
                <text:p>0.00922298399999999</text:p>
                <draw:g>
                  <svg:desc>Sheet1.C90:Sheet1.C99</svg:desc>
                </draw:g>
              </table:table-cell>
              <table:table-cell office:value-type="float" office:value="0.000105776999999994">
                <text:p>0.000105776999999994</text:p>
                <draw:g>
                  <svg:desc>Sheet1.D90:Sheet1.D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77735099999999">
                <text:p>0.00777735099999999</text:p>
              </table:table-cell>
              <table:table-cell office:value-type="float" office:value="0.00739462399999999">
                <text:p>0.00739462399999999</text:p>
              </table:table-cell>
              <table:table-cell office:value-type="float" office:value="0.001498307">
                <text:p>0.0014983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415700999999977">
                <text:p>0.000415700999999977</text:p>
              </table:table-cell>
              <table:table-cell office:value-type="float" office:value="0.00466402399999999">
                <text:p>0.00466402399999999</text:p>
              </table:table-cell>
              <table:table-cell office:value-type="float" office:value="-0.00725796300000001">
                <text:p>-0.007257963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489247099999998">
                <text:p>0.00489247099999998</text:p>
              </table:table-cell>
              <table:table-cell office:value-type="float" office:value="0.000647933999999989">
                <text:p>0.000647933999999989</text:p>
              </table:table-cell>
              <table:table-cell office:value-type="float" office:value="-0.002326883">
                <text:p>-0.0023268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913600900000001">
                <text:p>-0.00913600900000001</text:p>
              </table:table-cell>
              <table:table-cell office:value-type="float" office:value="-0.00665666600000002">
                <text:p>-0.00665666600000002</text:p>
              </table:table-cell>
              <table:table-cell office:value-type="float" office:value="0.003066897">
                <text:p>0.0030668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50250099999998">
                <text:p>0.00250250099999998</text:p>
              </table:table-cell>
              <table:table-cell office:value-type="float" office:value="-0.00841982600000002">
                <text:p>-0.00841982600000002</text:p>
              </table:table-cell>
              <table:table-cell office:value-type="float" office:value="0.00177810699999999">
                <text:p>0.00177810699999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32255099999998">
                <text:p>0.00232255099999998</text:p>
              </table:table-cell>
              <table:table-cell office:value-type="float" office:value="-0.00584640600000001">
                <text:p>-0.00584640600000001</text:p>
              </table:table-cell>
              <table:table-cell office:value-type="float" office:value="-0.000991303000000006">
                <text:p>-0.0009913030000000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332068900000002">
                <text:p>-0.00332068900000002</text:p>
              </table:table-cell>
              <table:table-cell office:value-type="float" office:value="0.00799796399999998">
                <text:p>0.00799796399999998</text:p>
              </table:table-cell>
              <table:table-cell office:value-type="float" office:value="-0.001972003">
                <text:p>-0.0019720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300433900000002">
                <text:p>-0.00300433900000002</text:p>
              </table:table-cell>
              <table:table-cell office:value-type="float" office:value="-0.00670492600000001">
                <text:p>-0.00670492600000001</text:p>
              </table:table-cell>
              <table:table-cell office:value-type="float" office:value="0.009237417">
                <text:p>0.0092374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297932099999999">
                <text:p>0.00297932099999999</text:p>
              </table:table-cell>
              <table:table-cell office:value-type="float" office:value="-0.00229970600000001">
                <text:p>-0.00229970600000001</text:p>
              </table:table-cell>
              <table:table-cell office:value-type="float" office:value="-0.003138353">
                <text:p>-0.00313835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